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-color="#414363" draw:textarea-horizontal-align="justify" draw:textarea-vertical-align="middle" draw:auto-grow-height="false" fo:min-height="20.818cm" fo:min-width="27.546cm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414363" loext:fill-use-slide-background="false" draw:textarea-horizontal-align="justify" draw:textarea-vertical-align="middle" draw:auto-grow-height="false" fo:min-height="9.91cm" fo:min-width="21.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414363" draw:textarea-horizontal-align="justify" draw:textarea-vertical-align="middle" draw:auto-grow-height="false" fo:min-height="1.655cm" fo:min-width="27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82cm"/>
      <style:paragraph-properties style:writing-mode="lr-tb"/>
    </style:style>
    <style:style style:name="gr6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1.02cm" fo:min-width="3.83cm"/>
      <style:paragraph-properties style:writing-mode="lr-tb"/>
    </style:style>
    <style:style style:name="gr7" style:family="graphic" style:parent-style-name="objectwithoutfill">
      <style:graphic-properties draw:marker-start="Arrowheads_20_7"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start="Arrowheads_20_7" draw:marker-end="Arrowheads_20_8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0.452cm" fo:min-width="1.83cm"/>
      <style:paragraph-properties style:writing-mode="lr-tb"/>
    </style:style>
    <style:style style:name="gr11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0.452cm" fo:min-width="0.83cm"/>
      <style:paragraph-properties style:writing-mode="lr-tb"/>
    </style:style>
    <style:style style:name="gr12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0.452cm" fo:min-width="1.09cm"/>
      <style:paragraph-properties style:writing-mode="lr-tb"/>
    </style:style>
    <style:style style:name="gr13" style:family="graphic" style:parent-style-name="standard">
      <style:graphic-properties draw:fill="solid" draw:fill-color="#dddddd" loext:fill-use-slide-background="false" draw:textarea-horizontal-align="justify" draw:textarea-vertical-align="middle" draw:auto-grow-height="false" fo:min-height="0.452cm" fo:min-width="0.56cm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3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objectwithoutfill">
      <style:graphic-properties draw:marker-end="Arrowheads_20_17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objectwithoutfill">
      <style:graphic-properties draw:marker-end="Arrowheads_20_26" draw:marker-end-width="0.3cm" draw:fill="none" draw:textarea-vertical-align="middle"/>
    </style:style>
    <style:style style:name="gr31" style:family="graphic" style:parent-style-name="objectwithoutfill">
      <style:graphic-properties draw:marker-end="Arrowheads_20_27" draw:marker-end-width="0.3cm" draw:fill="none" draw:textarea-vertical-align="middle"/>
    </style:style>
    <style:style style:name="gr32" style:family="graphic" style:parent-style-name="objectwithoutfill">
      <style:graphic-properties draw:marker-end="Arrowheads_20_28" draw:marker-end-width="0.3cm" draw:fill="none" draw:textarea-vertical-align="middle"/>
    </style:style>
    <style:style style:name="gr33" style:family="graphic" style:parent-style-name="objectwithoutfill">
      <style:graphic-properties draw:marker-end="Arrowheads_20_29" draw:marker-end-width="0.3cm" draw:fill="none" draw:textarea-vertical-align="middle"/>
    </style:style>
    <style:style style:name="gr34" style:family="graphic" style:parent-style-name="objectwithoutfill">
      <style:graphic-properties draw:marker-end="Arrowheads_20_30" draw:marker-end-width="0.3cm" draw:fill="none" draw:textarea-vertical-align="middle"/>
    </style:style>
    <style:style style:name="gr35" style:family="graphic" style:parent-style-name="standard">
      <style:graphic-properties draw:stroke="solid" svg:stroke-color="#000000" draw:fill="solid" draw:fill-color="#fffbea" draw:auto-grow-height="true" draw:auto-grow-width="false" fo:max-height="0cm" fo:min-height="2.90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48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92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48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0" style:family="graphic" style:parent-style-name="standard">
      <style:graphic-properties draw:stroke="solid" svg:stroke-color="#000000" draw:fill="solid" draw:fill-color="#fffbea" draw:auto-grow-height="true" draw:auto-grow-width="false" fo:max-height="0cm" fo:min-height="7.371cm"/>
      <style:paragraph-properties style:writing-mode="lr-tb"/>
    </style:style>
    <style:style style:name="gr41" style:family="graphic" style:parent-style-name="standard">
      <style:graphic-properties draw:stroke="solid" svg:stroke-color="#000000" draw:fill="solid" draw:fill-color="#dee6ef" draw:auto-grow-height="true" draw:auto-grow-width="false" fo:max-height="0cm" fo:min-height="4.307cm"/>
      <style:paragraph-properties style:writing-mode="lr-tb"/>
    </style:style>
    <style:style style:name="gr42" style:family="graphic" style:parent-style-name="standard">
      <style:graphic-properties draw:stroke="solid" svg:stroke-color="#000000" draw:fill="solid" draw:fill-color="#dee6ef" draw:auto-grow-height="true" draw:auto-grow-width="false" fo:max-height="0cm" fo:min-height="1.32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bea" loext:fill-use-slide-background="false" draw:auto-grow-height="true" draw:auto-grow-width="false" fo:max-height="0cm" fo:min-height="0.454cm"/>
      <style:paragraph-properties style:writing-mode="lr-tb"/>
    </style:style>
    <style:style style:name="gr44" style:family="graphic" style:parent-style-name="standard">
      <style:graphic-properties draw:stroke="solid" svg:stroke-color="#000000" draw:fill="solid" draw:fill-color="#fffbea" draw:auto-grow-height="true" draw:auto-grow-width="false" fo:max-height="0cm" fo:min-height="0.412cm"/>
      <style:paragraph-properties style:writing-mode="lr-tb"/>
    </style:style>
    <style:style style:name="gr45" style:family="graphic" style:parent-style-name="standard">
      <style:graphic-properties draw:stroke="solid" svg:stroke-color="#000000" draw:fill="solid" draw:fill-color="#dee6ef" draw:auto-grow-height="true" draw:auto-grow-width="false" fo:max-height="0cm" fo:min-height="0.412cm"/>
      <style:paragraph-properties style:writing-mode="lr-tb"/>
    </style:style>
    <style:style style:name="gr46" style:family="graphic" style:parent-style-name="standard">
      <style:graphic-properties draw:stroke="dash" draw:stroke-dash="Dash" svg:stroke-linecap="butt" draw:fill="none" loext:fill-use-slide-background="false" draw:textarea-horizontal-align="justify" draw:textarea-vertical-align="middle" draw:auto-grow-height="false" fo:min-height="1.9cm" fo:min-width="2.07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  <style:paragraph-properties style:writing-mode="lr-tb"/>
    </style:style>
    <style:style style:name="gr48" style:family="graphic" style:parent-style-name="standard">
      <style:graphic-properties draw:marker-start="Arrowheads_20_34" draw:marker-start-width="0.3cm" draw:marker-end="Arrowheads_20_35" draw:marker-end-width="0.3cm" draw:textarea-vertical-align="middl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2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22cm"/>
      <style:paragraph-properties style:writing-mode="lr-tb"/>
    </style:style>
    <style:style style:name="gr51" style:family="graphic" style:parent-style-name="standard">
      <style:graphic-properties draw:stroke="solid" svg:stroke-color="#cccccc" draw:fill="none" draw:fill-color="#729fcf" loext:fill-use-slide-background="false" draw:textarea-horizontal-align="justify" draw:textarea-vertical-align="middle" draw:auto-grow-height="false" fo:min-height="0.385cm" fo:min-width="1.405cm"/>
      <style:paragraph-properties style:writing-mode="lr-tb"/>
    </style:style>
    <style:style style:name="gr52" style:family="graphic" style:parent-style-name="objectwithoutfill">
      <style:graphic-properties svg:stroke-color="#cccccc" draw:marker-end="Arrowheads_20_33" draw:marker-end-width="0.3cm" draw:fill="none" draw:textarea-vertical-align="middle"/>
    </style:style>
    <style:style style:name="gr53" style:family="graphic" style:parent-style-name="standard">
      <style:graphic-properties draw:stroke="none" svg:stroke-color="#cccccc" draw:fill="none" draw:fill-color="#729fcf" loext:fill-use-slide-background="false" draw:textarea-horizontal-align="justify" draw:textarea-vertical-align="middle" draw:auto-grow-height="false" fo:min-height="0.385cm" fo:min-width="0.64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22cm"/>
      <style:paragraph-properties style:writing-mode="lr-tb"/>
    </style:style>
    <style:style style:name="gr55" style:family="graphic" style:parent-style-name="standard">
      <style:graphic-properties draw:stroke="solid" svg:stroke-color="#000000" draw:fill="solid" draw:fill-color="#fffbea" draw:auto-grow-height="true" draw:auto-grow-width="false" fo:max-height="0cm" fo:min-height="9.211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22cm"/>
      <style:paragraph-properties style:writing-mode="lr-tb"/>
    </style:style>
    <style:style style:name="gr57" style:family="graphic" style:parent-style-name="standard">
      <style:graphic-properties draw:stroke="solid" svg:stroke-color="#000000" draw:fill="solid" draw:fill-color="#dee6ef" draw:auto-grow-height="true" draw:auto-grow-width="false" fo:max-height="0cm" fo:min-height="3.903cm"/>
      <style:paragraph-properties style:writing-mode="lr-tb"/>
    </style:style>
    <style:style style:name="gr58" style:family="graphic" style:parent-style-name="standard">
      <style:graphic-properties draw:stroke="solid" svg:stroke-color="#000000" draw:fill="solid" draw:fill-color="#eeeeee" draw:auto-grow-height="true" draw:auto-grow-width="false" fo:max-height="0cm" fo:min-height="0.646cm"/>
      <style:paragraph-properties style:writing-mode="lr-tb"/>
    </style:style>
    <style:style style:name="gr59" style:family="graphic" style:parent-style-name="standard">
      <style:graphic-properties draw:stroke="solid" svg:stroke-color="#000000" draw:fill="solid" draw:fill-color="#dee6ef" draw:auto-grow-height="true" draw:auto-grow-width="false" fo:max-height="0cm" fo:min-height="4.2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9.211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22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22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22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254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254cm"/>
      <style:paragraph-properties style:writing-mode="lr-tb"/>
    </style:style>
    <style:style style:name="gr66" style:family="graphic" style:parent-style-name="standard">
      <style:graphic-properties draw:stroke="solid" svg:stroke-color="#000000" draw:fill="solid" draw:fill-color="#fffbea" draw:auto-grow-height="true" draw:auto-grow-width="false" fo:max-height="0cm" fo:min-height="7.772cm"/>
      <style:paragraph-properties style:writing-mode="lr-tb"/>
    </style:style>
    <style:style style:name="gr67" style:family="graphic" style:parent-style-name="standard">
      <style:graphic-properties draw:stroke="solid" svg:stroke-color="#000000" draw:fill="solid" draw:fill-color="#dee6ef" draw:auto-grow-height="true" draw:auto-grow-width="false" fo:max-height="0cm" fo:min-height="8.749cm"/>
      <style:paragraph-properties style:writing-mode="lr-tb"/>
    </style:style>
    <style:style style:name="gr68" style:family="graphic" style:parent-style-name="standard">
      <style:graphic-properties draw:stroke="solid" svg:stroke-color="#000000" draw:fill="none" draw:fill-color="#ffffff" draw:auto-grow-height="true" draw:auto-grow-width="false" fo:max-height="0cm" fo:min-height="8.749cm"/>
      <style:paragraph-properties style:writing-mode="lr-tb"/>
    </style:style>
    <style:style style:name="gr69" style:family="graphic" style:parent-style-name="standard">
      <style:graphic-properties draw:stroke="solid" svg:stroke-color="#000000" draw:fill="none" draw:fill-color="#ffffff" draw:auto-grow-height="true" draw:auto-grow-width="false" fo:max-height="0cm" fo:min-height="7.772cm"/>
      <style:paragraph-properties style:writing-mode="lr-tb"/>
    </style:style>
    <style:style style:name="gr70" style:family="graphic" style:parent-style-name="standard">
      <style:graphic-properties draw:stroke="solid" svg:stroke-color="#000000" draw:fill="solid" draw:fill-color="#dee6ef" draw:auto-grow-height="true" draw:auto-grow-width="false" fo:max-height="0cm" fo:min-height="8.608cm"/>
      <style:paragraph-properties style:writing-mode="lr-tb"/>
    </style:style>
    <style:style style:name="gr71" style:family="graphic" style:parent-style-name="standard">
      <style:graphic-properties draw:stroke="solid" svg:stroke-color="#000000" draw:fill="none" draw:fill-color="#ffffff" draw:auto-grow-height="true" draw:auto-grow-width="false" fo:max-height="0cm" fo:min-height="8.608cm"/>
      <style:paragraph-properties style:writing-mode="lr-tb"/>
    </style:style>
    <style:style style:name="gr72" style:family="graphic" style:parent-style-name="standard">
      <style:graphic-properties draw:stroke="none" draw:fill="solid" draw:fill-color="#ffffff" fo:min-height="0.412cm"/>
      <style:paragraph-properties style:writing-mode="lr-tb"/>
    </style:style>
    <style:style style:name="gr73" style:family="graphic" style:parent-style-name="objectwithoutfill">
      <style:graphic-properties draw:stroke="dash" draw:stroke-dash="Dash_20__28_Rounded_29_" svg:stroke-color="#333333" draw:marker-start="" draw:marker-end="" draw:marker-end-width="0.3cm" svg:stroke-linecap="round" draw:fill="none" draw:textarea-vertical-align="middle"/>
    </style:style>
    <style:style style:name="gr74" style:family="graphic" style:parent-style-name="objectwithoutfill">
      <style:graphic-properties draw:stroke="dash" draw:stroke-dash="Dash_20__28_Rounded_29_" svg:stroke-color="#333333" draw:marker-end="Arrowheads_20_31" draw:marker-end-width="0.3cm" svg:stroke-linecap="round" draw:fill="none" draw:textarea-vertical-align="middle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25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size="18pt" fo:font-weight="normal" style:font-weight-asian="normal" style:font-weight-complex="normal"/>
    </style:style>
    <style:style style:name="P3" style:family="paragraph">
      <loext:graphic-properties draw:fill="none" draw:fill-color="#414363"/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loext:color-lum-mod="100%" loext:color-lum-off="0%" fo:font-size="18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 style:writing-mode="lr-tb"/>
      <style:text-properties fo:color="#eeeeee" loext:opacity="100%" fo:font-weight="bold"/>
    </style:style>
    <style:style style:name="P6" style:family="paragraph">
      <loext:graphic-properties draw:fill-color="#414363"/>
      <style:paragraph-properties fo:text-align="center" style:writing-mode="lr-tb"/>
      <style:text-properties fo:color="#eeeeee" loext:opacity="100%" loext:color-lum-mod="100%" loext:color-lum-off="0%" fo:font-weight="bold"/>
    </style:style>
    <style:style style:name="P7" style:family="paragraph">
      <style:paragraph-properties fo:margin-left="0cm" fo:margin-right="0cm" fo:margin-top="0.457cm" fo:margin-bottom="0.203cm" fo:line-height="100%" fo:text-indent="0cm"/>
    </style:style>
    <style:style style:name="P8" style:family="paragraph">
      <style:paragraph-properties fo:margin-left="0cm" fo:margin-right="0cm" fo:margin-top="0.352cm" fo:margin-bottom="0.2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10" style:family="paragraph">
      <style:paragraph-properties fo:text-align="center" style:writing-mode="lr-tb"/>
      <style:text-properties style:font-name="DejaVu Sans Mono" fo:font-weight="bold" style:font-weight-asian="bold" style:font-weight-complex="bold"/>
    </style:style>
    <style:style style:name="P11" style:family="paragraph">
      <loext:graphic-properties draw:fill="solid" draw:fill-color="#dddddd"/>
      <style:paragraph-properties fo:text-align="center" style:writing-mode="lr-tb"/>
      <style:text-properties style:font-name="DejaVu Sans Mono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P15" style:family="paragraph">
      <loext:graphic-properties draw:fill="solid" draw:fill-color="#dddddd"/>
      <style:paragraph-properties fo:text-align="center" style:writing-mode="lr-tb"/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text-align="center" style:writing-mode="lr-tb"/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solid" draw:fill-color="#dddddd"/>
      <style:paragraph-properties fo:text-align="center" style:writing-mode="lr-tb"/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text-align="center" style:writing-mode="lr-tb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P19" style:family="paragraph">
      <loext:graphic-properties draw:fill="solid" draw:fill-color="#dddddd"/>
      <style:paragraph-properties fo:text-align="center" style:writing-mode="lr-tb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eeeee" loext:opacity="100%" fo:font-weight="bold"/>
    </style:style>
    <style:style style:name="P22" style:family="paragraph">
      <style:paragraph-properties style:text-autospace="none"/>
    </style:style>
    <style:style style:name="P23" style:family="paragraph">
      <style:paragraph-properties fo:margin-left="0cm" fo:margin-right="0cm" fo:margin-top="0cm" fo:margin-bottom="0cm" fo:line-height="100%" fo:text-indent="0cm" style:text-autospace="none"/>
    </style:style>
    <style:style style:name="P24" style:family="paragraph">
      <loext:graphic-properties draw:fill="solid" draw:fill-color="#fffbea"/>
      <style:paragraph-properties style:text-autospace="none" style:writing-mode="lr-tb"/>
      <style:text-properties fo:color="#000000" loext:opacity="100%" loext:color-lum-mod="100%" loext:color-lum-off="0%" style:font-name="DejaVu Sans Mono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25" style:family="paragraph">
      <loext:graphic-properties draw:fill="solid" draw:fill-color="#fffbea"/>
      <style:paragraph-properties fo:margin-left="0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DejaVu Sans Mono" fo:font-size="14pt" fo:font-weight="normal" style:font-name-asian="Monospace" style:font-size-asian="14pt" style:font-weight-asian="normal" style:font-name-complex="Monospace" style:font-size-complex="14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.457cm" fo:margin-bottom="0.203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bea"/>
      <style:paragraph-properties style:text-autospace="none" style:writing-mode="lr-tb"/>
      <style:text-properties fo:color="#000000" loext:opacity="100%" loext:color-lum-mod="100%" loext:color-lum-off="0%" style:font-name="DejaVu Sans Mono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28" style:family="paragraph">
      <style:paragraph-properties fo:text-align="center" style:text-autospace="none"/>
    </style:style>
    <style:style style:name="P29" style:family="paragraph">
      <loext:graphic-properties draw:fill="solid" draw:fill-color="#dee6ef"/>
      <style:paragraph-properties style:text-autospace="none" style:writing-mode="lr-tb"/>
      <style:text-properties fo:color="#000000" loext:opacity="100%" loext:color-lum-mod="100%" loext:color-lum-off="0%" style:font-name="DejaVu Sans Mono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31" style:family="paragraph">
      <loext:graphic-properties draw:fill="solid" draw:fill-color="#dee6ef"/>
      <style:paragraph-properties fo:margin-left="0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DejaVu Sans Mono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32" style:family="paragraph">
      <style:paragraph-properties fo:margin-left="0.102cm" fo:margin-right="0cm" fo:margin-top="0cm" fo:margin-bottom="0cm" fo:line-height="100%" fo:text-indent="0cm" style:text-autospace="none"/>
    </style:style>
    <style:style style:name="P33" style:family="paragraph">
      <style:paragraph-properties fo:margin-left="0.102cm" fo:margin-right="0cm" fo:text-indent="0cm" style:text-autospace="none"/>
    </style:style>
    <style:style style:name="P34" style:family="paragraph">
      <loext:graphic-properties draw:fill="solid" draw:fill-color="#dee6ef"/>
      <style:paragraph-properties fo:margin-left="0.102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DejaVu Sans Mono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35" style:family="paragraph">
      <loext:graphic-properties draw:fill="none" draw:fill-color="#fffbea"/>
      <style:paragraph-properties fo:text-align="center" style:text-autospace="none" style:writing-mode="lr-tb"/>
      <style:text-properties fo:color="#000000" loext:opacity="100%" loext:color-lum-mod="100%" loext:color-lum-off="0%" style:font-name="DejaVu Sans Mono" fo:font-size="13pt" fo:font-weight="normal" style:font-name-asian="Monospace" style:font-size-asian="13pt" style:font-weight-asian="normal" style:font-name-complex="Monospace" style:font-size-complex="13pt" style:font-weight-complex="normal"/>
    </style:style>
    <style:style style:name="P36" style:family="paragraph">
      <loext:graphic-properties draw:fill="solid" draw:fill-color="#fffbea"/>
      <style:paragraph-properties fo:text-align="center" style:text-autospace="none" style:writing-mode="lr-tb"/>
      <style:text-properties fo:color="#000000" loext:opacity="100%" loext:color-lum-mod="100%" loext:color-lum-off="0%" style:font-name="DejaVu Sans Mono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37" style:family="paragraph">
      <loext:graphic-properties draw:fill="solid" draw:fill-color="#dee6ef"/>
      <style:paragraph-properties fo:text-align="center" style:text-autospace="none" style:writing-mode="lr-tb"/>
      <style:text-properties fo:color="#000000" loext:opacity="100%" loext:color-lum-mod="100%" loext:color-lum-off="0%" style:font-name="DejaVu Sans Mono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dddddd" loext:opacity="100%" loext:color-lum-mod="100%" loext:color-lum-off="0%" style:font-name="DejaVu Sans Mono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9" style:family="paragraph">
      <style:paragraph-properties fo:text-align="center" style:writing-mode="lr-tb"/>
      <style:text-properties fo:font-size="16pt" style:font-size-asian="16pt" style:font-size-complex="16pt"/>
    </style:style>
    <style:style style:name="P40" style:family="paragraph">
      <loext:graphic-properties draw:fill="none" draw:fill-color="#729fcf"/>
      <style:paragraph-properties fo:text-align="center" style:writing-mode="lr-tb"/>
      <style:text-properties fo:font-size="16pt" style:font-size-asian="16pt" style:font-size-complex="16pt"/>
    </style:style>
    <style:style style:name="P41" style:family="paragraph">
      <loext:graphic-properties draw:fill="solid" draw:fill-color="#fffbea"/>
      <style:paragraph-properties style:text-autospace="none" style:writing-mode="lr-tb"/>
      <style:text-properties fo:color="#000000" loext:opacity="100%" loext:color-lum-mod="100%" loext:color-lum-off="0%" style:font-name="DejaVu Sans Mono" fo:font-size="15pt" fo:font-weight="normal" style:font-name-asian="Monospace" style:font-size-asian="15pt" style:font-weight-asian="normal" style:font-name-complex="Monospace" style:font-size-complex="15pt" style:font-weight-complex="normal"/>
    </style:style>
    <style:style style:name="P42" style:family="paragraph">
      <loext:graphic-properties draw:fill="solid" draw:fill-color="#eeeeee"/>
      <style:paragraph-properties fo:text-align="center" style:text-autospace="none" style:writing-mode="lr-tb"/>
      <style:text-properties fo:color="#1e6a39" loext:opacity="100%" loext:color-lum-mod="100%" loext:color-lum-off="0%" style:font-name="DejaVu Sans Mono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43" style:family="paragraph">
      <loext:graphic-properties draw:fill="solid" draw:fill-color="#eeeeee"/>
      <style:paragraph-properties fo:text-align="center" style:text-autospace="none" style:writing-mode="lr-tb"/>
      <style:text-properties fo:color="#000000" loext:opacity="100%" loext:color-lum-mod="100%" loext:color-lum-off="0%" style:font-name="DejaVu Sans Mono" fo:font-size="16pt" fo:font-weight="normal" style:font-name-asian="Monospace" style:font-size-asian="16pt" style:font-weight-asian="normal" style:font-name-complex="Monospace" style:font-size-complex="16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dddddd" loext:opacity="100%" loext:color-lum-mod="100%" loext:color-lum-off="0%" style:font-name="DejaVu Sans Mono" fo:font-size="15pt" fo:font-weight="normal" style:font-name-asian="Monospace" style:font-size-asian="15pt" style:font-weight-asian="normal" style:font-name-complex="Monospace" style:font-size-complex="15pt" style:font-weight-complex="normal"/>
    </style:style>
    <style:style style:name="P45" style:family="paragraph">
      <loext:graphic-properties draw:fill="solid" draw:fill-color="#dee6ef"/>
      <style:paragraph-properties style:text-autospace="none" style:writing-mode="lr-tb"/>
      <style:text-properties fo:color="#000000" loext:opacity="100%" loext:color-lum-mod="100%" loext:color-lum-off="0%" style:font-name="DejaVu Sans Mono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style:paragraph-properties fo:margin-left="0.102cm" fo:margin-right="0cm" fo:margin-top="0.1cm" fo:margin-bottom="0.1cm" fo:line-height="100%" fo:text-indent="0cm" style:text-autospace="none"/>
    </style:style>
    <style:style style:name="P48" style:family="paragraph">
      <style:paragraph-properties fo:margin-left="0.102cm" fo:margin-right="0cm" fo:margin-top="0.1cm" fo:margin-bottom="0.1cm" fo:line-height="100%" fo:text-indent="0cm"/>
    </style:style>
    <style:style style:name="P49" style:family="paragraph">
      <loext:graphic-properties draw:fill="solid" draw:fill-color="#fffbea"/>
      <style:paragraph-properties fo:margin-left="0.102cm" fo:margin-right="0cm" fo:text-indent="0cm" style:text-autospace="none" style:writing-mode="lr-tb"/>
      <style:text-properties fo:color="#000000" loext:opacity="100%" loext:color-lum-mod="100%" loext:color-lum-off="0%" style:font-name="DejaVu Sans Mono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50" style:family="paragraph">
      <loext:graphic-properties draw:fill="solid" draw:fill-color="#dee6ef"/>
      <style:paragraph-properties fo:margin-left="0.102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DejaVu Sans Mono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51" style:family="paragraph">
      <style:paragraph-properties fo:margin-left="0cm" fo:margin-right="0cm" fo:margin-top="0.1cm" fo:margin-bottom="0.1cm" fo:line-height="100%" fo:text-indent="0cm" style:text-autospace="none"/>
    </style:style>
    <style:style style:name="P52" style:family="paragraph">
      <loext:graphic-properties draw:fill="none" draw:fill-color="#ffffff"/>
      <style:paragraph-properties style:text-autospace="none" style:writing-mode="lr-tb"/>
      <style:text-properties fo:color="#b2b2b2" loext:opacity="100%" loext:color-lum-mod="100%" loext:color-lum-off="0%" style:font-name="DejaVu Sans Mono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53" style:family="paragraph">
      <style:paragraph-properties fo:margin-left="0.102cm" fo:margin-right="0cm" fo:text-indent="0cm"/>
    </style:style>
    <style:style style:name="P54" style:family="paragraph">
      <loext:graphic-properties draw:fill="solid" draw:fill-color="#ffffff"/>
      <style:paragraph-properties fo:text-align="center" style:writing-mode="lr-tb"/>
      <style:text-properties fo:color="#000000" loext:opacity="100%" loext:color-lum-mod="100%" loext:color-lum-off="0%" fo:font-size="15pt" style:font-size-asian="15pt" style:font-size-complex="15pt"/>
    </style:style>
    <style:style style:name="T1" style:family="text">
      <style:text-properties fo:color="#b2b2b2" loext:opacity="100%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ffffff" loext:opacity="100%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eeeeee" loext:opacity="100%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cccccc" loext:opacity="100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eeeeee" loext:opacity="100%" fo:font-size="32pt" fo:font-weight="bold" style:font-size-asian="32pt" style:font-size-complex="32pt"/>
    </style:style>
    <style:style style:name="T6" style:family="text">
      <style:text-properties fo:color="#414363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1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1" style:font-size-asian="21pt" style:font-style-asian="normal" style:font-weight-asian="normal" style:font-name-complex="Droid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weight="bold" style:font-weight-asian="bold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font-name="DejaVu Sans Mono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Mono" fo:font-size="7pt" fo:font-weight="normal" style:font-size-asian="7pt" style:font-weight-asian="normal" style:font-size-complex="7pt" style:font-weight-complex="normal"/>
    </style:style>
    <style:style style:name="T1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1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69a2e" loext:opacity="100%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style:font-name-asian="Monospace" style:font-size-asian="14pt" style:font-style-asian="normal" style:font-weight-asian="bold" style:font-name-complex="Monospace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414363" loext:opacity="100%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1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14363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1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e6a39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ea7500" loext:opacity="100%" style:text-outline="false" style:text-line-through-style="none" style:text-line-through-type="none" style:font-name="DejaVu Sans Mono" fo:font-size="18pt" fo:font-style="normal" fo:text-shadow="none" style:text-underline-style="none" fo:font-weight="bold" style:letter-kerning="true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Monospace" style:font-size-asian="11pt" style:font-style-asian="normal" style:font-weight-asian="bold" style:font-name-complex="Monospace" style:font-size-complex="11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Monospace" style:font-size-asian="8pt" style:font-style-asian="normal" style:font-weight-asian="normal" style:font-name-complex="Monospace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dddddd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Monospace" style:font-size-asian="15pt" style:font-style-asian="normal" style:font-weight-asian="normal" style:font-name-complex="Monospac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e6a39" loext:opacity="100%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Monospace" style:font-size-asian="15pt" style:font-style-asian="normal" style:font-weight-asian="normal" style:font-name-complex="Monospac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Monospace" style:font-size-asian="15pt" style:font-style-asian="normal" style:font-weight-asian="normal" style:font-name-complex="Monospac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a7500" loext:opacity="100%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.5pt" fo:font-style="normal" fo:text-shadow="none" style:text-underline-style="none" fo:font-weight="bold" style:letter-kerning="true" style:font-name-asian="Monospace" style:font-size-asian="10.5pt" style:font-style-asian="normal" style:font-weight-asian="bold" style:font-name-complex="Monospace" style:font-size-complex="10.5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Monospace" style:font-size-asian="10.5pt" style:font-style-asian="normal" style:font-weight-asian="normal" style:font-name-complex="Monospac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dddddd" loext:opacity="100%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Monospace" style:font-size-asian="15pt" style:font-style-asian="normal" style:font-weight-asian="normal" style:font-name-complex="Monospace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style:font-name-asian="Noto Sans1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1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e6a39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5032" loext:opacity="100%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Monospace" style:font-size-asian="11pt" style:font-style-asian="normal" style:font-weight-asian="normal" style:font-name-complex="Monospace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046cm" svg:height="21.068cm" svg:x="0cm" svg:y="-0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1.65cm" svg:height="10.16cm" svg:x="3.35cm" svg:y="5cm">
          <text:p text:style-name="P2"><text:span text:style-name="T1"/></text:p>
          <text:p text:style-name="P2"><text:span text:style-name="T1"/></text:p>
          <text:p text:style-name="P2"><text:span text:style-name="T2">BPL</text:span><text:span text:style-name="T3"><text:line-break/></text:span><text:span text:style-name="T3"/></text:p>
          <text:p text:style-name="P2"><text:span text:style-name="T4">Parallelization </text:span></text:p>
          <text:p text:style-name="P2"><text:span text:style-name="T4">and data split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T</text:span><text:span text:style-name="T5">a</text:span><text:span text:style-name="T5">s</text:span><text:span text:style-name="T5">k </text:span><text:span text:style-name="T5">U</text:span><text:span text:style-name="T5">n</text:span><text:span text:style-name="T5">it</text:span><text:span text:style-name="T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26.035cm" svg:height="10.332cm" svg:x="1.271cm" svg:y="3.177cm">
          <draw:text-box>
            <text:p><text:span text:style-name="T6">T</text:span><text:span text:style-name="T6">a</text:span><text:span text:style-name="T6">s</text:span><text:span text:style-name="T6">k </text:span><text:span text:style-name="T6">U</text:span><text:span text:style-name="T6">n</text:span><text:span text:style-name="T6">it</text:span></text:p>
            <text:list text:style-name="L1">
              <text:list-item>
                <text:list>
                  <text:list-item>
                    <text:p text:style-name="P7"><text:span text:style-name="T7">S</text:span><text:span text:style-name="T7">o</text:span><text:span text:style-name="T7">m</text:span><text:span text:style-name="T7">e</text:span><text:span text:style-name="T7">t</text:span><text:span text:style-name="T7">h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e</text:span><text:span text:style-name="T7"> </text:span><text:span text:style-name="T7">s</text:span><text:span text:style-name="T7">o</text:span><text:span text:style-name="T7">m</text:span><text:span text:style-name="T7">e</text:span><text:span text:style-name="T7"> </text:span><text:span text:style-name="T7">t</text:span><text:span text:style-name="T7">a</text:span><text:span text:style-name="T7">s</text:span><text:span text:style-name="T7">k</text:span></text:p>
                  </text:list-item>
                </text:list>
              </text:list-item>
            </text:list>
            <text:p><text:span text:style-name="T7"/></text:p>
            <text:p><text:span text:style-name="T6">D</text:span><text:span text:style-name="T6">if</text:span><text:span text:style-name="T6">f</text:span><text:span text:style-name="T6">e</text:span><text:span text:style-name="T6">r</text:span><text:span text:style-name="T6">e</text:span><text:span text:style-name="T6">n</text:span><text:span text:style-name="T6">t </text:span><text:span text:style-name="T6">l</text:span><text:span text:style-name="T6">e</text:span><text:span text:style-name="T6">v</text:span><text:span text:style-name="T6">e</text:span><text:span text:style-name="T6">l</text:span><text:span text:style-name="T6">s </text:span><text:span text:style-name="T6">o</text:span><text:span text:style-name="T6">n </text:span><text:span text:style-name="T6">U</text:span><text:span text:style-name="T6">P</text:span><text:span text:style-name="T6">M</text:span><text:span text:style-name="T6">E</text:span><text:span text:style-name="T6">M</text:span><text:span text:style-name="T6"> </text:span><text:span text:style-name="T6">a</text:span><text:span text:style-name="T6">r</text:span><text:span text:style-name="T6">c</text:span><text:span text:style-name="T6">h</text:span><text:span text:style-name="T6">i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/text:p>
            <text:list text:continue-numbering="true" text:style-name="L1">
              <text:list-item>
                <text:list>
                  <text:list-item>
                    <text:p text:style-name="P7"><text:span text:style-name="T7">R</text:span><text:span text:style-name="T7">a</text:span><text:span text:style-name="T7">n</text:span><text:span text:style-name="T7">k</text:span></text:p>
                  </text:list-item>
                  <text:list-item>
                    <text:p text:style-name="P7"><text:span text:style-name="T7">D</text:span><text:span text:style-name="T7">P</text:span><text:span text:style-name="T7">U</text:span></text:p>
                  </text:list-item>
                  <text:list-item>
                    <text:p text:style-name="P7"><text:span text:style-name="T7">T</text:span><text:span text:style-name="T7">a</text:span><text:span text:style-name="T7">s</text:span><text:span text:style-name="T7">k</text:span><text:span text:style-name="T7">l</text:span><text:span text:style-name="T7">e</text:span><text:span text:style-name="T7">t</text:span></text:p>
                    <text:p text:style-name="P8"><text:span text:style-name="T8"/></text:p>
                  </text:list-item>
                </text:list>
              </text:list-item>
            </text:list>
          </draw:text-box>
        </draw:frame>
        <draw:custom-shape draw:style-name="gr6" draw:text-style-name="P11" xml:id="id4" draw:id="id4" draw:layer="layout" svg:width="4.33cm" svg:height="1.27cm" svg:x="1.02cm" svg:y="15.012cm">
          <text:p text:style-name="P10"><text:span text:style-name="T9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1" draw:id="id1" draw:layer="layout" svg:width="4.33cm" svg:height="1.27cm" svg:x="8.02cm" svg:y="15.013cm">
          <text:p text:style-name="P10"><text:span text:style-name="T9">Rank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" draw:id="id2" draw:layer="layout" svg:width="4.33cm" svg:height="1.27cm" svg:x="15.02cm" svg:y="15.013cm">
          <text:p text:style-name="P10"><text:span text:style-name="T9">DPU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3" draw:id="id3" draw:layer="layout" svg:width="4.33cm" svg:height="1.27cm" svg:x="22.02cm" svg:y="15.014cm">
          <text:p text:style-name="P10"><text:span text:style-name="T9">Tasklet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svg:x1="12.35cm" svg:y1="15.648cm" svg:x2="15.02cm" svg:y2="15.648cm" draw:start-shape="id1" draw:start-glue-point="1" draw:end-shape="id2" draw:end-glue-point="3" svg:d="M12350 15648h2670" svg:viewBox="0 0 2671 1">
          <text:p text:style-name="P12"><text:span text:style-name="T10"><text:s text:c="7"/></text:span><text:span text:style-name="T10"><text:s text:c="5"/></text:span><text:span text:style-name="T10">64</text:span></text:p>
          <text:p text:style-name="P12"/>
        </draw:connector>
        <draw:connector draw:style-name="gr8" draw:text-style-name="P13" draw:layer="layout" svg:x1="19.35cm" svg:y1="15.648cm" svg:x2="22.02cm" svg:y2="15.649cm" draw:start-shape="id2" draw:start-glue-point="1" draw:end-shape="id3" draw:end-glue-point="3" svg:d="M19350 15648h1335v1h1335" svg:viewBox="0 0 2671 2">
          <text:p text:style-name="P12"><text:span text:style-name="T10"><text:s text:c="7"/></text:span><text:span text:style-name="T10"><text:s text:c="4"/></text:span><text:span text:style-name="T10">16</text:span></text:p>
          <text:p text:style-name="P12"/>
        </draw:connector>
        <draw:connector draw:style-name="gr9" draw:text-style-name="P13" draw:layer="layout" svg:x1="5.35cm" svg:y1="15.647cm" svg:x2="8.02cm" svg:y2="15.648cm" draw:start-shape="id4" draw:start-glue-point="1" draw:end-shape="id1" draw:end-glue-point="3" svg:d="M5350 15647h1335v1h1335" svg:viewBox="0 0 2671 2">
          <text:p text:style-name="P12"><text:span text:style-name="T10"><text:s text:c="7"/></text:span><text:span text:style-name="T10"><text:s text:c="4"/></text:span><text:span text:style-name="T10">40</text:span></text:p>
          <text:p text:style-name="P12"/>
        </draw:connecto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Task </text:span><text:span text:style-name="T5">Unit</text:span><text:span text:style-name="T5">s: <text:s text:c="2"/></text:span><text:span text:style-name="T5">UPM</text:span><text:span text:style-name="T5">EM </text:span><text:span text:style-name="T5">arch</text:span><text:span text:style-name="T5">itect</text:span><text:span text:style-name="T5">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5" draw:id="id5" draw:layer="layout" svg:width="4.33cm" svg:height="1.27cm" svg:x="11.545cm" svg:y="4.54cm">
          <text:p text:style-name="P10"><text:span text:style-name="T9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6" draw:id="id6" draw:layer="layout" svg:width="2.33cm" svg:height="0.702cm" svg:x="8.02cm" svg:y="9.013cm">
          <text:p text:style-name="P14"><text:span text:style-name="T11">Rank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8" draw:id="id8" draw:layer="layout" svg:width="2.33cm" svg:height="0.702cm" svg:x="12.52cm" svg:y="9.013cm">
          <text:p text:style-name="P14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7" draw:id="id7" draw:layer="layout" svg:width="2.33cm" svg:height="0.702cm" svg:x="17.02cm" svg:y="9.013cm">
          <text:p text:style-name="P14"><text:span text:style-name="T11">Rank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xml:id="id9" draw:id="id9" draw:layer="layout" svg:width="1.33cm" svg:height="0.702cm" svg:x="5.02cm" svg:y="13.013cm">
          <text:p text:style-name="P16"><text:span text:style-name="T12">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10" draw:id="id10" draw:layer="layout" svg:width="1.33cm" svg:height="0.702cm" svg:x="6.62cm" svg:y="13.013cm">
          <text:p text:style-name="P16"><text:span text:style-name="T1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11" draw:id="id11" draw:layer="layout" svg:width="1.33cm" svg:height="0.702cm" svg:x="8.22cm" svg:y="13.013cm">
          <text:p text:style-name="P16"><text:span text:style-name="T12">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xml:id="id15" draw:id="id15" draw:layer="layout" svg:width="1.59cm" svg:height="0.702cm" svg:x="1.22cm" svg:y="17.013cm">
          <text:p text:style-name="P18"><text:span text:style-name="T13">task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xml:id="id16" draw:id="id16" draw:layer="layout" svg:width="1.06cm" svg:height="0.702cm" svg:x="3.02cm" svg:y="17.013cm">
          <text:p text:style-name="P18"><text:span text:style-name="T1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xml:id="id17" draw:id="id17" draw:layer="layout" svg:width="1.59cm" svg:height="0.702cm" svg:x="4.42cm" svg:y="17.013cm">
          <text:p text:style-name="P18"><text:span text:style-name="T13">task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xml:id="id18" draw:id="id18" draw:layer="layout" svg:width="1.59cm" svg:height="0.702cm" svg:x="8.22cm" svg:y="17.013cm">
          <text:p text:style-name="P18"><text:span text:style-name="T13">task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xml:id="id19" draw:id="id19" draw:layer="layout" svg:width="1.06cm" svg:height="0.702cm" svg:x="10.02cm" svg:y="17.013cm">
          <text:p text:style-name="P18"><text:span text:style-name="T1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xml:id="id20" draw:id="id20" draw:layer="layout" svg:width="1.59cm" svg:height="0.702cm" svg:x="11.42cm" svg:y="17.013cm">
          <text:p text:style-name="P18"><text:span text:style-name="T13">task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xml:id="id21" draw:id="id21" draw:layer="layout" svg:width="1.59cm" svg:height="0.702cm" svg:x="15.22cm" svg:y="17.013cm">
          <text:p text:style-name="P18"><text:span text:style-name="T13">task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xml:id="id22" draw:id="id22" draw:layer="layout" svg:width="1.06cm" svg:height="0.702cm" svg:x="17.02cm" svg:y="17.013cm">
          <text:p text:style-name="P18"><text:span text:style-name="T1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xml:id="id23" draw:id="id23" draw:layer="layout" svg:width="1.59cm" svg:height="0.702cm" svg:x="18.42cm" svg:y="17.013cm">
          <text:p text:style-name="P18"><text:span text:style-name="T13">task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xml:id="id24" draw:id="id24" draw:layer="layout" svg:width="1.59cm" svg:height="0.702cm" svg:x="22.22cm" svg:y="17.013cm">
          <text:p text:style-name="P18"><text:span text:style-name="T13">task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xml:id="id25" draw:id="id25" draw:layer="layout" svg:width="1.06cm" svg:height="0.702cm" svg:x="24.02cm" svg:y="17.013cm">
          <text:p text:style-name="P18"><text:span text:style-name="T1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xml:id="id26" draw:id="id26" draw:layer="layout" svg:width="1.59cm" svg:height="0.702cm" svg:x="25.42cm" svg:y="17.013cm">
          <text:p text:style-name="P18"><text:span text:style-name="T13">task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12" draw:id="id12" draw:layer="layout" svg:width="1.33cm" svg:height="0.702cm" svg:x="18.02cm" svg:y="13.013cm">
          <text:p text:style-name="P16"><text:span text:style-name="T12">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13" draw:id="id13" draw:layer="layout" svg:width="1.33cm" svg:height="0.702cm" svg:x="19.62cm" svg:y="13.013cm">
          <text:p text:style-name="P16"><text:span text:style-name="T1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xml:id="id14" draw:id="id14" draw:layer="layout" svg:width="1.33cm" svg:height="0.702cm" svg:x="21.22cm" svg:y="13.013cm">
          <text:p text:style-name="P16"><text:span text:style-name="T12">D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0" draw:layer="layout" draw:type="line" svg:x1="13.71cm" svg:y1="5.81cm" svg:x2="9.185cm" svg:y2="9.013cm" draw:start-shape="id5" draw:start-glue-point="2" draw:end-shape="id6" draw:end-glue-point="0" svg:d="M13710 5810l-4525 3203" svg:viewBox="0 0 4526 3204">
          <text:p/>
        </draw:connector>
        <draw:connector draw:style-name="gr15" draw:text-style-name="P20" draw:layer="layout" draw:type="line" svg:x1="13.71cm" svg:y1="5.81cm" svg:x2="18.185cm" svg:y2="9.013cm" draw:start-shape="id5" draw:start-glue-point="2" draw:end-shape="id7" draw:end-glue-point="0" svg:d="M13710 5810l4475 3203" svg:viewBox="0 0 4476 3204">
          <text:p/>
        </draw:connector>
        <draw:connector draw:style-name="gr16" draw:text-style-name="P20" draw:layer="layout" draw:type="line" svg:x1="13.71cm" svg:y1="5.81cm" svg:x2="13.685cm" svg:y2="9.013cm" draw:start-shape="id5" draw:start-glue-point="2" draw:end-shape="id8" draw:end-glue-point="0" svg:d="M13710 5810l-25 3203" svg:viewBox="0 0 26 3204">
          <text:p/>
        </draw:connector>
        <draw:connector draw:style-name="gr17" draw:text-style-name="P20" draw:layer="layout" draw:type="line" svg:x1="9.185cm" svg:y1="9.715cm" svg:x2="5.685cm" svg:y2="13.013cm" draw:start-shape="id6" draw:start-glue-point="2" draw:end-shape="id9" draw:end-glue-point="0" svg:d="M9185 9715l-3500 3298" svg:viewBox="0 0 3501 3299">
          <text:p/>
        </draw:connector>
        <draw:connector draw:style-name="gr18" draw:text-style-name="P20" draw:layer="layout" draw:type="line" svg:x1="9.185cm" svg:y1="9.715cm" svg:x2="7.285cm" svg:y2="13.013cm" draw:start-shape="id6" draw:start-glue-point="2" draw:end-shape="id10" draw:end-glue-point="0" svg:d="M9185 9715l-1900 3298" svg:viewBox="0 0 1901 3299">
          <text:p/>
        </draw:connector>
        <draw:connector draw:style-name="gr19" draw:text-style-name="P20" draw:layer="layout" draw:type="line" svg:x1="9.185cm" svg:y1="9.715cm" svg:x2="8.885cm" svg:y2="13.013cm" draw:start-shape="id6" draw:start-glue-point="2" draw:end-shape="id11" draw:end-glue-point="0" svg:d="M9185 9715l-300 3298" svg:viewBox="0 0 301 3299">
          <text:p/>
        </draw:connector>
        <draw:connector draw:style-name="gr20" draw:text-style-name="P20" draw:layer="layout" draw:type="line" svg:x1="18.185cm" svg:y1="9.715cm" svg:x2="18.685cm" svg:y2="13.013cm" draw:start-shape="id7" draw:start-glue-point="2" draw:end-shape="id12" draw:end-glue-point="0" svg:d="M18185 9715l500 3298" svg:viewBox="0 0 501 3299">
          <text:p/>
        </draw:connector>
        <draw:connector draw:style-name="gr21" draw:text-style-name="P20" draw:layer="layout" draw:type="line" svg:x1="18.185cm" svg:y1="9.715cm" svg:x2="20.285cm" svg:y2="13.013cm" draw:start-shape="id7" draw:start-glue-point="2" draw:end-shape="id13" draw:end-glue-point="0" svg:d="M18185 9715l2100 3298" svg:viewBox="0 0 2101 3299">
          <text:p/>
        </draw:connector>
        <draw:connector draw:style-name="gr22" draw:text-style-name="P20" draw:layer="layout" draw:type="line" svg:x1="18.185cm" svg:y1="9.715cm" svg:x2="21.885cm" svg:y2="13.013cm" draw:start-shape="id7" draw:start-glue-point="2" draw:end-shape="id14" draw:end-glue-point="0" svg:d="M18185 9715l3700 3298" svg:viewBox="0 0 3701 3299">
          <text:p/>
        </draw:connector>
        <draw:connector draw:style-name="gr23" draw:text-style-name="P20" draw:layer="layout" draw:type="line" svg:x1="5.685cm" svg:y1="13.715cm" svg:x2="2.015cm" svg:y2="17.013cm" draw:start-shape="id9" draw:start-glue-point="2" draw:end-shape="id15" draw:end-glue-point="0" svg:d="M5685 13715l-3670 3298" svg:viewBox="0 0 3671 3299">
          <text:p/>
        </draw:connector>
        <draw:connector draw:style-name="gr24" draw:text-style-name="P20" draw:layer="layout" draw:type="line" svg:x1="5.685cm" svg:y1="13.715cm" svg:x2="3.55cm" svg:y2="17.013cm" draw:start-shape="id9" draw:start-glue-point="2" draw:end-shape="id16" draw:end-glue-point="0" svg:d="M5685 13715l-2135 3298" svg:viewBox="0 0 2136 3299">
          <text:p/>
        </draw:connector>
        <draw:connector draw:style-name="gr25" draw:text-style-name="P20" draw:layer="layout" draw:type="line" svg:x1="5.685cm" svg:y1="13.715cm" svg:x2="5.215cm" svg:y2="17.013cm" draw:start-shape="id9" draw:start-glue-point="2" draw:end-shape="id17" draw:end-glue-point="0" svg:d="M5685 13715l-470 3298" svg:viewBox="0 0 471 3299">
          <text:p/>
        </draw:connector>
        <draw:connector draw:style-name="gr26" draw:text-style-name="P20" draw:layer="layout" draw:type="line" svg:x1="8.885cm" svg:y1="13.715cm" svg:x2="9.015cm" svg:y2="17.013cm" draw:start-shape="id11" draw:start-glue-point="2" draw:end-shape="id18" draw:end-glue-point="0" svg:d="M8885 13715l130 3298" svg:viewBox="0 0 131 3299">
          <text:p/>
        </draw:connector>
        <draw:connector draw:style-name="gr27" draw:text-style-name="P20" draw:layer="layout" draw:type="line" svg:x1="8.885cm" svg:y1="13.715cm" svg:x2="10.55cm" svg:y2="17.013cm" draw:start-shape="id11" draw:start-glue-point="2" draw:end-shape="id19" draw:end-glue-point="0" svg:d="M8885 13715l1665 3298" svg:viewBox="0 0 1666 3299">
          <text:p/>
        </draw:connector>
        <draw:connector draw:style-name="gr28" draw:text-style-name="P20" draw:layer="layout" draw:type="line" svg:x1="8.885cm" svg:y1="13.715cm" svg:x2="12.215cm" svg:y2="17.013cm" draw:start-shape="id11" draw:start-glue-point="2" draw:end-shape="id20" draw:end-glue-point="0" svg:d="M8885 13715l3330 3298" svg:viewBox="0 0 3331 3299">
          <text:p/>
        </draw:connector>
        <draw:connector draw:style-name="gr29" draw:text-style-name="P20" draw:layer="layout" draw:type="line" svg:x1="18.685cm" svg:y1="13.715cm" svg:x2="16.015cm" svg:y2="17.013cm" draw:start-shape="id12" draw:start-glue-point="2" draw:end-shape="id21" draw:end-glue-point="0" svg:d="M18685 13715l-2670 3298" svg:viewBox="0 0 2671 3299">
          <text:p/>
        </draw:connector>
        <draw:connector draw:style-name="gr30" draw:text-style-name="P20" draw:layer="layout" draw:type="line" svg:x1="18.685cm" svg:y1="13.715cm" svg:x2="17.55cm" svg:y2="17.013cm" draw:start-shape="id12" draw:start-glue-point="2" draw:end-shape="id22" draw:end-glue-point="0" svg:d="M18685 13715l-1135 3298" svg:viewBox="0 0 1136 3299">
          <text:p/>
        </draw:connector>
        <draw:connector draw:style-name="gr31" draw:text-style-name="P20" draw:layer="layout" draw:type="line" svg:x1="18.685cm" svg:y1="13.715cm" svg:x2="19.215cm" svg:y2="17.013cm" draw:start-shape="id12" draw:start-glue-point="2" draw:end-shape="id23" draw:end-glue-point="0" svg:d="M18685 13715l530 3298" svg:viewBox="0 0 531 3299">
          <text:p/>
        </draw:connector>
        <draw:connector draw:style-name="gr32" draw:text-style-name="P20" draw:layer="layout" draw:type="line" svg:x1="21.885cm" svg:y1="13.715cm" svg:x2="23.015cm" svg:y2="17.013cm" draw:start-shape="id14" draw:start-glue-point="2" draw:end-shape="id24" draw:end-glue-point="0" svg:d="M21885 13715l1130 3298" svg:viewBox="0 0 1131 3299">
          <text:p/>
        </draw:connector>
        <draw:connector draw:style-name="gr33" draw:text-style-name="P20" draw:layer="layout" draw:type="line" svg:x1="21.885cm" svg:y1="13.715cm" svg:x2="24.55cm" svg:y2="17.013cm" draw:start-shape="id14" draw:start-glue-point="2" draw:end-shape="id25" draw:end-glue-point="0" svg:d="M21885 13715l2665 3298" svg:viewBox="0 0 2666 3299">
          <text:p/>
        </draw:connector>
        <draw:connector draw:style-name="gr34" draw:text-style-name="P20" draw:layer="layout" draw:type="line" svg:x1="21.885cm" svg:y1="13.715cm" svg:x2="26.215cm" svg:y2="17.013cm" draw:start-shape="id14" draw:start-glue-point="2" draw:end-shape="id26" draw:end-glue-point="0" svg:d="M21885 13715l4330 3298" svg:viewBox="0 0 4331 3299">
          <text:p/>
        </draw:connecto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21"><text:span text:style-name="T14">Task Units: <text:s text:c="2"/>Multicore </text:span><text:span text:style-name="T5">archite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xml:id="id27" draw:id="id27" draw:layer="layout" svg:width="4.33cm" svg:height="1.27cm" svg:x="11.545cm" svg:y="4.54cm">
          <text:p text:style-name="P10"><text:span text:style-name="T9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28" draw:id="id28" draw:layer="layout" svg:width="2.33cm" svg:height="0.702cm" svg:x="8.02cm" svg:y="9.013cm">
          <text:p text:style-name="P14"><text:span text:style-name="T15">thread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30" draw:id="id30" draw:layer="layout" svg:width="2.33cm" svg:height="0.702cm" svg:x="12.52cm" svg:y="9.013cm">
          <text:p text:style-name="P14"><text:span text:style-name="T1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9" draw:id="id29" draw:layer="layout" svg:width="2.33cm" svg:height="0.702cm" svg:x="17.02cm" svg:y="9.013cm">
          <text:p text:style-name="P14"><text:span text:style-name="T15">thread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draw:type="line" svg:x1="13.71cm" svg:y1="5.81cm" svg:x2="9.185cm" svg:y2="9.013cm" draw:start-shape="id27" draw:start-glue-point="2" draw:end-shape="id28" draw:end-glue-point="0" svg:d="M13710 5810l-4525 3203" svg:viewBox="0 0 4526 3204">
          <text:p/>
        </draw:connector>
        <draw:connector draw:style-name="gr15" draw:text-style-name="P20" draw:layer="layout" draw:type="line" svg:x1="13.71cm" svg:y1="5.81cm" svg:x2="18.185cm" svg:y2="9.013cm" draw:start-shape="id27" draw:start-glue-point="2" draw:end-shape="id29" draw:end-glue-point="0" svg:d="M13710 5810l4475 3203" svg:viewBox="0 0 4476 3204">
          <text:p/>
        </draw:connector>
        <draw:connector draw:style-name="gr16" draw:text-style-name="P20" draw:layer="layout" draw:type="line" svg:x1="13.71cm" svg:y1="5.81cm" svg:x2="13.685cm" svg:y2="9.013cm" draw:start-shape="id27" draw:start-glue-point="2" draw:end-shape="id30" draw:end-glue-point="0" svg:d="M13710 5810l-25 3203" svg:viewBox="0 0 26 3204">
          <text:p/>
        </draw:connecto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Launcher 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17.779cm" svg:height="3.151cm" svg:x="4.371cm" svg:y="10.377cm">
          <draw:text-box>
            <text:p text:style-name="P22"><text:span text:style-name="T16">{</text:span></text:p>
            <text:p text:style-name="P22"><text:span text:style-name="T16"><text:s text:c="3"/></text:span><text:span text:style-name="T16"><text:s/></text:span><text:span text:style-name="T16">La</text:span><text:span text:style-name="T16">un</text:span><text:span text:style-name="T16">ch</text:span><text:span text:style-name="T16">er</text:span><text:span text:style-name="T16">&lt;A</text:span><text:span text:style-name="T16">rc</text:span><text:span text:style-name="T16">hU</text:span><text:span text:style-name="T16">pm</text:span><text:span text:style-name="T16">em</text:span><text:span text:style-name="T16">&gt; </text:span><text:span text:style-name="T16">la</text:span><text:span text:style-name="T16">un</text:span><text:span text:style-name="T16">ch</text:span><text:span text:style-name="T16">er </text:span><text:span text:style-name="T16">(</text:span><text:span text:style-name="T17">A</text:span><text:span text:style-name="T17">rc</text:span><text:span text:style-name="T17">hU</text:span><text:span text:style-name="T17">pm</text:span><text:span text:style-name="T17">em</text:span><text:span text:style-name="T17">::</text:span><text:span text:style-name="T17">Ra</text:span><text:span text:style-name="T17">nk</text:span><text:span text:style-name="T17">(4</text:span><text:span text:style-name="T17">)</text:span><text:span text:style-name="T16">)</text:span><text:span text:style-name="T16">;</text:span></text:p>
            <text:p text:style-name="P22"><text:span text:style-name="T16"/></text:p>
            <text:p text:style-name="P23"><text:span text:style-name="T16"><text:s text:c="3"/></text:span><text:span text:style-name="T16"><text:s/></text:span><text:span text:style-name="T16">la</text:span><text:span text:style-name="T16">un</text:span><text:span text:style-name="T16">ch</text:span><text:span text:style-name="T16">er</text:span><text:span text:style-name="T16">.r</text:span><text:span text:style-name="T16">un</text:span><text:span text:style-name="T16">&lt;D</text:span><text:span text:style-name="T16">oS</text:span><text:span text:style-name="T16">om</text:span><text:span text:style-name="T16">et</text:span><text:span text:style-name="T16">hi</text:span><text:span text:style-name="T16">ng</text:span><text:span text:style-name="T16">&gt; </text:span><text:span text:style-name="T16">(m</text:span><text:span text:style-name="T16">ak</text:span><text:span text:style-name="T16">e_</text:span><text:span text:style-name="T16">pa</text:span><text:span text:style-name="T16">ir</text:span><text:span text:style-name="T16">(0</text:span><text:span text:style-name="T16">,N</text:span><text:span text:style-name="T16">))</text:span><text:span text:style-name="T16">;</text:span></text:p>
            <text:p text:style-name="P22"><text:span text:style-name="T16">}</text:span></text:p>
          </draw:text-box>
        </draw:frame>
        <draw:frame draw:style-name="gr36" draw:text-style-name="P9" draw:layer="layout" svg:width="26.035cm" svg:height="6.737cm" svg:x="1.272cm" svg:y="3.178cm">
          <draw:text-box>
            <text:p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d</text:span><text:span text:style-name="T6">e</text:span><text:span text:style-name="T6">fi</text:span><text:span text:style-name="T6">n</text:span><text:span text:style-name="T6">e</text:span></text:p>
            <text:list text:style-name="L1">
              <text:list-item>
                <text:list>
                  <text:list-item>
                    <text:p text:style-name="P7"><text:span text:style-name="T7">t</text:span><text:span text:style-name="T7">h</text:span><text:span text:style-name="T7">e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 </text:span><text:span text:style-name="T7">l</text:span><text:span text:style-name="T7">e</text:span><text:span text:style-name="T7">v</text:span><text:span text:style-name="T7">e</text:span><text:span text:style-name="T7">l</text:span><text:span text:style-name="T7"> </text:span><text:span text:style-name="T7"><text:s/></text:span><text:span text:style-name="T7"><text:s/></text:span><text:span text:style-name="T7">(</text:span><text:span text:style-name="T7">r</text:span><text:span text:style-name="T7">a</text:span><text:span text:style-name="T7">n</text:span><text:span text:style-name="T7">k</text:span><text:span text:style-name="T7"> </text:span><text:span text:style-name="T7">o</text:span><text:span text:style-name="T7">r</text:span><text:span text:style-name="T7"> </text:span><text:span text:style-name="T7">D</text:span><text:span text:style-name="T7">P</text:span><text:span text:style-name="T7">U</text:span><text:span text:style-name="T7">)</text:span></text:p>
                  </text:list-item>
                  <text:list-item>
                    <text:p text:style-name="P7"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s</text:span></text:p>
                  </text:list-item>
                </text:list>
              </text:list-item>
            </text:list>
            <text:p><text:span text:style-name="T18"/></text:p>
            <text:p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: <text:s/></text:span><text:span text:style-name="T6">u</text:span><text:span text:style-name="T6">s</text:span><text:span text:style-name="T6">e </text:span><text:span text:style-name="T6">4 </text:span><text:span text:style-name="T6">r</text:span><text:span text:style-name="T6">a</text:span><text:span text:style-name="T6">n</text:span><text:span text:style-name="T6">k</text:span><text:span text:style-name="T6">s</text:span></text:p>
          </draw:text-box>
        </draw:frame>
        <draw:frame draw:style-name="gr37" draw:text-style-name="P9" draw:layer="layout" svg:width="26.035cm" svg:height="2.842cm" svg:x="1.273cm" svg:y="14.879cm">
          <draw:text-box>
            <text:p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o</text:span><text:span text:style-name="T6">f </text:span><text:span text:style-name="T6">t</text:span><text:span text:style-name="T6">a</text:span><text:span text:style-name="T6">s</text:span><text:span text:style-name="T6">k </text:span><text:span text:style-name="T6">u</text:span><text:span text:style-name="T6">n</text:span><text:span text:style-name="T6">it</text:span><text:span text:style-name="T6">s</text:span></text:p>
            <text:list text:style-name="L1">
              <text:list-item>
                <text:list>
                  <text:list-item>
                    <text:p text:style-name="P7"><text:span text:style-name="T7">4</text:span><text:span text:style-name="T7"> </text:span><text:span text:style-name="T7">r</text:span><text:span text:style-name="T7">a</text:span><text:span text:style-name="T7">n</text:span><text:span text:style-name="T7">k</text:span><text:span text:style-name="T7">s</text:span><text:span text:style-name="T7"> </text:span><text:span text:style-name="T7">*</text:span><text:span text:style-name="T7"> </text:span><text:span text:style-name="T7">6</text:span><text:span text:style-name="T7">4</text:span><text:span text:style-name="T7"> </text:span><text:span text:style-name="T7">D</text:span><text:span text:style-name="T7">P</text:span><text:span text:style-name="T7">U</text:span><text:span text:style-name="T7"> </text:span><text:span text:style-name="T7">*</text:span><text:span text:style-name="T7"> </text:span><text:span text:style-name="T7">1</text:span><text:span text:style-name="T7">6</text:span><text:span text:style-name="T7"> </text:span><text:span text:style-name="T7">t</text:span><text:span text:style-name="T7">a</text:span><text:span text:style-name="T7">s</text:span><text:span text:style-name="T7">k</text:span><text:span text:style-name="T7">l</text:span><text:span text:style-name="T7">e</text:span><text:span text:style-name="T7">t</text:span><text:span text:style-name="T7">s</text:span><text:span text:style-name="T7"> </text:span><text:span text:style-name="T7"><text:s/></text:span><text:span text:style-name="T7"><text:s/></text:span><text:span text:style-name="T7">→</text:span><text:span text:style-name="T7"> </text:span><text:span text:style-name="T7">4</text:span><text:span text:style-name="T7">0</text:span><text:span text:style-name="T7">9</text:span><text:span text:style-name="T7">6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Launcher 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5" draw:layer="layout" svg:width="17.779cm" svg:height="3.151cm" svg:x="4.371cm" svg:y="10.377cm">
          <draw:text-box>
            <text:p text:style-name="P23"><text:span text:style-name="T16">{</text:span></text:p>
            <text:p text:style-name="P23"><text:span text:style-name="T16"><text:s text:c="3"/></text:span><text:span text:style-name="T16"><text:s/></text:span><text:span text:style-name="T16">La</text:span><text:span text:style-name="T16">un</text:span><text:span text:style-name="T16">ch</text:span><text:span text:style-name="T16">er</text:span><text:span text:style-name="T16">&lt;A</text:span><text:span text:style-name="T16">rc</text:span><text:span text:style-name="T16">hU</text:span><text:span text:style-name="T16">pm</text:span><text:span text:style-name="T16">em</text:span><text:span text:style-name="T16">&gt; </text:span><text:span text:style-name="T16">la</text:span><text:span text:style-name="T16">un</text:span><text:span text:style-name="T16">ch</text:span><text:span text:style-name="T16">er </text:span><text:span text:style-name="T16">(</text:span><text:span text:style-name="T17">A</text:span><text:span text:style-name="T17">rc</text:span><text:span text:style-name="T17">hU</text:span><text:span text:style-name="T17">pm</text:span><text:span text:style-name="T17">em</text:span><text:span text:style-name="T17">::</text:span><text:span text:style-name="T17">DP</text:span><text:span text:style-name="T17">U(</text:span><text:span text:style-name="T17">32</text:span><text:span text:style-name="T17">)</text:span><text:span text:style-name="T16">)</text:span><text:span text:style-name="T16">;</text:span></text:p>
            <text:p text:style-name="P23"><text:span text:style-name="T16"/></text:p>
            <text:p text:style-name="P23"><text:span text:style-name="T16"><text:s text:c="3"/></text:span><text:span text:style-name="T16"><text:s/></text:span><text:span text:style-name="T16">la</text:span><text:span text:style-name="T16">un</text:span><text:span text:style-name="T16">ch</text:span><text:span text:style-name="T16">er</text:span><text:span text:style-name="T16">.r</text:span><text:span text:style-name="T16">un</text:span><text:span text:style-name="T16">&lt;D</text:span><text:span text:style-name="T16">oS</text:span><text:span text:style-name="T16">om</text:span><text:span text:style-name="T16">et</text:span><text:span text:style-name="T16">hi</text:span><text:span text:style-name="T16">ng</text:span><text:span text:style-name="T16">&gt; </text:span><text:span text:style-name="T16">(m</text:span><text:span text:style-name="T16">ak</text:span><text:span text:style-name="T16">e_</text:span><text:span text:style-name="T16">pa</text:span><text:span text:style-name="T16">ir</text:span><text:span text:style-name="T16">(0</text:span><text:span text:style-name="T16">,N</text:span><text:span text:style-name="T16">))</text:span><text:span text:style-name="T16">;</text:span></text:p>
            <text:p text:style-name="P23"><text:span text:style-name="T16">}</text:span></text:p>
          </draw:text-box>
        </draw:frame>
        <draw:frame draw:style-name="gr36" draw:text-style-name="P9" draw:layer="layout" svg:width="26.035cm" svg:height="6.737cm" svg:x="1.272cm" svg:y="3.178cm">
          <draw:text-box>
            <text:p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d</text:span><text:span text:style-name="T6">e</text:span><text:span text:style-name="T6">fi</text:span><text:span text:style-name="T6">n</text:span><text:span text:style-name="T6">e</text:span></text:p>
            <text:list text:style-name="L1">
              <text:list-item>
                <text:list>
                  <text:list-item>
                    <text:p text:style-name="P7"><text:span text:style-name="T7">t</text:span><text:span text:style-name="T7">h</text:span><text:span text:style-name="T7">e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 </text:span><text:span text:style-name="T7">l</text:span><text:span text:style-name="T7">e</text:span><text:span text:style-name="T7">v</text:span><text:span text:style-name="T7">e</text:span><text:span text:style-name="T7">l</text:span><text:span text:style-name="T7"> </text:span><text:span text:style-name="T7"><text:s/></text:span><text:span text:style-name="T7"><text:s/></text:span><text:span text:style-name="T7">(</text:span><text:span text:style-name="T7">r</text:span><text:span text:style-name="T7">a</text:span><text:span text:style-name="T7">n</text:span><text:span text:style-name="T7">k</text:span><text:span text:style-name="T7"> </text:span><text:span text:style-name="T7">o</text:span><text:span text:style-name="T7">r</text:span><text:span text:style-name="T7"> </text:span><text:span text:style-name="T7">D</text:span><text:span text:style-name="T7">P</text:span><text:span text:style-name="T7">U</text:span><text:span text:style-name="T7">)</text:span></text:p>
                  </text:list-item>
                  <text:list-item>
                    <text:p text:style-name="P7"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s</text:span></text:p>
                  </text:list-item>
                </text:list>
              </text:list-item>
            </text:list>
            <text:p><text:span text:style-name="T18"/></text:p>
            <text:p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: <text:s/></text:span><text:span text:style-name="T6">u</text:span><text:span text:style-name="T6">s</text:span><text:span text:style-name="T6">e </text:span><text:span text:style-name="T6">3</text:span><text:span text:style-name="T6">2 </text:span><text:span text:style-name="T6">D</text:span><text:span text:style-name="T6">P</text:span><text:span text:style-name="T6">U</text:span><text:span text:style-name="T6">s</text:span></text:p>
          </draw:text-box>
        </draw:frame>
        <draw:frame draw:style-name="gr37" draw:text-style-name="P9" draw:layer="layout" svg:width="26.035cm" svg:height="2.842cm" svg:x="1.273cm" svg:y="14.879cm">
          <draw:text-box>
            <text:p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o</text:span><text:span text:style-name="T6">f </text:span><text:span text:style-name="T6">t</text:span><text:span text:style-name="T6">a</text:span><text:span text:style-name="T6">s</text:span><text:span text:style-name="T6">k </text:span><text:span text:style-name="T6">u</text:span><text:span text:style-name="T6">n</text:span><text:span text:style-name="T6">it</text:span><text:span text:style-name="T6">s</text:span></text:p>
            <text:list text:style-name="L1">
              <text:list-item>
                <text:list>
                  <text:list-item>
                    <text:p text:style-name="P7"><text:span text:style-name="T7">3</text:span><text:span text:style-name="T7">2</text:span><text:span text:style-name="T7"> </text:span><text:span text:style-name="T7">D</text:span><text:span text:style-name="T7">P</text:span><text:span text:style-name="T7">U</text:span><text:span text:style-name="T7"> </text:span><text:span text:style-name="T7">*</text:span><text:span text:style-name="T7"> </text:span><text:span text:style-name="T7">1</text:span><text:span text:style-name="T7">6</text:span><text:span text:style-name="T7"> </text:span><text:span text:style-name="T7">t</text:span><text:span text:style-name="T7">a</text:span><text:span text:style-name="T7">s</text:span><text:span text:style-name="T7">k</text:span><text:span text:style-name="T7">l</text:span><text:span text:style-name="T7">e</text:span><text:span text:style-name="T7">t</text:span><text:span text:style-name="T7">s</text:span><text:span text:style-name="T7"> </text:span><text:span text:style-name="T7"><text:s/></text:span><text:span text:style-name="T7"><text:s/></text:span><text:span text:style-name="T7">→</text:span><text:span text:style-name="T7"> </text:span><text:span text:style-name="T7">5</text:span><text:span text:style-name="T7">1</text:span><text:span text:style-name="T7">2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6" draw:layer="layout" svg:width="26.134cm" svg:height="10.098cm" svg:x="1.271cm" svg:y="3.078cm">
          <draw:text-box>
            <text:p text:style-name="P7"><text:span text:style-name="T19">P</text:span><text:span text:style-name="T19">a</text:span><text:span text:style-name="T19">r</text:span><text:span text:style-name="T19">a</text:span><text:span text:style-name="T19">ll</text:span><text:span text:style-name="T19">e</text:span><text:span text:style-name="T19">li</text:span><text:span text:style-name="T19">z</text:span><text:span text:style-name="T19">a</text:span><text:span text:style-name="T19">ti</text:span><text:span text:style-name="T19">o</text:span><text:span text:style-name="T19">n </text:span><text:span text:style-name="T19">s</text:span><text:span text:style-name="T19">c</text:span><text:span text:style-name="T19">h</text:span><text:span text:style-name="T19">e</text:span><text:span text:style-name="T19">m</text:span><text:span text:style-name="T19">e</text:span></text:p>
            <text:list text:style-name="L1">
              <text:list-item>
                <text:list>
                  <text:list-item>
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 </text:span><text:span text:style-name="T7">d</text:span><text:span text:style-name="T7">o</text:span><text:span text:style-name="T7">e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t</text:span><text:span text:style-name="T7">h</text:span><text:span text:style-name="T7">i</text:span><text:span text:style-name="T7">n</text:span><text:span text:style-name="T7">g</text:span><text:span text:style-name="T7"> </text:span><text:span text:style-name="T7">B</text:span><text:span text:style-name="T7">U</text:span><text:span text:style-name="T7">T</text:span><text:span text:style-name="T7"> </text:span><text:span text:style-name="T7">o</text:span><text:span text:style-name="T7">n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 </text:span><text:span text:style-name="T7">d</text:span><text:span text:style-name="T7">a</text:span><text:span text:style-name="T7">t</text:span><text:span text:style-name="T7">a</text:span></text:p>
                  </text:list-item>
                  <text:list-item>
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s</text:span><text:span text:style-name="T7">e</text:span><text:span text:style-name="T7">e</text:span><text:span text:style-name="T7"> </text:span><text:span text:style-name="T7">a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p</text:span><text:span text:style-name="T7">a</text:span><text:span text:style-name="T7">r</text:span><text:span text:style-name="T7">t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l</text:span><text:span text:style-name="T7">a</text:span><text:span text:style-name="T7">r</text:span><text:span text:style-name="T7">g</text:span><text:span text:style-name="T7">e</text:span><text:span text:style-name="T7">r</text:span><text:span text:style-name="T7"> </text:span><text:span text:style-name="T7">d</text:span><text:span text:style-name="T7">a</text:span><text:span text:style-name="T7">t</text:span><text:span text:style-name="T7">a</text:span></text:p>
                  </text:list-item>
                </text:list>
              </text:list-item>
            </text:list>
            <text:p text:style-name="P7"><text:span text:style-name="T20"/></text:p>
            <text:p text:style-name="P7"><text:span text:style-name="T19">S</text:span><text:span text:style-name="T19">p</text:span><text:span text:style-name="T19">li</text:span><text:span text:style-name="T19">tt</text:span><text:span text:style-name="T19">i</text:span><text:span text:style-name="T19">n</text:span><text:span text:style-name="T19">g </text:span><text:span text:style-name="T19">d</text:span><text:span text:style-name="T19">a</text:span><text:span text:style-name="T19">t</text:span><text:span text:style-name="T19">a </text:span><text:span text:style-name="T19">d</text:span><text:span text:style-name="T19">e</text:span><text:span text:style-name="T19">p</text:span><text:span text:style-name="T19">e</text:span><text:span text:style-name="T19">n</text:span><text:span text:style-name="T19">d</text:span><text:span text:style-name="T19">s </text:span><text:span text:style-name="T19">o</text:span><text:span text:style-name="T19">n</text:span></text:p>
            <text:list text:continue-numbering="true" text:style-name="L1">
              <text:list-item>
                <text:list>
                  <text:list-item>
                    <text:p text:style-name="P7"><text:span text:style-name="T7">T</text:span><text:span text:style-name="T7">h</text:span><text:span text:style-name="T7">e</text:span><text:span text:style-name="T7"> </text:span><text:span text:style-name="T7">T</text:span><text:span text:style-name="T7">a</text:span><text:span text:style-name="T7">s</text:span><text:span text:style-name="T7">k</text:span><text:span text:style-name="T7"> </text:span><text:span text:style-name="T7">U</text:span><text:span text:style-name="T7">n</text:span><text:span text:style-name="T7">i</text:span><text:span text:style-name="T7">t</text:span><text:span text:style-name="T7"> </text:span><text:span text:style-name="T7">l</text:span><text:span text:style-name="T7">e</text:span><text:span text:style-name="T7">v</text:span><text:span text:style-name="T7">e</text:span><text:span text:style-name="T7">l</text:span><text:span text:style-name="T7"> </text:span><text:span text:style-name="T7">u</text:span><text:span text:style-name="T7">s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a</text:span><text:span text:style-name="T7">u</text:span><text:span text:style-name="T7">n</text:span><text:span text:style-name="T7">c</text:span><text:span text:style-name="T7">h</text:span><text:span text:style-name="T7">e</text:span><text:span text:style-name="T7">r</text:span></text:p>
                  </text:list-item>
                  <text:list-item>
                    <text:p text:style-name="P7"><text:span text:style-name="T7">T</text:span><text:span text:style-name="T7">h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e</text:span><text:span text:style-name="T7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 : exampl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6" draw:layer="layout" svg:width="16.509cm" svg:height="4.4cm" svg:x="1.271cm" svg:y="3.078cm">
          <draw:text-box>
            <text:p text:style-name="P7"><text:span text:style-name="T19">No data split</text:span></text:p>
            <text:list text:style-name="L1">
              <text:list-item>
                <text:list>
                  <text:list-item>
                    <text:p text:style-name="P7"><text:span text:style-name="T7">Each tasklet will receive the same data</text:span></text:p>
                  </text:list-item>
                </text:list>
              </text:list-item>
            </text:list>
            <text:p text:style-name="P7"><text:span text:style-name="T20"/></text:p>
          </draw:text-box>
        </draw:frame>
        <draw:frame draw:style-name="gr40" draw:text-style-name="P27" draw:layer="layout" svg:width="26.035cm" svg:height="7.621cm" svg:x="1.27cm" svg:y="7.063cm">
          <draw:text-box>
            <text:p text:style-name="P22"><text:span text:style-name="T21">{</text:span></text:p>
            <text:p><text:span text:style-name="T21"><text:s text:c="4"/></text:span><text:span text:style-name="T22">// some integer range</text:span></text:p>
            <text:p><text:span text:style-name="T21"><text:s text:c="4"/></text:span><text:span text:style-name="T21">pair&lt;int,int&gt; range (0, 4096);</text:span></text:p>
            <text:p text:style-name="P22"><text:span text:style-name="T21"/></text:p>
            <text:p text:style-name="P23"><text:span text:style-name="T22"><text:s text:c="4"/></text:span><text:span text:style-name="T22">// our launcher</text:span></text:p>
            <text:p text:style-name="P23"><text:span text:style-name="T21"><text:s text:c="4"/></text:span><text:span text:style-name="T21">Launcher&lt;ArchUpmem&gt; launcher (ArchUpmem::Rank(4));</text:span></text:p>
            <text:p text:style-name="P23"><text:span text:style-name="T21"/></text:p>
            <text:p text:style-name="P23"><text:span text:style-name="T22"><text:s text:c="4"/></text:span><text:span text:style-name="T22">// launch the execution of some task</text:span></text:p>
            <text:p text:style-name="P22"><text:span text:style-name="T21"><text:s text:c="4"/></text:span><text:span text:style-name="T21">launcher.run&lt;</text:span><text:span text:style-name="T23">DoSomething</text:span><text:span text:style-name="T21">&gt; (</text:span><text:span text:style-name="T24">range</text:span><text:span text:style-name="T21">);</text:span></text:p>
            <text:p text:style-name="P22"><text:span text:style-name="T21">}</text:span></text:p>
          </draw:text-box>
        </draw:frame>
        <draw:frame draw:style-name="gr41" draw:text-style-name="P29" draw:layer="layout" svg:width="3.174cm" svg:height="4.557cm" svg:x="4.906cm" svg:y="15.763cm">
          <draw:text-box>
            <text:p text:style-name="P22"><text:span text:style-name="T25">Rank 1</text:span></text:p>
            <text:p text:style-name="P22"><text:span text:style-name="T26">[ <text:s text:c="2"/>0 4096]</text:span></text:p>
            <text:p text:style-name="P22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8"><text:span text:style-name="T26">...</text:span></text:p>
            <text:p text:style-name="P22"><text:span text:style-name="T26">[ <text:s text:c="2"/>0 4096]</text:span></text:p>
          </draw:text-box>
        </draw:frame>
        <draw:frame draw:style-name="gr41" draw:text-style-name="P31" draw:layer="layout" svg:width="3.174cm" svg:height="4.557cm" svg:x="9.906cm" svg:y="15.763cm">
          <draw:text-box>
            <text:p text:style-name="P23"><text:span text:style-name="T25">Rank 2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30"><text:span text:style-name="T26">...</text:span></text:p>
            <text:p text:style-name="P23"><text:span text:style-name="T26">[ <text:s text:c="2"/>0 4096]</text:span></text:p>
          </draw:text-box>
        </draw:frame>
        <draw:frame draw:style-name="gr41" draw:text-style-name="P31" draw:layer="layout" svg:width="3.174cm" svg:height="4.557cm" svg:x="14.906cm" svg:y="15.763cm">
          <draw:text-box>
            <text:p text:style-name="P23"><text:span text:style-name="T25">Rank 3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30"><text:span text:style-name="T26">...</text:span></text:p>
            <text:p text:style-name="P23"><text:span text:style-name="T26">[ <text:s text:c="2"/>0 4096]</text:span></text:p>
          </draw:text-box>
        </draw:frame>
        <draw:frame draw:style-name="gr41" draw:text-style-name="P31" draw:layer="layout" svg:width="3.174cm" svg:height="4.557cm" svg:x="19.906cm" svg:y="15.763cm">
          <draw:text-box>
            <text:p text:style-name="P23"><text:span text:style-name="T25">Rank 4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23"><text:span text:style-name="T26">[ <text:s text:c="2"/>0 4096]</text:span></text:p>
            <text:p text:style-name="P30"><text:span text:style-name="T26">...</text:span></text:p>
            <text:p text:style-name="P23"><text:span text:style-name="T26">[ <text:s text:c="2"/>0 4096]</text:span></text:p>
          </draw:text-box>
        </draw:frame>
        <draw:frame draw:style-name="gr42" draw:text-style-name="P34" draw:layer="layout" svg:width="11.963cm" svg:height="1.571cm" svg:x="15.24cm" svg:y="7.14cm">
          <draw:text-box>
            <text:p text:style-name="P32"><text:span text:style-name="T27">template&lt;class ARCH&gt; struct DoSomething</text:span></text:p>
            <text:p text:style-name="P33"><text:span text:style-name="T27">{</text:span></text:p>
            <text:p text:style-name="P33"><text:span text:style-name="T27"><text:s text:c="4"/></text:span><text:span text:style-name="T27">static int run (int puid, pair&lt;int,int&gt; range) <text:s/>{ return 0; }</text:span></text:p>
            <text:p text:style-name="P33"><text:span text:style-name="T27">};</text:span></text:p>
          </draw:text-box>
        </draw:frame>
        <draw:g>
          <draw:frame draw:style-name="gr43" draw:text-style-name="P35" draw:layer="layout" svg:width="2.602cm" svg:height="0.704cm" svg:x="24.579cm" svg:y="2.564cm">
            <draw:text-box>
              <text:p text:style-name="P28"><text:span text:style-name="T28">Execution</text:span></text:p>
            </draw:text-box>
          </draw:frame>
          <draw:frame draw:style-name="gr44" draw:text-style-name="P36" draw:layer="layout" svg:width="2.105cm" svg:height="0.662cm" svg:x="24.865cm" svg:y="3.164cm">
            <draw:text-box>
              <text:p text:style-name="P28"><text:span text:style-name="T28">on Host</text:span></text:p>
            </draw:text-box>
          </draw:frame>
          <draw:frame draw:style-name="gr45" draw:text-style-name="P37" draw:layer="layout" svg:width="2.105cm" svg:height="0.662cm" svg:x="24.865cm" svg:y="3.893cm">
            <draw:text-box>
              <text:p text:style-name="P28"><text:span text:style-name="T28">on DPU</text:span></text:p>
            </draw:text-box>
          </draw:frame>
          <draw:custom-shape draw:style-name="gr46" draw:text-style-name="P20" draw:layer="layout" svg:width="2.579cm" svg:height="2.15cm" svg:x="24.616cm" svg:y="2.564cm">
            <text:p/>
            <draw:enhanced-geometry svg:viewBox="0 0 21600 21600" draw:type="rectangle" draw:enhanced-path="M 0 0 L 21600 0 21600 21600 0 21600 0 0 Z N"/>
          </draw:custom-shape>
        </draw:g>
        <draw:frame draw:style-name="gr47" draw:text-style-name="P38" draw:layer="layout" svg:width="1.293cm" svg:height="7.621cm" svg:x="-0.059cm" svg:y="7.164cm">
          <draw:text-box>
            <text:p text:style-name="P23"><text:span text:style-name="T29"><text:s/></text:span><text:span text:style-name="T29">1</text:span></text:p>
            <text:p text:style-name="P23"><text:span text:style-name="T29"><text:s/></text:span><text:span text:style-name="T29">2</text:span></text:p>
            <text:p text:style-name="P23"><text:span text:style-name="T29"><text:s/></text:span><text:span text:style-name="T29">3</text:span></text:p>
            <text:p text:style-name="P23"><text:span text:style-name="T29"><text:s/></text:span><text:span text:style-name="T29">4</text:span></text:p>
            <text:p text:style-name="P23"><text:span text:style-name="T29"><text:s/></text:span><text:span text:style-name="T29">5</text:span></text:p>
            <text:p text:style-name="P23"><text:span text:style-name="T29"><text:s/></text:span><text:span text:style-name="T29">6</text:span></text:p>
            <text:p text:style-name="P23"><text:span text:style-name="T29"><text:s/></text:span><text:span text:style-name="T29">7</text:span></text:p>
            <text:p text:style-name="P23"><text:span text:style-name="T29"><text:s/></text:span><text:span text:style-name="T29">8</text:span></text:p>
            <text:p text:style-name="P23"><text:span text:style-name="T29"><text:s/></text:span><text:span text:style-name="T29">9</text:span></text:p>
            <text:p text:style-name="P23"><text:span text:style-name="T29">10</text:span></text:p>
          </draw:text-box>
        </draw:frame>
        <draw:line draw:style-name="gr48" draw:text-style-name="P12" draw:layer="layout" svg:x1="4.432cm" svg:y1="19.932cm" svg:x2="4.432cm" svg:y2="16.44cm">
          <text:p text:style-name="P12">tasklets</text:p>
          <text:p text:style-name="P12"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 : exampl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7" draw:layer="layout" svg:width="26.035cm" svg:height="7.621cm" svg:x="1.27cm" svg:y="7.063cm">
          <draw:text-box>
            <text:p text:style-name="P22"><text:span text:style-name="T21">{</text:span></text:p>
            <text:p><text:span text:style-name="T22"><text:s text:c="3"/></text:span><text:span text:style-name="T22"><text:s/></text:span><text:span text:style-name="T22">/</text:span><text:span text:style-name="T22">/ </text:span><text:span text:style-name="T22">so</text:span><text:span text:style-name="T22">me </text:span><text:span text:style-name="T22">in</text:span><text:span text:style-name="T22">te</text:span><text:span text:style-name="T22">ge</text:span><text:span text:style-name="T22">r </text:span><text:span text:style-name="T22">ra</text:span><text:span text:style-name="T22">ng</text:span><text:span text:style-name="T22">e</text:span></text:p>
            <text:p><text:span text:style-name="T21"><text:s text:c="3"/></text:span><text:span text:style-name="T21"><text:s/></text:span><text:span text:style-name="T21">pa</text:span><text:span text:style-name="T21">ir</text:span><text:span text:style-name="T21">&lt;i</text:span><text:span text:style-name="T21">nt</text:span><text:span text:style-name="T21">,i</text:span><text:span text:style-name="T21">nt</text:span><text:span text:style-name="T21">&gt; </text:span><text:span text:style-name="T21">ra</text:span><text:span text:style-name="T21">ng</text:span><text:span text:style-name="T21">e </text:span><text:span text:style-name="T21">(0</text:span><text:span text:style-name="T21">, </text:span><text:span text:style-name="T21">40</text:span><text:span text:style-name="T21">96</text:span><text:span text:style-name="T21">);</text:span></text:p>
            <text:p text:style-name="P22"><text:span text:style-name="T21"/></text:p>
            <text:p text:style-name="P23"><text:span text:style-name="T22"><text:s text:c="3"/></text:span><text:span text:style-name="T22"><text:s/></text:span><text:span text:style-name="T22">/</text:span><text:span text:style-name="T22">/ </text:span><text:span text:style-name="T22">ou</text:span><text:span text:style-name="T22">r </text:span><text:span text:style-name="T22">la</text:span><text:span text:style-name="T22">un</text:span><text:span text:style-name="T22">ch</text:span><text:span text:style-name="T22">er</text:span></text:p>
            <text:p text:style-name="P23"><text:span text:style-name="T21"><text:s text:c="3"/></text:span><text:span text:style-name="T21"><text:s/></text:span><text:span text:style-name="T21">La</text:span><text:span text:style-name="T21">un</text:span><text:span text:style-name="T21">ch</text:span><text:span text:style-name="T21">er</text:span><text:span text:style-name="T21">&lt;A</text:span><text:span text:style-name="T21">rc</text:span><text:span text:style-name="T21">hU</text:span><text:span text:style-name="T21">pm</text:span><text:span text:style-name="T21">em</text:span><text:span text:style-name="T21">&gt; </text:span><text:span text:style-name="T21">la</text:span><text:span text:style-name="T21">un</text:span><text:span text:style-name="T21">ch</text:span><text:span text:style-name="T21">er </text:span><text:span text:style-name="T21">(A</text:span><text:span text:style-name="T21">rc</text:span><text:span text:style-name="T21">hU</text:span><text:span text:style-name="T21">pm</text:span><text:span text:style-name="T21">em</text:span><text:span text:style-name="T21">::</text:span><text:span text:style-name="T21">Ra</text:span><text:span text:style-name="T21">nk</text:span><text:span text:style-name="T21">(4</text:span><text:span text:style-name="T21">))</text:span><text:span text:style-name="T21">;</text:span></text:p>
            <text:p text:style-name="P23"><text:span text:style-name="T21"/></text:p>
            <text:p text:style-name="P23"><text:span text:style-name="T22"><text:s text:c="3"/></text:span><text:span text:style-name="T22"><text:s/></text:span><text:span text:style-name="T22">/</text:span><text:span text:style-name="T22">/ </text:span><text:span text:style-name="T22">la</text:span><text:span text:style-name="T22">un</text:span><text:span text:style-name="T22">ch </text:span><text:span text:style-name="T22">th</text:span><text:span text:style-name="T22">e </text:span><text:span text:style-name="T22">ex</text:span><text:span text:style-name="T22">ec</text:span><text:span text:style-name="T22">ut</text:span><text:span text:style-name="T22">io</text:span><text:span text:style-name="T22">n </text:span><text:span text:style-name="T22">of </text:span><text:span text:style-name="T22">so</text:span><text:span text:style-name="T22">me </text:span><text:span text:style-name="T22">ta</text:span><text:span text:style-name="T22">sk</text:span></text:p>
            <text:p text:style-name="P22"><text:span text:style-name="T21"><text:s text:c="3"/></text:span><text:span text:style-name="T21"><text:s/></text:span><text:span text:style-name="T21">la</text:span><text:span text:style-name="T21">un</text:span><text:span text:style-name="T21">ch</text:span><text:span text:style-name="T21">er</text:span><text:span text:style-name="T21">.r</text:span><text:span text:style-name="T21">un</text:span><text:span text:style-name="T21">&lt;</text:span><text:span text:style-name="T23">D</text:span><text:span text:style-name="T23">oS</text:span><text:span text:style-name="T23">om</text:span><text:span text:style-name="T23">et</text:span><text:span text:style-name="T23">hi</text:span><text:span text:style-name="T23">ng</text:span><text:span text:style-name="T21">&gt; </text:span><text:span text:style-name="T21">(</text:span><text:span text:style-name="T24">s</text:span><text:span text:style-name="T24">pl</text:span><text:span text:style-name="T24">it</text:span><text:span text:style-name="T24">&lt;A</text:span><text:span text:style-name="T24">rc</text:span><text:span text:style-name="T24">hU</text:span><text:span text:style-name="T24">pm</text:span><text:span text:style-name="T24">em</text:span><text:span text:style-name="T24">::</text:span><text:span text:style-name="T24">Ra</text:span><text:span text:style-name="T24">nk</text:span><text:span text:style-name="T24">&gt; </text:span><text:span text:style-name="T24">(r</text:span><text:span text:style-name="T24">an</text:span><text:span text:style-name="T24">ge</text:span><text:span text:style-name="T24">)</text:span><text:span text:style-name="T21">)</text:span><text:span text:style-name="T21">;</text:span></text:p>
            <text:p text:style-name="P22"><text:span text:style-name="T21">}</text:span></text:p>
          </draw:text-box>
        </draw:frame>
        <draw:frame draw:style-name="gr49" draw:text-style-name="P26" draw:layer="layout" svg:width="26.134cm" svg:height="3.272cm" svg:x="1.271cm" svg:y="3.078cm">
          <draw:text-box>
            <text:p text:style-name="P7"><text:span text:style-name="T19">D</text:span><text:span text:style-name="T19">a</text:span><text:span text:style-name="T19">t</text:span><text:span text:style-name="T19">a </text:span><text:span text:style-name="T19">s</text:span><text:span text:style-name="T19">p</text:span><text:span text:style-name="T19">li</text:span><text:span text:style-name="T19">t </text:span><text:span text:style-name="T19">a</text:span><text:span text:style-name="T19">t </text:span><text:span text:style-name="T19">r</text:span><text:span text:style-name="T19">a</text:span><text:span text:style-name="T19">n</text:span><text:span text:style-name="T19">k </text:span><text:span text:style-name="T19">l</text:span><text:span text:style-name="T19">e</text:span><text:span text:style-name="T19">v</text:span><text:span text:style-name="T19">e</text:span><text:span text:style-name="T19">l</text:span></text:p>
            <text:list text:style-name="L1">
              <text:list-item>
                <text:list>
                  <text:list-item>
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t</text:span><text:span text:style-name="T7">a</text:span><text:span text:style-name="T7">s</text:span><text:span text:style-name="T7">k</text:span><text:span text:style-name="T7">l</text:span><text:span text:style-name="T7">e</text:span><text:span text:style-name="T7">t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r</text:span><text:span text:style-name="T7">a</text:span><text:span text:style-name="T7">n</text:span><text:span text:style-name="T7">k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r</text:span><text:span text:style-name="T7">e</text:span><text:span text:style-name="T7">c</text:span><text:span text:style-name="T7">e</text:span><text:span text:style-name="T7">i</text:span><text:span text:style-name="T7">v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d</text:span><text:span text:style-name="T7">a</text:span><text:span text:style-name="T7">t</text:span><text:span text:style-name="T7">a</text:span></text:p>
                  </text:list-item>
                </text:list>
              </text:list-item>
            </text:list>
          </draw:text-box>
        </draw:frame>
        <draw:frame draw:style-name="gr41" draw:text-style-name="P29" draw:layer="layout" svg:width="3.174cm" svg:height="4.557cm" svg:x="4.906cm" svg:y="15.764cm">
          <draw:text-box>
            <text:p text:style-name="P22"><text:span text:style-name="T25">Ran</text:span><text:span text:style-name="T25">k 1</text:span></text:p>
            <text:p text:style-name="P22"><text:span text:style-name="T26">[ <text:s text:c="2"/></text:span><text:span text:style-name="T26">0 </text:span><text:span text:style-name="T26">102</text:span><text:span text:style-name="T26">4]</text:span></text:p>
            <text:p text:style-name="P22"><text:span text:style-name="T26">[ <text:s text:c="2"/></text:span><text:span text:style-name="T26">0 </text:span><text:span text:style-name="T26">102</text:span><text:span text:style-name="T26">4]</text:span></text:p>
            <text:p text:style-name="P23"><text:span text:style-name="T26">[ <text:s text:c="2"/></text:span><text:span text:style-name="T26">0 </text:span><text:span text:style-name="T26">102</text:span><text:span text:style-name="T26">4]</text:span></text:p>
            <text:p text:style-name="P23"><text:span text:style-name="T26">[ <text:s text:c="2"/></text:span><text:span text:style-name="T26">0 </text:span><text:span text:style-name="T26">102</text:span><text:span text:style-name="T26">4]</text:span></text:p>
            <text:p text:style-name="P23"><text:span text:style-name="T26">[ <text:s text:c="2"/></text:span><text:span text:style-name="T26">0 </text:span><text:span text:style-name="T26">102</text:span><text:span text:style-name="T26">4]</text:span></text:p>
            <text:p text:style-name="P23"><text:span text:style-name="T26">[ <text:s text:c="2"/></text:span><text:span text:style-name="T26">0 </text:span><text:span text:style-name="T26">102</text:span><text:span text:style-name="T26">4]</text:span></text:p>
            <text:p text:style-name="P28"><text:span text:style-name="T26">...</text:span></text:p>
            <text:p text:style-name="P22"><text:span text:style-name="T26">[ <text:s text:c="2"/></text:span><text:span text:style-name="T26">0 </text:span><text:span text:style-name="T26">102</text:span><text:span text:style-name="T26">4]</text:span></text:p>
          </draw:text-box>
        </draw:frame>
        <draw:frame draw:style-name="gr41" draw:text-style-name="P31" draw:layer="layout" svg:width="3.174cm" svg:height="4.557cm" svg:x="9.906cm" svg:y="15.764cm">
          <draw:text-box>
            <text:p text:style-name="P23"><text:span text:style-name="T25">Ran</text:span><text:span text:style-name="T25">k 2</text:span></text:p>
            <text:p text:style-name="P23"><text:span text:style-name="T26">[10</text:span><text:span text:style-name="T26">24 </text:span><text:span text:style-name="T26">204</text:span><text:span text:style-name="T26">8]</text:span></text:p>
            <text:p text:style-name="P23"><text:span text:style-name="T26">[10</text:span><text:span text:style-name="T26">24 </text:span><text:span text:style-name="T26">204</text:span><text:span text:style-name="T26">8]</text:span></text:p>
            <text:p text:style-name="P23"><text:span text:style-name="T26">[10</text:span><text:span text:style-name="T26">24 </text:span><text:span text:style-name="T26">204</text:span><text:span text:style-name="T26">8]</text:span></text:p>
            <text:p text:style-name="P23"><text:span text:style-name="T26">[10</text:span><text:span text:style-name="T26">24 </text:span><text:span text:style-name="T26">204</text:span><text:span text:style-name="T26">8]</text:span></text:p>
            <text:p text:style-name="P23"><text:span text:style-name="T26">[10</text:span><text:span text:style-name="T26">24 </text:span><text:span text:style-name="T26">204</text:span><text:span text:style-name="T26">8]</text:span></text:p>
            <text:p text:style-name="P23"><text:span text:style-name="T26">[10</text:span><text:span text:style-name="T26">24 </text:span><text:span text:style-name="T26">204</text:span><text:span text:style-name="T26">8]</text:span></text:p>
            <text:p text:style-name="P30"><text:span text:style-name="T26">...</text:span></text:p>
            <text:p text:style-name="P23"><text:span text:style-name="T26">[10</text:span><text:span text:style-name="T26">24 </text:span><text:span text:style-name="T26">204</text:span><text:span text:style-name="T26">8]</text:span></text:p>
          </draw:text-box>
        </draw:frame>
        <draw:frame draw:style-name="gr41" draw:text-style-name="P31" draw:layer="layout" svg:width="3.174cm" svg:height="4.557cm" svg:x="14.906cm" svg:y="15.764cm">
          <draw:text-box>
            <text:p text:style-name="P23"><text:span text:style-name="T25">Ran</text:span><text:span text:style-name="T25">k 3</text:span></text:p>
            <text:p text:style-name="P23"><text:span text:style-name="T26">[20</text:span><text:span text:style-name="T26">48 </text:span><text:span text:style-name="T26">307</text:span><text:span text:style-name="T26">2]</text:span></text:p>
            <text:p text:style-name="P23"><text:span text:style-name="T26">[20</text:span><text:span text:style-name="T26">48 </text:span><text:span text:style-name="T26">307</text:span><text:span text:style-name="T26">2]</text:span></text:p>
            <text:p text:style-name="P23"><text:span text:style-name="T26">[20</text:span><text:span text:style-name="T26">48 </text:span><text:span text:style-name="T26">307</text:span><text:span text:style-name="T26">2]</text:span></text:p>
            <text:p text:style-name="P23"><text:span text:style-name="T26">[20</text:span><text:span text:style-name="T26">48 </text:span><text:span text:style-name="T26">307</text:span><text:span text:style-name="T26">2]</text:span></text:p>
            <text:p text:style-name="P23"><text:span text:style-name="T26">[20</text:span><text:span text:style-name="T26">48 </text:span><text:span text:style-name="T26">307</text:span><text:span text:style-name="T26">2]</text:span></text:p>
            <text:p text:style-name="P23"><text:span text:style-name="T26">[20</text:span><text:span text:style-name="T26">48 </text:span><text:span text:style-name="T26">307</text:span><text:span text:style-name="T26">2]</text:span></text:p>
            <text:p text:style-name="P30"><text:span text:style-name="T26">...</text:span></text:p>
            <text:p text:style-name="P23"><text:span text:style-name="T26">[20</text:span><text:span text:style-name="T26">48 </text:span><text:span text:style-name="T26">307</text:span><text:span text:style-name="T26">2]</text:span></text:p>
          </draw:text-box>
        </draw:frame>
        <draw:frame draw:style-name="gr41" draw:text-style-name="P31" draw:layer="layout" svg:width="3.174cm" svg:height="4.557cm" svg:x="19.906cm" svg:y="15.764cm">
          <draw:text-box>
            <text:p text:style-name="P23"><text:span text:style-name="T25">Ran</text:span><text:span text:style-name="T25">k 4</text:span></text:p>
            <text:p text:style-name="P23"><text:span text:style-name="T26">[30</text:span><text:span text:style-name="T26">72 </text:span><text:span text:style-name="T26">409</text:span><text:span text:style-name="T26">6]</text:span></text:p>
            <text:p text:style-name="P23"><text:span text:style-name="T26">[30</text:span><text:span text:style-name="T26">72 </text:span><text:span text:style-name="T26">409</text:span><text:span text:style-name="T26">6]</text:span></text:p>
            <text:p text:style-name="P23"><text:span text:style-name="T26">[30</text:span><text:span text:style-name="T26">72 </text:span><text:span text:style-name="T26">409</text:span><text:span text:style-name="T26">6]</text:span></text:p>
            <text:p text:style-name="P23"><text:span text:style-name="T26">[30</text:span><text:span text:style-name="T26">72 </text:span><text:span text:style-name="T26">409</text:span><text:span text:style-name="T26">6]</text:span></text:p>
            <text:p text:style-name="P23"><text:span text:style-name="T26">[30</text:span><text:span text:style-name="T26">72 </text:span><text:span text:style-name="T26">409</text:span><text:span text:style-name="T26">6]</text:span></text:p>
            <text:p text:style-name="P23"><text:span text:style-name="T26">[30</text:span><text:span text:style-name="T26">72 </text:span><text:span text:style-name="T26">409</text:span><text:span text:style-name="T26">6]</text:span></text:p>
            <text:p text:style-name="P30"><text:span text:style-name="T26">...</text:span></text:p>
            <text:p text:style-name="P23"><text:span text:style-name="T26">[30</text:span><text:span text:style-name="T26">72 </text:span><text:span text:style-name="T26">409</text:span><text:span text:style-name="T26">6]</text:span></text:p>
          </draw:text-box>
        </draw:frame>
        <draw:frame draw:style-name="gr42" draw:text-style-name="P34" draw:layer="layout" svg:width="11.963cm" svg:height="1.571cm" svg:x="15.241cm" svg:y="7.141cm">
          <draw:text-box>
            <text:p text:style-name="P32"><text:span text:style-name="T27">tem</text:span><text:span text:style-name="T27">pla</text:span><text:span text:style-name="T27">te&lt;</text:span><text:span text:style-name="T27">cla</text:span><text:span text:style-name="T27">ss </text:span><text:span text:style-name="T27">ARC</text:span><text:span text:style-name="T27">H&gt; </text:span><text:span text:style-name="T27">str</text:span><text:span text:style-name="T27">uct </text:span><text:span text:style-name="T27">DoS</text:span><text:span text:style-name="T27">ome</text:span><text:span text:style-name="T27">thi</text:span><text:span text:style-name="T27">ng</text:span></text:p>
            <text:p text:style-name="P33"><text:span text:style-name="T27">{</text:span></text:p>
            <text:p text:style-name="P33"><text:span text:style-name="T27"><text:s text:c="4"/></text:span><text:span text:style-name="T27">sta</text:span><text:span text:style-name="T27">tic </text:span><text:span text:style-name="T27">int </text:span><text:span text:style-name="T27">run </text:span><text:span text:style-name="T27">(in</text:span><text:span text:style-name="T27">t </text:span><text:span text:style-name="T27">pui</text:span><text:span text:style-name="T27">d, 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ran</text:span><text:span text:style-name="T27">ge) </text:span><text:span text:style-name="T27"><text:s/></text:span><text:span text:style-name="T27">{ r</text:span><text:span text:style-name="T27">etu</text:span><text:span text:style-name="T27">rn </text:span><text:span text:style-name="T27">0; </text:span><text:span text:style-name="T27">}</text:span></text:p>
            <text:p text:style-name="P33"><text:span text:style-name="T27">};</text:span></text:p>
          </draw:text-box>
        </draw:frame>
        <draw:frame draw:style-name="gr47" draw:text-style-name="P38" draw:layer="layout" svg:width="1.293cm" svg:height="7.621cm" svg:x="-0.058cm" svg:y="7.165cm">
          <draw:text-box>
            <text:p text:style-name="P23"><text:span text:style-name="T29"><text:s/></text:span><text:span text:style-name="T29">1</text:span></text:p>
            <text:p text:style-name="P23"><text:span text:style-name="T29"><text:s/></text:span><text:span text:style-name="T29">2</text:span></text:p>
            <text:p text:style-name="P23"><text:span text:style-name="T29"><text:s/></text:span><text:span text:style-name="T29">3</text:span></text:p>
            <text:p text:style-name="P23"><text:span text:style-name="T29"><text:s/></text:span><text:span text:style-name="T29">4</text:span></text:p>
            <text:p text:style-name="P23"><text:span text:style-name="T29"><text:s/></text:span><text:span text:style-name="T29">5</text:span></text:p>
            <text:p text:style-name="P23"><text:span text:style-name="T29"><text:s/></text:span><text:span text:style-name="T29">6</text:span></text:p>
            <text:p text:style-name="P23"><text:span text:style-name="T29"><text:s/></text:span><text:span text:style-name="T29">7</text:span></text:p>
            <text:p text:style-name="P23"><text:span text:style-name="T29"><text:s/></text:span><text:span text:style-name="T29">8</text:span></text:p>
            <text:p text:style-name="P23"><text:span text:style-name="T29"><text:s/></text:span><text:span text:style-name="T29">9</text:span></text:p>
            <text:p text:style-name="P23"><text:span text:style-name="T29">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 : exampl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7" draw:layer="layout" svg:width="26.035cm" svg:height="7.621cm" svg:x="1.27cm" svg:y="7.063cm">
          <draw:text-box>
            <text:p text:style-name="P22"><text:span text:style-name="T21">{</text:span></text:p>
            <text:p><text:span text:style-name="T22"><text:s text:c="3"/></text:span><text:span text:style-name="T22"><text:s/></text:span><text:span text:style-name="T22">/</text:span><text:span text:style-name="T22">/ </text:span><text:span text:style-name="T22">so</text:span><text:span text:style-name="T22">me </text:span><text:span text:style-name="T22">in</text:span><text:span text:style-name="T22">te</text:span><text:span text:style-name="T22">ge</text:span><text:span text:style-name="T22">r </text:span><text:span text:style-name="T22">ra</text:span><text:span text:style-name="T22">ng</text:span><text:span text:style-name="T22">e</text:span></text:p>
            <text:p><text:span text:style-name="T21"><text:s text:c="3"/></text:span><text:span text:style-name="T21"><text:s/></text:span><text:span text:style-name="T21">pa</text:span><text:span text:style-name="T21">ir</text:span><text:span text:style-name="T21">&lt;i</text:span><text:span text:style-name="T21">nt</text:span><text:span text:style-name="T21">,i</text:span><text:span text:style-name="T21">nt</text:span><text:span text:style-name="T21">&gt; </text:span><text:span text:style-name="T21">ra</text:span><text:span text:style-name="T21">ng</text:span><text:span text:style-name="T21">e </text:span><text:span text:style-name="T21">(0</text:span><text:span text:style-name="T21">, </text:span><text:span text:style-name="T21">40</text:span><text:span text:style-name="T21">96</text:span><text:span text:style-name="T21">);</text:span></text:p>
            <text:p text:style-name="P22"><text:span text:style-name="T21"/></text:p>
            <text:p text:style-name="P23"><text:span text:style-name="T22"><text:s text:c="3"/></text:span><text:span text:style-name="T22"><text:s/></text:span><text:span text:style-name="T22">/</text:span><text:span text:style-name="T22">/ </text:span><text:span text:style-name="T22">ou</text:span><text:span text:style-name="T22">r </text:span><text:span text:style-name="T22">la</text:span><text:span text:style-name="T22">un</text:span><text:span text:style-name="T22">ch</text:span><text:span text:style-name="T22">er</text:span></text:p>
            <text:p text:style-name="P23"><text:span text:style-name="T21"><text:s text:c="3"/></text:span><text:span text:style-name="T21"><text:s/></text:span><text:span text:style-name="T21">La</text:span><text:span text:style-name="T21">un</text:span><text:span text:style-name="T21">ch</text:span><text:span text:style-name="T21">er</text:span><text:span text:style-name="T21">&lt;A</text:span><text:span text:style-name="T21">rc</text:span><text:span text:style-name="T21">hU</text:span><text:span text:style-name="T21">pm</text:span><text:span text:style-name="T21">em</text:span><text:span text:style-name="T21">&gt; </text:span><text:span text:style-name="T21">la</text:span><text:span text:style-name="T21">un</text:span><text:span text:style-name="T21">ch</text:span><text:span text:style-name="T21">er </text:span><text:span text:style-name="T21">(A</text:span><text:span text:style-name="T21">rc</text:span><text:span text:style-name="T21">hU</text:span><text:span text:style-name="T21">pm</text:span><text:span text:style-name="T21">em</text:span><text:span text:style-name="T21">::</text:span><text:span text:style-name="T21">Ra</text:span><text:span text:style-name="T21">nk</text:span><text:span text:style-name="T21">(4</text:span><text:span text:style-name="T21">))</text:span><text:span text:style-name="T21">;</text:span></text:p>
            <text:p text:style-name="P23"><text:span text:style-name="T21"/></text:p>
            <text:p text:style-name="P23"><text:span text:style-name="T22"><text:s text:c="3"/></text:span><text:span text:style-name="T22"><text:s/></text:span><text:span text:style-name="T22">/</text:span><text:span text:style-name="T22">/ </text:span><text:span text:style-name="T22">la</text:span><text:span text:style-name="T22">un</text:span><text:span text:style-name="T22">ch </text:span><text:span text:style-name="T22">th</text:span><text:span text:style-name="T22">e </text:span><text:span text:style-name="T22">ex</text:span><text:span text:style-name="T22">ec</text:span><text:span text:style-name="T22">ut</text:span><text:span text:style-name="T22">io</text:span><text:span text:style-name="T22">n </text:span><text:span text:style-name="T22">of </text:span><text:span text:style-name="T22">so</text:span><text:span text:style-name="T22">me </text:span><text:span text:style-name="T22">ta</text:span><text:span text:style-name="T22">sk</text:span></text:p>
            <text:p text:style-name="P22"><text:span text:style-name="T21"><text:s text:c="3"/></text:span><text:span text:style-name="T21"><text:s/></text:span><text:span text:style-name="T21">la</text:span><text:span text:style-name="T21">un</text:span><text:span text:style-name="T21">ch</text:span><text:span text:style-name="T21">er</text:span><text:span text:style-name="T21">.r</text:span><text:span text:style-name="T21">un</text:span><text:span text:style-name="T21">&lt;</text:span><text:span text:style-name="T23">D</text:span><text:span text:style-name="T23">oS</text:span><text:span text:style-name="T23">om</text:span><text:span text:style-name="T23">et</text:span><text:span text:style-name="T23">hi</text:span><text:span text:style-name="T23">ng</text:span><text:span text:style-name="T21">&gt; </text:span><text:span text:style-name="T21">(</text:span><text:span text:style-name="T24">s</text:span><text:span text:style-name="T24">pl</text:span><text:span text:style-name="T24">it</text:span><text:span text:style-name="T24">&lt;A</text:span><text:span text:style-name="T24">rc</text:span><text:span text:style-name="T24">hU</text:span><text:span text:style-name="T24">pm</text:span><text:span text:style-name="T24">em</text:span><text:span text:style-name="T24">::</text:span><text:span text:style-name="T24">DP</text:span><text:span text:style-name="T24">U&gt; </text:span><text:span text:style-name="T24">(r</text:span><text:span text:style-name="T24">an</text:span><text:span text:style-name="T24">ge</text:span><text:span text:style-name="T24">)</text:span><text:span text:style-name="T21">)</text:span><text:span text:style-name="T21">;</text:span></text:p>
            <text:p text:style-name="P22"><text:span text:style-name="T21">}</text:span></text:p>
          </draw:text-box>
        </draw:frame>
        <draw:frame draw:style-name="gr50" draw:text-style-name="P26" draw:layer="layout" svg:width="26.134cm" svg:height="3.272cm" svg:x="1.271cm" svg:y="3.078cm">
          <draw:text-box>
            <text:p text:style-name="P7"><text:span text:style-name="T19">D</text:span><text:span text:style-name="T19">a</text:span><text:span text:style-name="T19">t</text:span><text:span text:style-name="T19">a </text:span><text:span text:style-name="T19">s</text:span><text:span text:style-name="T19">p</text:span><text:span text:style-name="T19">li</text:span><text:span text:style-name="T19">t </text:span><text:span text:style-name="T19">a</text:span><text:span text:style-name="T19">t </text:span><text:span text:style-name="T19">D</text:span><text:span text:style-name="T19">P</text:span><text:span text:style-name="T19">U </text:span><text:span text:style-name="T19">l</text:span><text:span text:style-name="T19">e</text:span><text:span text:style-name="T19">v</text:span><text:span text:style-name="T19">e</text:span><text:span text:style-name="T19">l</text:span></text:p>
            <text:list text:style-name="L1">
              <text:list-item>
                <text:list>
                  <text:list-item>
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t</text:span><text:span text:style-name="T7">a</text:span><text:span text:style-name="T7">s</text:span><text:span text:style-name="T7">k</text:span><text:span text:style-name="T7">l</text:span><text:span text:style-name="T7">e</text:span><text:span text:style-name="T7">t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D</text:span><text:span text:style-name="T7">P</text:span><text:span text:style-name="T7">U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r</text:span><text:span text:style-name="T7">e</text:span><text:span text:style-name="T7">c</text:span><text:span text:style-name="T7">e</text:span><text:span text:style-name="T7">i</text:span><text:span text:style-name="T7">v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d</text:span><text:span text:style-name="T7">a</text:span><text:span text:style-name="T7">t</text:span><text:span text:style-name="T7">a</text:span></text:p>
                  </text:list-item>
                </text:list>
              </text:list-item>
            </text:list>
          </draw:text-box>
        </draw:frame>
        <draw:frame draw:style-name="gr41" draw:text-style-name="P29" draw:layer="layout" svg:width="3.174cm" svg:height="4.557cm" svg:x="4.906cm" svg:y="15.765cm">
          <draw:text-box>
            <text:p text:style-name="P22"><text:span text:style-name="T25">Ran</text:span><text:span text:style-name="T25">k 1</text:span></text:p>
            <text:p text:style-name="P22"><text:span text:style-name="T26">[ <text:s text:c="2"/></text:span><text:span text:style-name="T26">0 <text:s text:c="2"/></text:span><text:span text:style-name="T26">16]</text:span></text:p>
            <text:p text:style-name="P22"><text:span text:style-name="T26">[ <text:s text:c="2"/></text:span><text:span text:style-name="T26">0 <text:s text:c="2"/></text:span><text:span text:style-name="T26">16]</text:span></text:p>
            <text:p text:style-name="P30"><text:span text:style-name="T26">...</text:span></text:p>
            <text:p text:style-name="P23"><text:span text:style-name="T26">[ <text:s/></text:span><text:span text:style-name="T26">16 <text:s/></text:span><text:span text:style-name="T26"><text:s/></text:span><text:span text:style-name="T26">32]</text:span></text:p>
            <text:p text:style-name="P23"><text:span text:style-name="T26">[ <text:s/></text:span><text:span text:style-name="T26">16 <text:s/></text:span><text:span text:style-name="T26"><text:s/></text:span><text:span text:style-name="T26">32]</text:span></text:p>
            <text:p text:style-name="P30"><text:span text:style-name="T26">...</text:span></text:p>
            <text:p text:style-name="P23"><text:span text:style-name="T26">[10</text:span><text:span text:style-name="T26">08 </text:span><text:span text:style-name="T26">102</text:span><text:span text:style-name="T26">4]</text:span></text:p>
            <text:p text:style-name="P22"><text:span text:style-name="T26">[10</text:span><text:span text:style-name="T26">08 </text:span><text:span text:style-name="T26">102</text:span><text:span text:style-name="T26">4]</text:span></text:p>
          </draw:text-box>
        </draw:frame>
        <draw:frame draw:style-name="gr41" draw:text-style-name="P31" draw:layer="layout" svg:width="3.174cm" svg:height="4.557cm" svg:x="9.906cm" svg:y="15.765cm">
          <draw:text-box>
            <text:p text:style-name="P23"><text:span text:style-name="T25">Ran</text:span><text:span text:style-name="T25">k 2</text:span></text:p>
            <text:p text:style-name="P23"><text:span text:style-name="T26">[10</text:span><text:span text:style-name="T26">24 </text:span><text:span text:style-name="T26">104</text:span><text:span text:style-name="T26">0]</text:span></text:p>
            <text:p text:style-name="P23"><text:span text:style-name="T26">[10</text:span><text:span text:style-name="T26">24 </text:span><text:span text:style-name="T26">104</text:span><text:span text:style-name="T26">0]</text:span></text:p>
            <text:p text:style-name="P30"><text:span text:style-name="T26">...</text:span></text:p>
            <text:p text:style-name="P23"><text:span text:style-name="T26">[10</text:span><text:span text:style-name="T26">40 </text:span><text:span text:style-name="T26">105</text:span><text:span text:style-name="T26">6]</text:span></text:p>
            <text:p text:style-name="P23"><text:span text:style-name="T26">[10</text:span><text:span text:style-name="T26">40 </text:span><text:span text:style-name="T26">105</text:span><text:span text:style-name="T26">6]</text:span></text:p>
            <text:p text:style-name="P30"><text:span text:style-name="T26">...</text:span></text:p>
            <text:p text:style-name="P23"><text:span text:style-name="T26">[20</text:span><text:span text:style-name="T26">32 </text:span><text:span text:style-name="T26">204</text:span><text:span text:style-name="T26">8]</text:span><text:span text:style-name="T26">[20</text:span><text:span text:style-name="T26">32 </text:span><text:span text:style-name="T26">204</text:span><text:span text:style-name="T26">8]</text:span></text:p>
          </draw:text-box>
        </draw:frame>
        <draw:frame draw:style-name="gr41" draw:text-style-name="P31" draw:layer="layout" svg:width="3.174cm" svg:height="4.557cm" svg:x="14.906cm" svg:y="15.765cm">
          <draw:text-box>
            <text:p text:style-name="P23"><text:span text:style-name="T25">Ran</text:span><text:span text:style-name="T25">k 3</text:span></text:p>
            <text:p text:style-name="P23"><text:span text:style-name="T26">[20</text:span><text:span text:style-name="T26">48 </text:span><text:span text:style-name="T26">206</text:span><text:span text:style-name="T26">4]</text:span></text:p>
            <text:p text:style-name="P23"><text:span text:style-name="T26">[20</text:span><text:span text:style-name="T26">48 </text:span><text:span text:style-name="T26">206</text:span><text:span text:style-name="T26">4]</text:span></text:p>
            <text:p text:style-name="P30"><text:span text:style-name="T26">...</text:span></text:p>
            <text:p text:style-name="P23"><text:span text:style-name="T26">[20</text:span><text:span text:style-name="T26">64 </text:span><text:span text:style-name="T26">208</text:span><text:span text:style-name="T26">0]</text:span></text:p>
            <text:p text:style-name="P23"><text:span text:style-name="T26">[20</text:span><text:span text:style-name="T26">64 </text:span><text:span text:style-name="T26">208</text:span><text:span text:style-name="T26">0]</text:span></text:p>
            <text:p text:style-name="P30"><text:span text:style-name="T26">...</text:span></text:p>
            <text:p text:style-name="P23"><text:span text:style-name="T26">[30</text:span><text:span text:style-name="T26">56 </text:span><text:span text:style-name="T26">307</text:span><text:span text:style-name="T26">2]</text:span></text:p>
            <text:p text:style-name="P23"><text:span text:style-name="T26">[30</text:span><text:span text:style-name="T26">56 </text:span><text:span text:style-name="T26">307</text:span><text:span text:style-name="T26">2]</text:span></text:p>
          </draw:text-box>
        </draw:frame>
        <draw:frame draw:style-name="gr41" draw:text-style-name="P31" draw:layer="layout" svg:width="3.174cm" svg:height="4.557cm" svg:x="19.906cm" svg:y="15.765cm">
          <draw:text-box>
            <text:p text:style-name="P23"><text:span text:style-name="T25">Ran</text:span><text:span text:style-name="T25">k 4</text:span></text:p>
            <text:p text:style-name="P23"><text:span text:style-name="T26">[30</text:span><text:span text:style-name="T26">72 </text:span><text:span text:style-name="T26">308</text:span><text:span text:style-name="T26">8]</text:span></text:p>
            <text:p text:style-name="P23"><text:span text:style-name="T26">[30</text:span><text:span text:style-name="T26">72 </text:span><text:span text:style-name="T26">308</text:span><text:span text:style-name="T26">8]</text:span></text:p>
            <text:p text:style-name="P30"><text:span text:style-name="T26">...</text:span></text:p>
            <text:p text:style-name="P23"><text:span text:style-name="T26">[30</text:span><text:span text:style-name="T26">88 </text:span><text:span text:style-name="T26">310</text:span><text:span text:style-name="T26">4]</text:span></text:p>
            <text:p text:style-name="P23"><text:span text:style-name="T26">[30</text:span><text:span text:style-name="T26">88 </text:span><text:span text:style-name="T26">301</text:span><text:span text:style-name="T26">4]</text:span></text:p>
            <text:p text:style-name="P30"><text:span text:style-name="T26">...</text:span></text:p>
            <text:p text:style-name="P23"><text:span text:style-name="T26">[40</text:span><text:span text:style-name="T26">80 </text:span><text:span text:style-name="T26">409</text:span><text:span text:style-name="T26">6]</text:span></text:p>
            <text:p text:style-name="P23"><text:span text:style-name="T26">[40</text:span><text:span text:style-name="T26">80 </text:span><text:span text:style-name="T26">409</text:span><text:span text:style-name="T26">6]</text:span></text:p>
          </draw:text-box>
        </draw:frame>
        <draw:custom-shape draw:style-name="gr51" draw:text-style-name="P40" draw:layer="layout" svg:width="1.905cm" svg:height="0.635cm" svg:x="1.27cm" svg:y="16.375cm">
          <text:p text:style-name="P39"><text:span text:style-name="T30">DPU 1</text:span></text:p>
          <draw:enhanced-geometry svg:viewBox="0 0 21600 21600" draw:type="rectangle" draw:enhanced-path="M 0 0 L 21600 0 21600 21600 0 21600 0 0 Z N"/>
        </draw:custom-shape>
        <draw:line draw:style-name="gr52" draw:text-style-name="P20" draw:layer="layout" svg:x1="3.375cm" svg:y1="16.71cm" svg:x2="4.645cm" svg:y2="16.71cm">
          <text:p/>
        </draw:line>
        <draw:custom-shape draw:style-name="gr51" draw:text-style-name="P40" draw:layer="layout" svg:width="1.905cm" svg:height="0.635cm" svg:x="1.27cm" svg:y="17.775cm">
          <text:p text:style-name="P39"><text:span text:style-name="T30">DPU 2</text:span></text:p>
          <draw:enhanced-geometry svg:viewBox="0 0 21600 21600" draw:type="rectangle" draw:enhanced-path="M 0 0 L 21600 0 21600 21600 0 21600 0 0 Z N"/>
        </draw:custom-shape>
        <draw:line draw:style-name="gr52" draw:text-style-name="P20" draw:layer="layout" svg:x1="3.375cm" svg:y1="18.11cm" svg:x2="4.645cm" svg:y2="18.11cm">
          <text:p/>
        </draw:line>
        <draw:custom-shape draw:style-name="gr51" draw:text-style-name="P40" draw:layer="layout" svg:width="1.905cm" svg:height="0.635cm" svg:x="1.27cm" svg:y="19.175cm">
          <text:p text:style-name="P39"><text:span text:style-name="T30">DPU 64</text:span></text:p>
          <draw:enhanced-geometry svg:viewBox="0 0 21600 21600" draw:type="rectangle" draw:enhanced-path="M 0 0 L 21600 0 21600 21600 0 21600 0 0 Z N"/>
        </draw:custom-shape>
        <draw:line draw:style-name="gr52" draw:text-style-name="P20" draw:layer="layout" svg:x1="3.375cm" svg:y1="19.51cm" svg:x2="4.645cm" svg:y2="19.51cm">
          <text:p/>
        </draw:line>
        <draw:custom-shape draw:style-name="gr53" draw:text-style-name="P40" draw:layer="layout" svg:width="1.144cm" svg:height="0.635cm" draw:transform="rotate (1.5707963267949) translate (1.902cm 19.385cm)">
          <text:p text:style-name="P39"><text:span text:style-name="T3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4" draw:layer="layout" svg:width="11.963cm" svg:height="1.571cm" svg:x="15.241cm" svg:y="7.141cm">
          <draw:text-box>
            <text:p text:style-name="P32"><text:span text:style-name="T27">tem</text:span><text:span text:style-name="T27">pla</text:span><text:span text:style-name="T27">te&lt;</text:span><text:span text:style-name="T27">cla</text:span><text:span text:style-name="T27">ss </text:span><text:span text:style-name="T27">ARC</text:span><text:span text:style-name="T27">H&gt; </text:span><text:span text:style-name="T27">str</text:span><text:span text:style-name="T27">uct </text:span><text:span text:style-name="T27">DoS</text:span><text:span text:style-name="T27">ome</text:span><text:span text:style-name="T27">thi</text:span><text:span text:style-name="T27">ng</text:span></text:p>
            <text:p text:style-name="P33"><text:span text:style-name="T27">{</text:span></text:p>
            <text:p text:style-name="P33"><text:span text:style-name="T27"><text:s text:c="4"/></text:span><text:span text:style-name="T27">sta</text:span><text:span text:style-name="T27">tic </text:span><text:span text:style-name="T27">int </text:span><text:span text:style-name="T27">run </text:span><text:span text:style-name="T27">(in</text:span><text:span text:style-name="T27">t </text:span><text:span text:style-name="T27">pui</text:span><text:span text:style-name="T27">d, 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ran</text:span><text:span text:style-name="T27">ge) </text:span><text:span text:style-name="T27"><text:s/></text:span><text:span text:style-name="T27">{ r</text:span><text:span text:style-name="T27">etu</text:span><text:span text:style-name="T27">rn </text:span><text:span text:style-name="T27">0; </text:span><text:span text:style-name="T27">}</text:span></text:p>
            <text:p text:style-name="P33"><text:span text:style-name="T27">};</text:span></text:p>
          </draw:text-box>
        </draw:frame>
        <draw:frame draw:style-name="gr47" draw:text-style-name="P38" draw:layer="layout" svg:width="1.293cm" svg:height="7.621cm" svg:x="-0.058cm" svg:y="7.165cm">
          <draw:text-box>
            <text:p text:style-name="P23"><text:span text:style-name="T29"><text:s/></text:span><text:span text:style-name="T29">1</text:span></text:p>
            <text:p text:style-name="P23"><text:span text:style-name="T29"><text:s/></text:span><text:span text:style-name="T29">2</text:span></text:p>
            <text:p text:style-name="P23"><text:span text:style-name="T29"><text:s/></text:span><text:span text:style-name="T29">3</text:span></text:p>
            <text:p text:style-name="P23"><text:span text:style-name="T29"><text:s/></text:span><text:span text:style-name="T29">4</text:span></text:p>
            <text:p text:style-name="P23"><text:span text:style-name="T29"><text:s/></text:span><text:span text:style-name="T29">5</text:span></text:p>
            <text:p text:style-name="P23"><text:span text:style-name="T29"><text:s/></text:span><text:span text:style-name="T29">6</text:span></text:p>
            <text:p text:style-name="P23"><text:span text:style-name="T29"><text:s/></text:span><text:span text:style-name="T29">7</text:span></text:p>
            <text:p text:style-name="P23"><text:span text:style-name="T29"><text:s/></text:span><text:span text:style-name="T29">8</text:span></text:p>
            <text:p text:style-name="P23"><text:span text:style-name="T29"><text:s/></text:span><text:span text:style-name="T29">9</text:span></text:p>
            <text:p text:style-name="P23"><text:span text:style-name="T29">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 : exampl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7" draw:layer="layout" svg:width="26.035cm" svg:height="7.621cm" svg:x="1.27cm" svg:y="7.063cm">
          <draw:text-box>
            <text:p text:style-name="P22"><text:span text:style-name="T21">{</text:span></text:p>
            <text:p><text:span text:style-name="T22"><text:s text:c="3"/></text:span><text:span text:style-name="T22"><text:s/></text:span><text:span text:style-name="T22">/</text:span><text:span text:style-name="T22">/ </text:span><text:span text:style-name="T22">so</text:span><text:span text:style-name="T22">me </text:span><text:span text:style-name="T22">in</text:span><text:span text:style-name="T22">te</text:span><text:span text:style-name="T22">ge</text:span><text:span text:style-name="T22">r </text:span><text:span text:style-name="T22">ra</text:span><text:span text:style-name="T22">ng</text:span><text:span text:style-name="T22">e</text:span></text:p>
            <text:p><text:span text:style-name="T21"><text:s text:c="3"/></text:span><text:span text:style-name="T21"><text:s/></text:span><text:span text:style-name="T21">pa</text:span><text:span text:style-name="T21">ir</text:span><text:span text:style-name="T21">&lt;i</text:span><text:span text:style-name="T21">nt</text:span><text:span text:style-name="T21">,i</text:span><text:span text:style-name="T21">nt</text:span><text:span text:style-name="T21">&gt; </text:span><text:span text:style-name="T21">ra</text:span><text:span text:style-name="T21">ng</text:span><text:span text:style-name="T21">e </text:span><text:span text:style-name="T21">(0</text:span><text:span text:style-name="T21">, </text:span><text:span text:style-name="T21">40</text:span><text:span text:style-name="T21">96</text:span><text:span text:style-name="T21">);</text:span></text:p>
            <text:p text:style-name="P22"><text:span text:style-name="T21"/></text:p>
            <text:p text:style-name="P23"><text:span text:style-name="T22"><text:s text:c="3"/></text:span><text:span text:style-name="T22"><text:s/></text:span><text:span text:style-name="T22">/</text:span><text:span text:style-name="T22">/ </text:span><text:span text:style-name="T22">ou</text:span><text:span text:style-name="T22">r </text:span><text:span text:style-name="T22">la</text:span><text:span text:style-name="T22">un</text:span><text:span text:style-name="T22">ch</text:span><text:span text:style-name="T22">er</text:span></text:p>
            <text:p text:style-name="P23"><text:span text:style-name="T21"><text:s text:c="3"/></text:span><text:span text:style-name="T21"><text:s/></text:span><text:span text:style-name="T21">La</text:span><text:span text:style-name="T21">un</text:span><text:span text:style-name="T21">ch</text:span><text:span text:style-name="T21">er</text:span><text:span text:style-name="T21">&lt;A</text:span><text:span text:style-name="T21">rc</text:span><text:span text:style-name="T21">hU</text:span><text:span text:style-name="T21">pm</text:span><text:span text:style-name="T21">em</text:span><text:span text:style-name="T21">&gt; </text:span><text:span text:style-name="T21">la</text:span><text:span text:style-name="T21">un</text:span><text:span text:style-name="T21">ch</text:span><text:span text:style-name="T21">er </text:span><text:span text:style-name="T21">(A</text:span><text:span text:style-name="T21">rc</text:span><text:span text:style-name="T21">hU</text:span><text:span text:style-name="T21">pm</text:span><text:span text:style-name="T21">em</text:span><text:span text:style-name="T21">::</text:span><text:span text:style-name="T21">Ra</text:span><text:span text:style-name="T21">nk</text:span><text:span text:style-name="T21">(4</text:span><text:span text:style-name="T21">))</text:span><text:span text:style-name="T21">;</text:span></text:p>
            <text:p text:style-name="P23"><text:span text:style-name="T21"/></text:p>
            <text:p text:style-name="P23"><text:span text:style-name="T22"><text:s text:c="3"/></text:span><text:span text:style-name="T22"><text:s/></text:span><text:span text:style-name="T22">/</text:span><text:span text:style-name="T22">/ </text:span><text:span text:style-name="T22">la</text:span><text:span text:style-name="T22">un</text:span><text:span text:style-name="T22">ch </text:span><text:span text:style-name="T22">th</text:span><text:span text:style-name="T22">e </text:span><text:span text:style-name="T22">ex</text:span><text:span text:style-name="T22">ec</text:span><text:span text:style-name="T22">ut</text:span><text:span text:style-name="T22">io</text:span><text:span text:style-name="T22">n </text:span><text:span text:style-name="T22">of </text:span><text:span text:style-name="T22">so</text:span><text:span text:style-name="T22">me </text:span><text:span text:style-name="T22">ta</text:span><text:span text:style-name="T22">sk</text:span></text:p>
            <text:p text:style-name="P22"><text:span text:style-name="T21"><text:s text:c="3"/></text:span><text:span text:style-name="T21"><text:s/></text:span><text:span text:style-name="T21">la</text:span><text:span text:style-name="T21">un</text:span><text:span text:style-name="T21">ch</text:span><text:span text:style-name="T21">er</text:span><text:span text:style-name="T21">.r</text:span><text:span text:style-name="T21">un</text:span><text:span text:style-name="T21">&lt;</text:span><text:span text:style-name="T23">D</text:span><text:span text:style-name="T23">oS</text:span><text:span text:style-name="T23">om</text:span><text:span text:style-name="T23">et</text:span><text:span text:style-name="T23">hi</text:span><text:span text:style-name="T23">ng</text:span><text:span text:style-name="T21">&gt; </text:span><text:span text:style-name="T21">(</text:span><text:span text:style-name="T24">s</text:span><text:span text:style-name="T24">pl</text:span><text:span text:style-name="T24">it</text:span><text:span text:style-name="T24">&lt;A</text:span><text:span text:style-name="T24">rc</text:span><text:span text:style-name="T24">hU</text:span><text:span text:style-name="T24">pm</text:span><text:span text:style-name="T24">em</text:span><text:span text:style-name="T24">::</text:span><text:span text:style-name="T24">Ta</text:span><text:span text:style-name="T24">sk</text:span><text:span text:style-name="T24">le</text:span><text:span text:style-name="T24">t&gt; </text:span><text:span text:style-name="T24">(r</text:span><text:span text:style-name="T24">an</text:span><text:span text:style-name="T24">ge</text:span><text:span text:style-name="T24">)</text:span><text:span text:style-name="T21">)</text:span><text:span text:style-name="T21">;</text:span></text:p>
            <text:p text:style-name="P22"><text:span text:style-name="T21">}</text:span></text:p>
          </draw:text-box>
        </draw:frame>
        <draw:frame draw:style-name="gr54" draw:text-style-name="P26" draw:layer="layout" svg:width="26.134cm" svg:height="3.272cm" svg:x="1.271cm" svg:y="3.078cm">
          <draw:text-box>
            <text:p text:style-name="P7"><text:span text:style-name="T19">D</text:span><text:span text:style-name="T19">a</text:span><text:span text:style-name="T19">t</text:span><text:span text:style-name="T19">a </text:span><text:span text:style-name="T19">s</text:span><text:span text:style-name="T19">p</text:span><text:span text:style-name="T19">li</text:span><text:span text:style-name="T19">t </text:span><text:span text:style-name="T19">a</text:span><text:span text:style-name="T19">t </text:span><text:span text:style-name="T19">t</text:span><text:span text:style-name="T19">a</text:span><text:span text:style-name="T19">s</text:span><text:span text:style-name="T19">k</text:span><text:span text:style-name="T19">l</text:span><text:span text:style-name="T19">e</text:span><text:span text:style-name="T19">t </text:span><text:span text:style-name="T19">l</text:span><text:span text:style-name="T19">e</text:span><text:span text:style-name="T19">v</text:span><text:span text:style-name="T19">e</text:span><text:span text:style-name="T19">l</text:span></text:p>
            <text:list text:style-name="L1">
              <text:list-item>
                <text:list>
                  <text:list-item>
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t</text:span><text:span text:style-name="T7">a</text:span><text:span text:style-name="T7">s</text:span><text:span text:style-name="T7">k</text:span><text:span text:style-name="T7">l</text:span><text:span text:style-name="T7">e</text:span><text:span text:style-name="T7">t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r</text:span><text:span text:style-name="T7">e</text:span><text:span text:style-name="T7">c</text:span><text:span text:style-name="T7">e</text:span><text:span text:style-name="T7">i</text:span><text:span text:style-name="T7">v</text:span><text:span text:style-name="T7">e</text:span><text:span text:style-name="T7"> </text:span><text:span text:style-name="T7">a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d</text:span><text:span text:style-name="T7">a</text:span><text:span text:style-name="T7">t</text:span><text:span text:style-name="T7">a</text:span></text:p>
                  </text:list-item>
                </text:list>
              </text:list-item>
            </text:list>
          </draw:text-box>
        </draw:frame>
        <draw:frame draw:style-name="gr41" draw:text-style-name="P29" draw:layer="layout" svg:width="3.174cm" svg:height="4.557cm" svg:x="4.906cm" svg:y="15.765cm">
          <draw:text-box>
            <text:p text:style-name="P22"><text:span text:style-name="T25">Ran</text:span><text:span text:style-name="T25">k 1</text:span></text:p>
            <text:p text:style-name="P22"><text:span text:style-name="T26">[ <text:s text:c="2"/></text:span><text:span text:style-name="T26">0 <text:s text:c="2"/></text:span><text:span text:style-name="T26"><text:s/>1]</text:span></text:p>
            <text:p text:style-name="P22"><text:span text:style-name="T26">[ <text:s text:c="2"/></text:span><text:span text:style-name="T26">1 <text:s text:c="2"/></text:span><text:span text:style-name="T26"><text:s/>2]</text:span></text:p>
            <text:p text:style-name="P23"><text:span text:style-name="T26">[ <text:s text:c="2"/></text:span><text:span text:style-name="T26">2 <text:s text:c="2"/></text:span><text:span text:style-name="T26"><text:s/>3]</text:span></text:p>
            <text:p text:style-name="P23"><text:span text:style-name="T26">[ <text:s text:c="2"/></text:span><text:span text:style-name="T26">3 <text:s text:c="2"/></text:span><text:span text:style-name="T26"><text:s/>4]</text:span></text:p>
            <text:p text:style-name="P23"><text:span text:style-name="T26">[ <text:s text:c="2"/></text:span><text:span text:style-name="T26">4 <text:s text:c="2"/></text:span><text:span text:style-name="T26"><text:s/>5]</text:span></text:p>
            <text:p text:style-name="P23"><text:span text:style-name="T26">[ <text:s text:c="2"/></text:span><text:span text:style-name="T26">5 <text:s text:c="2"/></text:span><text:span text:style-name="T26"><text:s/>6]</text:span></text:p>
            <text:p text:style-name="P30"><text:span text:style-name="T26">...</text:span></text:p>
            <text:p text:style-name="P23"><text:span text:style-name="T26">[10</text:span><text:span text:style-name="T26">23 </text:span><text:span text:style-name="T26">102</text:span><text:span text:style-name="T26">4]</text:span></text:p>
          </draw:text-box>
        </draw:frame>
        <draw:frame draw:style-name="gr41" draw:text-style-name="P31" draw:layer="layout" svg:width="3.174cm" svg:height="4.557cm" svg:x="9.906cm" svg:y="15.766cm">
          <draw:text-box>
            <text:p text:style-name="P23"><text:span text:style-name="T25">Ran</text:span><text:span text:style-name="T25">k 2</text:span></text:p>
            <text:p text:style-name="P23"><text:span text:style-name="T26">[10</text:span><text:span text:style-name="T26">24 </text:span><text:span text:style-name="T26">102</text:span><text:span text:style-name="T26">5]</text:span></text:p>
            <text:p text:style-name="P23"><text:span text:style-name="T26">[10</text:span><text:span text:style-name="T26">25 </text:span><text:span text:style-name="T26">102</text:span><text:span text:style-name="T26">6]</text:span></text:p>
            <text:p text:style-name="P23"><text:span text:style-name="T26">[10</text:span><text:span text:style-name="T26">26 </text:span><text:span text:style-name="T26">102</text:span><text:span text:style-name="T26">7]</text:span></text:p>
            <text:p text:style-name="P23"><text:span text:style-name="T26">[10</text:span><text:span text:style-name="T26">27 </text:span><text:span text:style-name="T26">102</text:span><text:span text:style-name="T26">8]</text:span></text:p>
            <text:p text:style-name="P23"><text:span text:style-name="T26">[10</text:span><text:span text:style-name="T26">28 </text:span><text:span text:style-name="T26">102</text:span><text:span text:style-name="T26">9]</text:span></text:p>
            <text:p text:style-name="P23"><text:span text:style-name="T26">[10</text:span><text:span text:style-name="T26">29 </text:span><text:span text:style-name="T26">103</text:span><text:span text:style-name="T26">0]</text:span></text:p>
            <text:p text:style-name="P30"><text:span text:style-name="T26">...</text:span></text:p>
            <text:p text:style-name="P23"><text:span text:style-name="T26">[20</text:span><text:span text:style-name="T26">47 </text:span><text:span text:style-name="T26">204</text:span><text:span text:style-name="T26">8]</text:span></text:p>
          </draw:text-box>
        </draw:frame>
        <draw:frame draw:style-name="gr41" draw:text-style-name="P31" draw:layer="layout" svg:width="3.174cm" svg:height="4.557cm" svg:x="14.906cm" svg:y="15.766cm">
          <draw:text-box>
            <text:p text:style-name="P23"><text:span text:style-name="T25">Ran</text:span><text:span text:style-name="T25">k 3</text:span></text:p>
            <text:p text:style-name="P23"><text:span text:style-name="T26">[20</text:span><text:span text:style-name="T26">48 </text:span><text:span text:style-name="T26">204</text:span><text:span text:style-name="T26">9]</text:span></text:p>
            <text:p text:style-name="P23"><text:span text:style-name="T26">[20</text:span><text:span text:style-name="T26">49 </text:span><text:span text:style-name="T26">205</text:span><text:span text:style-name="T26">0]</text:span></text:p>
            <text:p text:style-name="P23"><text:span text:style-name="T26">[20</text:span><text:span text:style-name="T26">50 </text:span><text:span text:style-name="T26">205</text:span><text:span text:style-name="T26">1]</text:span></text:p>
            <text:p text:style-name="P23"><text:span text:style-name="T26">[20</text:span><text:span text:style-name="T26">51 </text:span><text:span text:style-name="T26">205</text:span><text:span text:style-name="T26">2]</text:span></text:p>
            <text:p text:style-name="P23"><text:span text:style-name="T26">[20</text:span><text:span text:style-name="T26">52 </text:span><text:span text:style-name="T26">205</text:span><text:span text:style-name="T26">3]</text:span></text:p>
            <text:p text:style-name="P23"><text:span text:style-name="T26">[20</text:span><text:span text:style-name="T26">53 </text:span><text:span text:style-name="T26">205</text:span><text:span text:style-name="T26">4]</text:span></text:p>
            <text:p text:style-name="P30"><text:span text:style-name="T26">...</text:span></text:p>
            <text:p text:style-name="P23"><text:span text:style-name="T26">[30</text:span><text:span text:style-name="T26">71 </text:span><text:span text:style-name="T26">307</text:span><text:span text:style-name="T26">2]</text:span></text:p>
          </draw:text-box>
        </draw:frame>
        <draw:frame draw:style-name="gr41" draw:text-style-name="P31" draw:layer="layout" svg:width="3.174cm" svg:height="4.557cm" svg:x="19.906cm" svg:y="15.766cm">
          <draw:text-box>
            <text:p text:style-name="P23"><text:span text:style-name="T25">Ran</text:span><text:span text:style-name="T25">k 4</text:span></text:p>
            <text:p text:style-name="P23"><text:span text:style-name="T26">[30</text:span><text:span text:style-name="T26">72 </text:span><text:span text:style-name="T26">307</text:span><text:span text:style-name="T26">3]</text:span></text:p>
            <text:p text:style-name="P23"><text:span text:style-name="T26">[30</text:span><text:span text:style-name="T26">73 </text:span><text:span text:style-name="T26">307</text:span><text:span text:style-name="T26">4]</text:span></text:p>
            <text:p text:style-name="P23"><text:span text:style-name="T26">[30</text:span><text:span text:style-name="T26">74 </text:span><text:span text:style-name="T26">307</text:span><text:span text:style-name="T26">5]</text:span></text:p>
            <text:p text:style-name="P23"><text:span text:style-name="T26">[30</text:span><text:span text:style-name="T26">75 </text:span><text:span text:style-name="T26">307</text:span><text:span text:style-name="T26">6]</text:span></text:p>
            <text:p text:style-name="P23"><text:span text:style-name="T26">[30</text:span><text:span text:style-name="T26">76 </text:span><text:span text:style-name="T26">307</text:span><text:span text:style-name="T26">7]</text:span></text:p>
            <text:p text:style-name="P23"><text:span text:style-name="T26">[30</text:span><text:span text:style-name="T26">77 </text:span><text:span text:style-name="T26">307</text:span><text:span text:style-name="T26">8]</text:span></text:p>
            <text:p text:style-name="P30"><text:span text:style-name="T26">...</text:span></text:p>
            <text:p text:style-name="P23"><text:span text:style-name="T26">[40</text:span><text:span text:style-name="T26">95 </text:span><text:span text:style-name="T26">409</text:span><text:span text:style-name="T26">6]</text:span></text:p>
          </draw:text-box>
        </draw:frame>
        <draw:frame draw:style-name="gr42" draw:text-style-name="P34" draw:layer="layout" svg:width="11.963cm" svg:height="1.571cm" svg:x="15.241cm" svg:y="7.141cm">
          <draw:text-box>
            <text:p text:style-name="P32"><text:span text:style-name="T27">tem</text:span><text:span text:style-name="T27">pla</text:span><text:span text:style-name="T27">te&lt;</text:span><text:span text:style-name="T27">cla</text:span><text:span text:style-name="T27">ss </text:span><text:span text:style-name="T27">ARC</text:span><text:span text:style-name="T27">H&gt; </text:span><text:span text:style-name="T27">str</text:span><text:span text:style-name="T27">uct </text:span><text:span text:style-name="T27">DoS</text:span><text:span text:style-name="T27">ome</text:span><text:span text:style-name="T27">thi</text:span><text:span text:style-name="T27">ng</text:span></text:p>
            <text:p text:style-name="P33"><text:span text:style-name="T27">{</text:span></text:p>
            <text:p text:style-name="P33"><text:span text:style-name="T27"><text:s text:c="4"/></text:span><text:span text:style-name="T27">sta</text:span><text:span text:style-name="T27">tic </text:span><text:span text:style-name="T27">int </text:span><text:span text:style-name="T27">run </text:span><text:span text:style-name="T27">(in</text:span><text:span text:style-name="T27">t </text:span><text:span text:style-name="T27">pui</text:span><text:span text:style-name="T27">d, 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ran</text:span><text:span text:style-name="T27">ge) </text:span><text:span text:style-name="T27"><text:s/></text:span><text:span text:style-name="T27">{ r</text:span><text:span text:style-name="T27">etu</text:span><text:span text:style-name="T27">rn </text:span><text:span text:style-name="T27">0; </text:span><text:span text:style-name="T27">}</text:span></text:p>
            <text:p text:style-name="P33"><text:span text:style-name="T27">};</text:span></text:p>
          </draw:text-box>
        </draw:frame>
        <draw:frame draw:style-name="gr47" draw:text-style-name="P38" draw:layer="layout" svg:width="1.293cm" svg:height="7.621cm" svg:x="-0.058cm" svg:y="7.165cm">
          <draw:text-box>
            <text:p text:style-name="P23"><text:span text:style-name="T29"><text:s/></text:span><text:span text:style-name="T29">1</text:span></text:p>
            <text:p text:style-name="P23"><text:span text:style-name="T29"><text:s/></text:span><text:span text:style-name="T29">2</text:span></text:p>
            <text:p text:style-name="P23"><text:span text:style-name="T29"><text:s/></text:span><text:span text:style-name="T29">3</text:span></text:p>
            <text:p text:style-name="P23"><text:span text:style-name="T29"><text:s/></text:span><text:span text:style-name="T29">4</text:span></text:p>
            <text:p text:style-name="P23"><text:span text:style-name="T29"><text:s/></text:span><text:span text:style-name="T29">5</text:span></text:p>
            <text:p text:style-name="P23"><text:span text:style-name="T29"><text:s/></text:span><text:span text:style-name="T29">6</text:span></text:p>
            <text:p text:style-name="P23"><text:span text:style-name="T29"><text:s/></text:span><text:span text:style-name="T29">7</text:span></text:p>
            <text:p text:style-name="P23"><text:span text:style-name="T29"><text:s/></text:span><text:span text:style-name="T29">8</text:span></text:p>
            <text:p text:style-name="P23"><text:span text:style-name="T29"><text:s/></text:span><text:span text:style-name="T29">9</text:span></text:p>
            <text:p text:style-name="P23"><text:span text:style-name="T29">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 : exampl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41" draw:layer="layout" svg:width="26.035cm" svg:height="9.461cm" svg:x="1.27cm" svg:y="6.063cm">
          <draw:text-box>
            <text:p text:style-name="P22"><text:span text:style-name="T31">{</text:span></text:p>
            <text:p><text:span text:style-name="T32"><text:s text:c="3"/></text:span><text:span text:style-name="T32"><text:s/></text:span><text:span text:style-name="T32">/</text:span><text:span text:style-name="T32">/ </text:span><text:span text:style-name="T32">so</text:span><text:span text:style-name="T32">me </text:span><text:span text:style-name="T32">in</text:span><text:span text:style-name="T32">te</text:span><text:span text:style-name="T32">ge</text:span><text:span text:style-name="T32">r </text:span><text:span text:style-name="T32">ra</text:span><text:span text:style-name="T32">ng</text:span><text:span text:style-name="T32">e</text:span></text:p>
            <text:p><text:span text:style-name="T31"><text:s text:c="3"/></text:span><text:span text:style-name="T31"><text:s/></text:span><text:span text:style-name="T31">pa</text:span><text:span text:style-name="T31">ir</text:span><text:span text:style-name="T31">&lt;i</text:span><text:span text:style-name="T31">nt</text:span><text:span text:style-name="T31">,i</text:span><text:span text:style-name="T31">nt</text:span><text:span text:style-name="T31">&gt; </text:span><text:span text:style-name="T31">ra</text:span><text:span text:style-name="T31">ng</text:span><text:span text:style-name="T31">e </text:span><text:span text:style-name="T31">(0</text:span><text:span text:style-name="T31">, </text:span><text:span text:style-name="T31">40</text:span><text:span text:style-name="T31">96</text:span><text:span text:style-name="T31">);</text:span></text:p>
            <text:p text:style-name="P22"><text:span text:style-name="T31"/></text:p>
            <text:p text:style-name="P23"><text:span text:style-name="T32"><text:s text:c="3"/></text:span><text:span text:style-name="T32"><text:s/></text:span><text:span text:style-name="T32">/</text:span><text:span text:style-name="T32">/ </text:span><text:span text:style-name="T32">ou</text:span><text:span text:style-name="T32">r </text:span><text:span text:style-name="T32">la</text:span><text:span text:style-name="T32">un</text:span><text:span text:style-name="T32">ch</text:span><text:span text:style-name="T32">er</text:span></text:p>
            <text:p text:style-name="P23"><text:span text:style-name="T31"><text:s text:c="3"/></text:span><text:span text:style-name="T31"><text:s/></text:span><text:span text:style-name="T31">La</text:span><text:span text:style-name="T31">un</text:span><text:span text:style-name="T31">ch</text:span><text:span text:style-name="T31">er</text:span><text:span text:style-name="T31">&lt;A</text:span><text:span text:style-name="T31">rc</text:span><text:span text:style-name="T31">hU</text:span><text:span text:style-name="T31">pm</text:span><text:span text:style-name="T31">em</text:span><text:span text:style-name="T31">&gt; </text:span><text:span text:style-name="T31">la</text:span><text:span text:style-name="T31">un</text:span><text:span text:style-name="T31">ch</text:span><text:span text:style-name="T31">er </text:span><text:span text:style-name="T31">(A</text:span><text:span text:style-name="T31">rc</text:span><text:span text:style-name="T31">hU</text:span><text:span text:style-name="T31">pm</text:span><text:span text:style-name="T31">em</text:span><text:span text:style-name="T31">::</text:span><text:span text:style-name="T31">Ra</text:span><text:span text:style-name="T31">nk</text:span><text:span text:style-name="T31">(4</text:span><text:span text:style-name="T31">))</text:span><text:span text:style-name="T31">;</text:span></text:p>
            <text:p text:style-name="P23"><text:span text:style-name="T31"/></text:p>
            <text:p text:style-name="P23"><text:span text:style-name="T32"><text:s text:c="3"/></text:span><text:span text:style-name="T32"><text:s/></text:span><text:span text:style-name="T32">/</text:span><text:span text:style-name="T32">/ </text:span><text:span text:style-name="T32">la</text:span><text:span text:style-name="T32">un</text:span><text:span text:style-name="T32">ch </text:span><text:span text:style-name="T32">th</text:span><text:span text:style-name="T32">e </text:span><text:span text:style-name="T32">ex</text:span><text:span text:style-name="T32">ec</text:span><text:span text:style-name="T32">ut</text:span><text:span text:style-name="T32">io</text:span><text:span text:style-name="T32">n </text:span><text:span text:style-name="T32">of </text:span><text:span text:style-name="T32">so</text:span><text:span text:style-name="T32">me </text:span><text:span text:style-name="T32">ta</text:span><text:span text:style-name="T32">sk</text:span></text:p>
            <text:p text:style-name="P22"><text:span text:style-name="T31"><text:s text:c="3"/></text:span><text:span text:style-name="T31"><text:s/></text:span><text:span text:style-name="T31">la</text:span><text:span text:style-name="T31">un</text:span><text:span text:style-name="T31">ch</text:span><text:span text:style-name="T31">er</text:span><text:span text:style-name="T31">.r</text:span><text:span text:style-name="T31">un</text:span><text:span text:style-name="T31">&lt;</text:span><text:span text:style-name="T33">D</text:span><text:span text:style-name="T33">oS</text:span><text:span text:style-name="T33">om</text:span><text:span text:style-name="T33">et</text:span><text:span text:style-name="T33">hi</text:span><text:span text:style-name="T33">ng</text:span><text:span text:style-name="T33">El</text:span><text:span text:style-name="T33">se</text:span><text:span text:style-name="T31">&gt; </text:span><text:span text:style-name="T31">(</text:span></text:p>
            <text:p text:style-name="P23"><text:span text:style-name="T34"><text:s text:c="3"/></text:span><text:span text:style-name="T34"><text:s text:c="3"/></text:span><text:span text:style-name="T34"><text:s/></text:span><text:span text:style-name="T35">ra</text:span><text:span text:style-name="T35">ng</text:span><text:span text:style-name="T35">e, 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2"/></text:span><text:span text:style-name="T32">// </text:span><text:span text:style-name="T32">ar</text:span><text:span text:style-name="T32">g </text:span><text:span text:style-name="T32">1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R</text:span><text:span text:style-name="T35">an</text:span><text:span text:style-name="T35">k&gt; </text:span><text:span text:style-name="T35"><text:s text:c="3"/></text:span><text:span text:style-name="T35">(r</text:span><text:span text:style-name="T35">an</text:span><text:span text:style-name="T35">ge</text:span><text:span text:style-name="T35">), 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2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D</text:span><text:span text:style-name="T35">PU</text:span><text:span text:style-name="T35">&gt; <text:s/></text:span><text:span text:style-name="T35"><text:s text:c="3"/></text:span><text:span text:style-name="T35">(r</text:span><text:span text:style-name="T35">an</text:span><text:span text:style-name="T35">ge</text:span><text:span text:style-name="T35">), 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3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T</text:span><text:span text:style-name="T35">as</text:span><text:span text:style-name="T35">kl</text:span><text:span text:style-name="T35">et</text:span><text:span text:style-name="T35">&gt; </text:span><text:span text:style-name="T35">(r</text:span><text:span text:style-name="T35">an</text:span><text:span text:style-name="T35">ge</text:span><text:span text:style-name="T35">) <text:s/>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4</text:span></text:p>
            <text:p text:style-name="P22"><text:span text:style-name="T34"><text:tab/></text:span><text:span text:style-name="T31">);</text:span></text:p>
            <text:p text:style-name="P22"><text:span text:style-name="T31">}</text:span></text:p>
          </draw:text-box>
        </draw:frame>
        <draw:frame draw:style-name="gr56" draw:text-style-name="P26" draw:layer="layout" svg:width="26.134cm" svg:height="3.272cm" svg:x="1.271cm" svg:y="3.078cm">
          <draw:text-box>
            <text:p text:style-name="P7"><text:span text:style-name="T19">P</text:span><text:span text:style-name="T19">o</text:span><text:span text:style-name="T19">s</text:span><text:span text:style-name="T19">s</text:span><text:span text:style-name="T19">i</text:span><text:span text:style-name="T19">b</text:span><text:span text:style-name="T19">il</text:span><text:span text:style-name="T19">it</text:span><text:span text:style-name="T19">y </text:span><text:span text:style-name="T19">t</text:span><text:span text:style-name="T19">o </text:span><text:span text:style-name="T19">c</text:span><text:span text:style-name="T19">o</text:span><text:span text:style-name="T19">m</text:span><text:span text:style-name="T19">b</text:span><text:span text:style-name="T19">i</text:span><text:span text:style-name="T19">n</text:span><text:span text:style-name="T19">e </text:span><text:span text:style-name="T19">d</text:span><text:span text:style-name="T19">if</text:span><text:span text:style-name="T19">f</text:span><text:span text:style-name="T19">e</text:span><text:span text:style-name="T19">r</text:span><text:span text:style-name="T19">e</text:span><text:span text:style-name="T19">n</text:span><text:span text:style-name="T19">t </text:span><text:span text:style-name="T19">s</text:span><text:span text:style-name="T19">p</text:span><text:span text:style-name="T19">li</text:span><text:span text:style-name="T19">t</text:span><text:span text:style-name="T19">s</text:span></text:p>
            <text:list text:style-name="L1">
              <text:list-item>
                <text:list>
                  <text:list-item>
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a</text:span><text:span text:style-name="T7">r</text:span><text:span text:style-name="T7">g</text:span><text:span text:style-name="T7">u</text:span><text:span text:style-name="T7">m</text:span><text:span text:style-name="T7">e</text:span><text:span text:style-name="T7">n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s</text:span><text:span text:style-name="T7">p</text:span><text:span text:style-name="T7">l</text:span><text:span text:style-name="T7">i</text:span><text:span text:style-name="T7">t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l</text:span><text:span text:style-name="T7">y</text:span></text:p>
                  </text:list-item>
                </text:list>
              </text:list-item>
            </text:list>
          </draw:text-box>
        </draw:frame>
        <draw:frame draw:style-name="gr57" draw:text-style-name="P29" draw:layer="layout" svg:width="3.174cm" svg:height="4.153cm" svg:x="4.106cm" svg:y="16.364cm">
          <draw:text-box>
            <text:p text:style-name="P22"><text:span text:style-name="T36">Ran</text:span><text:span text:style-name="T36">k 1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8"><text:span text:style-name="T37">...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</draw:text-box>
        </draw:frame>
        <draw:frame draw:style-name="gr57" draw:text-style-name="P29" draw:layer="layout" svg:width="3.174cm" svg:height="4.153cm" svg:x="10.106cm" svg:y="16.365cm">
          <draw:text-box>
            <text:p text:style-name="P22"><text:span text:style-name="T36">Ran</text:span><text:span text:style-name="T36">k 1</text:span></text:p>
            <text:p text:style-name="P22"><text:span text:style-name="T37">[ <text:s text:c="2"/></text:span><text:span text:style-name="T37">0 </text:span><text:span text:style-name="T37">102</text:span><text:span text:style-name="T37">4]</text:span></text:p>
            <text:p text:style-name="P22"><text:span text:style-name="T37">[ <text:s text:c="2"/></text:span><text:span text:style-name="T37">0 </text:span><text:span text:style-name="T37">102</text:span><text:span text:style-name="T37">4]</text:span></text:p>
            <text:p text:style-name="P23"><text:span text:style-name="T37">[ <text:s text:c="2"/></text:span><text:span text:style-name="T37">0 </text:span><text:span text:style-name="T37">102</text:span><text:span text:style-name="T37">4]</text:span></text:p>
            <text:p text:style-name="P23"><text:span text:style-name="T37">[ <text:s text:c="2"/></text:span><text:span text:style-name="T37">0 </text:span><text:span text:style-name="T37">102</text:span><text:span text:style-name="T37">4]</text:span></text:p>
            <text:p text:style-name="P23"><text:span text:style-name="T37">[ <text:s text:c="2"/></text:span><text:span text:style-name="T37">0 </text:span><text:span text:style-name="T37">102</text:span><text:span text:style-name="T37">4]</text:span></text:p>
            <text:p text:style-name="P23"><text:span text:style-name="T37">[ <text:s text:c="2"/></text:span><text:span text:style-name="T37">0 </text:span><text:span text:style-name="T37">102</text:span><text:span text:style-name="T37">4]</text:span></text:p>
            <text:p text:style-name="P28"><text:span text:style-name="T37">...</text:span></text:p>
            <text:p text:style-name="P22"><text:span text:style-name="T37">[ <text:s text:c="2"/></text:span><text:span text:style-name="T37">0 </text:span><text:span text:style-name="T37">102</text:span><text:span text:style-name="T37">4]</text:span></text:p>
          </draw:text-box>
        </draw:frame>
        <draw:frame draw:style-name="gr57" draw:text-style-name="P29" draw:layer="layout" svg:width="3.174cm" svg:height="4.153cm" svg:x="16.106cm" svg:y="16.366cm">
          <draw:text-box>
            <text:p text:style-name="P22"><text:span text:style-name="T36">Ran</text:span><text:span text:style-name="T36">k 1</text:span></text:p>
            <text:p text:style-name="P22"><text:span text:style-name="T37">[ <text:s text:c="2"/></text:span><text:span text:style-name="T37">0 <text:s text:c="2"/></text:span><text:span text:style-name="T37">16]</text:span></text:p>
            <text:p text:style-name="P22"><text:span text:style-name="T37">[ <text:s text:c="2"/></text:span><text:span text:style-name="T37">0 <text:s text:c="2"/></text:span><text:span text:style-name="T37">16]</text:span></text:p>
            <text:p text:style-name="P30"><text:span text:style-name="T37">...</text:span></text:p>
            <text:p text:style-name="P23"><text:span text:style-name="T37">[ <text:s/></text:span><text:span text:style-name="T37">16 <text:s/></text:span><text:span text:style-name="T37"><text:s/></text:span><text:span text:style-name="T37">32]</text:span></text:p>
            <text:p text:style-name="P23"><text:span text:style-name="T37">[ <text:s/></text:span><text:span text:style-name="T37">16 <text:s/></text:span><text:span text:style-name="T37"><text:s/></text:span><text:span text:style-name="T37">32]</text:span></text:p>
            <text:p text:style-name="P30"><text:span text:style-name="T37">...</text:span></text:p>
            <text:p text:style-name="P23"><text:span text:style-name="T37">[10</text:span><text:span text:style-name="T37">08 </text:span><text:span text:style-name="T37">102</text:span><text:span text:style-name="T37">4]</text:span></text:p>
            <text:p text:style-name="P22"><text:span text:style-name="T37">[10</text:span><text:span text:style-name="T37">08 </text:span><text:span text:style-name="T37">102</text:span><text:span text:style-name="T37">4]</text:span></text:p>
          </draw:text-box>
        </draw:frame>
        <draw:frame draw:style-name="gr57" draw:text-style-name="P29" draw:layer="layout" svg:width="3.174cm" svg:height="4.153cm" svg:x="22.106cm" svg:y="16.366cm">
          <draw:text-box>
            <text:p text:style-name="P22"><text:span text:style-name="T36">Ran</text:span><text:span text:style-name="T36">k 1</text:span></text:p>
            <text:p text:style-name="P22"><text:span text:style-name="T37">[ <text:s text:c="2"/></text:span><text:span text:style-name="T37">0 <text:s text:c="2"/></text:span><text:span text:style-name="T37"><text:s/>1]</text:span></text:p>
            <text:p text:style-name="P22"><text:span text:style-name="T37">[ <text:s text:c="2"/></text:span><text:span text:style-name="T37">1 <text:s text:c="2"/></text:span><text:span text:style-name="T37"><text:s/>2]</text:span></text:p>
            <text:p text:style-name="P23"><text:span text:style-name="T37">[ <text:s text:c="2"/></text:span><text:span text:style-name="T37">2 <text:s text:c="2"/></text:span><text:span text:style-name="T37"><text:s/>3]</text:span></text:p>
            <text:p text:style-name="P23"><text:span text:style-name="T37">[ <text:s text:c="2"/></text:span><text:span text:style-name="T37">3 <text:s text:c="2"/></text:span><text:span text:style-name="T37"><text:s/>4]</text:span></text:p>
            <text:p text:style-name="P23"><text:span text:style-name="T37">[ <text:s text:c="2"/></text:span><text:span text:style-name="T37">4 <text:s text:c="2"/></text:span><text:span text:style-name="T37"><text:s/>5]</text:span></text:p>
            <text:p text:style-name="P23"><text:span text:style-name="T37">[ <text:s text:c="2"/></text:span><text:span text:style-name="T37">5 <text:s text:c="2"/></text:span><text:span text:style-name="T37"><text:s/>6]</text:span></text:p>
            <text:p text:style-name="P30"><text:span text:style-name="T37">...</text:span></text:p>
            <text:p text:style-name="P23"><text:span text:style-name="T37">[10</text:span><text:span text:style-name="T37">23 </text:span><text:span text:style-name="T37">102</text:span><text:span text:style-name="T37">4]</text:span></text:p>
          </draw:text-box>
        </draw:frame>
        <draw:frame draw:style-name="gr58" draw:text-style-name="P42" draw:layer="layout" svg:width="4.153cm" svg:height="0.896cm" draw:transform="rotate (1.5707963267949) translate (3.21cm 20.517cm)">
          <draw:text-box>
            <text:p text:style-name="P28"><text:span text:style-name="T37">arg </text:span><text:span text:style-name="T37">1</text:span></text:p>
          </draw:text-box>
        </draw:frame>
        <draw:frame draw:style-name="gr58" draw:text-style-name="P43" draw:layer="layout" svg:width="4.153cm" svg:height="0.896cm" draw:transform="rotate (1.5707963267949) translate (9.229cm 20.518cm)">
          <draw:text-box>
            <text:p text:style-name="P28"><text:span text:style-name="T37">arg </text:span><text:span text:style-name="T37">2</text:span></text:p>
          </draw:text-box>
        </draw:frame>
        <draw:frame draw:style-name="gr58" draw:text-style-name="P43" draw:layer="layout" svg:width="4.153cm" svg:height="0.896cm" draw:transform="rotate (1.5707963267949) translate (15.21cm 20.519cm)">
          <draw:text-box>
            <text:p text:style-name="P28"><text:span text:style-name="T37">arg </text:span><text:span text:style-name="T37">3</text:span></text:p>
          </draw:text-box>
        </draw:frame>
        <draw:frame draw:style-name="gr58" draw:text-style-name="P43" draw:layer="layout" svg:width="4.153cm" svg:height="0.896cm" draw:transform="rotate (1.5707963267949) translate (21.21cm 20.52cm)">
          <draw:text-box>
            <text:p text:style-name="P28"><text:span text:style-name="T37">arg </text:span><text:span text:style-name="T37">4</text:span></text:p>
          </draw:text-box>
        </draw:frame>
        <draw:frame draw:style-name="gr59" draw:text-style-name="P34" draw:layer="layout" svg:width="7.628cm" svg:height="4.541cm" svg:x="19.532cm" svg:y="6.221cm">
          <draw:text-box>
            <text:p text:style-name="P32"><text:span text:style-name="T27">tem</text:span><text:span text:style-name="T27">pla</text:span><text:span text:style-name="T27">te&lt;</text:span><text:span text:style-name="T27">cla</text:span><text:span text:style-name="T27">ss </text:span><text:span text:style-name="T27">ARC</text:span><text:span text:style-name="T27">H&gt; </text:span><text:span text:style-name="T27">str</text:span><text:span text:style-name="T27">uct </text:span><text:span text:style-name="T27">DoS</text:span><text:span text:style-name="T27">ome</text:span><text:span text:style-name="T27">thi</text:span><text:span text:style-name="T27">ng</text:span></text:p>
            <text:p text:style-name="P33"><text:span text:style-name="T27">{</text:span></text:p>
            <text:p text:style-name="P33"><text:span text:style-name="T27"><text:s text:c="4"/></text:span><text:span text:style-name="T27">sta</text:span><text:span text:style-name="T27">tic </text:span><text:span text:style-name="T27">int </text:span><text:span text:style-name="T27">run </text:span><text:span text:style-name="T27">(</text:span></text:p>
            <text:p text:style-name="P33"><text:span text:style-name="T27"><text:s text:c="4"/></text:span><text:span text:style-name="T27"><text:s text:c="4"/></text:span><text:span text:style-name="T27">int </text:span><text:span text:style-name="T27">pui</text:span><text:span text:style-name="T27">d, </text:span></text:p>
            <text:p text:style-name="P33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1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2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3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4</text:span></text:p>
            <text:p text:style-name="P33"><text:span text:style-name="T27"><text:s text:c="4"/></text:span><text:span text:style-name="T27">) <text:s/></text:span></text:p>
            <text:p text:style-name="P33"><text:span text:style-name="T27"><text:s text:c="4"/></text:span><text:span text:style-name="T27">{ </text:span></text:p>
            <text:p text:style-name="P33"><text:span text:style-name="T27"><text:s text:c="4"/></text:span><text:span text:style-name="T27"><text:s text:c="4"/></text:span><text:span text:style-name="T27">ret</text:span><text:span text:style-name="T27">urn </text:span><text:span text:style-name="T27">0; </text:span></text:p>
            <text:p text:style-name="P33"><text:span text:style-name="T27"><text:s text:c="4"/></text:span><text:span text:style-name="T27">}</text:span></text:p>
            <text:p text:style-name="P33"><text:span text:style-name="T27">};</text:span></text:p>
          </draw:text-box>
        </draw:frame>
        <draw:frame draw:style-name="gr60" draw:text-style-name="P44" draw:layer="layout" svg:width="1.293cm" svg:height="9.461cm" svg:x="0.142cm" svg:y="6.065cm">
          <draw:text-box>
            <text:p text:style-name="P23"><text:span text:style-name="T38"><text:s/></text:span><text:span text:style-name="T38">1</text:span></text:p>
            <text:p text:style-name="P23"><text:span text:style-name="T38"><text:s/></text:span><text:span text:style-name="T38">2</text:span></text:p>
            <text:p text:style-name="P23"><text:span text:style-name="T38"><text:s/></text:span><text:span text:style-name="T38">3</text:span></text:p>
            <text:p text:style-name="P23"><text:span text:style-name="T38"><text:s/></text:span><text:span text:style-name="T38">4</text:span></text:p>
            <text:p text:style-name="P23"><text:span text:style-name="T38"><text:s/></text:span><text:span text:style-name="T38">5</text:span></text:p>
            <text:p text:style-name="P23"><text:span text:style-name="T38"><text:s/></text:span><text:span text:style-name="T38">6</text:span></text:p>
            <text:p text:style-name="P23"><text:span text:style-name="T38"><text:s/></text:span><text:span text:style-name="T38">7</text:span></text:p>
            <text:p text:style-name="P23"><text:span text:style-name="T38"><text:s/></text:span><text:span text:style-name="T38">8</text:span></text:p>
            <text:p text:style-name="P23"><text:span text:style-name="T38"><text:s/></text:span><text:span text:style-name="T38">9</text:span></text:p>
            <text:p text:style-name="P23"><text:span text:style-name="T38">10</text:span></text:p>
            <text:p text:style-name="P23"><text:span text:style-name="T38">11</text:span></text:p>
            <text:p text:style-name="P23"><text:span text:style-name="T38">12</text:span></text:p>
            <text:p text:style-name="P23"><text:span text:style-name="T38">13</text:span></text:p>
            <text:p text:style-name="P23"><text:span text:style-name="T38">14</text:span></text:p>
            <text:p text:style-name="P23"><text:span text:style-name="T38">1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 : exampl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41" draw:layer="layout" svg:width="26.035cm" svg:height="9.461cm" svg:x="1.27cm" svg:y="6.063cm">
          <draw:text-box>
            <text:p text:style-name="P22"><text:span text:style-name="T31">{</text:span></text:p>
            <text:p><text:span text:style-name="T32"><text:s text:c="3"/></text:span><text:span text:style-name="T32"><text:s/></text:span><text:span text:style-name="T32">/</text:span><text:span text:style-name="T32">/ </text:span><text:span text:style-name="T32">so</text:span><text:span text:style-name="T32">me </text:span><text:span text:style-name="T32">in</text:span><text:span text:style-name="T32">te</text:span><text:span text:style-name="T32">ge</text:span><text:span text:style-name="T32">r </text:span><text:span text:style-name="T32">ra</text:span><text:span text:style-name="T32">ng</text:span><text:span text:style-name="T32">e</text:span></text:p>
            <text:p><text:span text:style-name="T31"><text:s text:c="3"/></text:span><text:span text:style-name="T31"><text:s/></text:span><text:span text:style-name="T31">pa</text:span><text:span text:style-name="T31">ir</text:span><text:span text:style-name="T31">&lt;i</text:span><text:span text:style-name="T31">nt</text:span><text:span text:style-name="T31">,i</text:span><text:span text:style-name="T31">nt</text:span><text:span text:style-name="T31">&gt; </text:span><text:span text:style-name="T31">ra</text:span><text:span text:style-name="T31">ng</text:span><text:span text:style-name="T31">e </text:span><text:span text:style-name="T31">(0</text:span><text:span text:style-name="T31">, </text:span><text:span text:style-name="T31">40</text:span><text:span text:style-name="T31">96</text:span><text:span text:style-name="T31">);</text:span></text:p>
            <text:p text:style-name="P22"><text:span text:style-name="T31"/></text:p>
            <text:p text:style-name="P23"><text:span text:style-name="T32"><text:s text:c="3"/></text:span><text:span text:style-name="T32"><text:s/></text:span><text:span text:style-name="T32">/</text:span><text:span text:style-name="T32">/ </text:span><text:span text:style-name="T32">ou</text:span><text:span text:style-name="T32">r </text:span><text:span text:style-name="T32">la</text:span><text:span text:style-name="T32">un</text:span><text:span text:style-name="T32">ch</text:span><text:span text:style-name="T32">er</text:span></text:p>
            <text:p text:style-name="P23"><text:span text:style-name="T31"><text:s text:c="3"/></text:span><text:span text:style-name="T31"><text:s/></text:span><text:span text:style-name="T31">La</text:span><text:span text:style-name="T31">un</text:span><text:span text:style-name="T31">ch</text:span><text:span text:style-name="T31">er</text:span><text:span text:style-name="T31">&lt;A</text:span><text:span text:style-name="T31">rc</text:span><text:span text:style-name="T31">hU</text:span><text:span text:style-name="T31">pm</text:span><text:span text:style-name="T31">em</text:span><text:span text:style-name="T31">&gt; </text:span><text:span text:style-name="T31">la</text:span><text:span text:style-name="T31">un</text:span><text:span text:style-name="T31">ch</text:span><text:span text:style-name="T31">er </text:span><text:span text:style-name="T31">(A</text:span><text:span text:style-name="T31">rc</text:span><text:span text:style-name="T31">hU</text:span><text:span text:style-name="T31">pm</text:span><text:span text:style-name="T31">em</text:span><text:span text:style-name="T31">::</text:span><text:span text:style-name="T31">Ra</text:span><text:span text:style-name="T31">nk</text:span><text:span text:style-name="T31">(4</text:span><text:span text:style-name="T31">))</text:span><text:span text:style-name="T31">;</text:span></text:p>
            <text:p text:style-name="P23"><text:span text:style-name="T31"/></text:p>
            <text:p text:style-name="P23"><text:span text:style-name="T32"><text:s text:c="3"/></text:span><text:span text:style-name="T32"><text:s/></text:span><text:span text:style-name="T32">/</text:span><text:span text:style-name="T32">/ </text:span><text:span text:style-name="T32">la</text:span><text:span text:style-name="T32">un</text:span><text:span text:style-name="T32">ch </text:span><text:span text:style-name="T32">th</text:span><text:span text:style-name="T32">e </text:span><text:span text:style-name="T32">ex</text:span><text:span text:style-name="T32">ec</text:span><text:span text:style-name="T32">ut</text:span><text:span text:style-name="T32">io</text:span><text:span text:style-name="T32">n </text:span><text:span text:style-name="T32">of </text:span><text:span text:style-name="T32">so</text:span><text:span text:style-name="T32">me </text:span><text:span text:style-name="T32">ta</text:span><text:span text:style-name="T32">sk</text:span></text:p>
            <text:p text:style-name="P22"><text:span text:style-name="T31"><text:s text:c="3"/></text:span><text:span text:style-name="T31"><text:s/></text:span><text:span text:style-name="T31">la</text:span><text:span text:style-name="T31">un</text:span><text:span text:style-name="T31">ch</text:span><text:span text:style-name="T31">er</text:span><text:span text:style-name="T31">.r</text:span><text:span text:style-name="T31">un</text:span><text:span text:style-name="T31">&lt;</text:span><text:span text:style-name="T33">D</text:span><text:span text:style-name="T33">oS</text:span><text:span text:style-name="T33">om</text:span><text:span text:style-name="T33">et</text:span><text:span text:style-name="T33">hi</text:span><text:span text:style-name="T33">ng</text:span><text:span text:style-name="T33">El</text:span><text:span text:style-name="T33">se</text:span><text:span text:style-name="T31">&gt; </text:span><text:span text:style-name="T31">(</text:span></text:p>
            <text:p text:style-name="P23"><text:span text:style-name="T34"><text:s text:c="3"/></text:span><text:span text:style-name="T34"><text:s text:c="3"/></text:span><text:span text:style-name="T34"><text:s/></text:span><text:span text:style-name="T35">ra</text:span><text:span text:style-name="T35">ng</text:span><text:span text:style-name="T35">e, 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2"/></text:span><text:span text:style-name="T32">// </text:span><text:span text:style-name="T32">ar</text:span><text:span text:style-name="T32">g </text:span><text:span text:style-name="T32">1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R</text:span><text:span text:style-name="T35">an</text:span><text:span text:style-name="T35">k&gt; </text:span><text:span text:style-name="T35"><text:s text:c="3"/></text:span><text:span text:style-name="T35">(r</text:span><text:span text:style-name="T35">an</text:span><text:span text:style-name="T35">ge</text:span><text:span text:style-name="T35">), 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2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D</text:span><text:span text:style-name="T35">PU</text:span><text:span text:style-name="T35">&gt; <text:s/></text:span><text:span text:style-name="T35"><text:s text:c="3"/></text:span><text:span text:style-name="T35">(r</text:span><text:span text:style-name="T35">an</text:span><text:span text:style-name="T35">ge</text:span><text:span text:style-name="T35">), 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3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T</text:span><text:span text:style-name="T35">as</text:span><text:span text:style-name="T35">kl</text:span><text:span text:style-name="T35">et</text:span><text:span text:style-name="T35">&gt; </text:span><text:span text:style-name="T35">(r</text:span><text:span text:style-name="T35">an</text:span><text:span text:style-name="T35">ge</text:span><text:span text:style-name="T35">) <text:s/>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4</text:span></text:p>
            <text:p text:style-name="P22"><text:span text:style-name="T34"><text:tab/></text:span><text:span text:style-name="T31">);</text:span></text:p>
            <text:p text:style-name="P22"><text:span text:style-name="T31">}</text:span></text:p>
          </draw:text-box>
        </draw:frame>
        <draw:frame draw:style-name="gr61" draw:text-style-name="P26" draw:layer="layout" svg:width="26.134cm" svg:height="3.272cm" svg:x="1.271cm" svg:y="3.078cm">
          <draw:text-box>
            <text:p text:style-name="P7"><text:span text:style-name="T19">Possibility to combine different splits</text:span></text:p>
            <text:list text:style-name="L1">
              <text:list-item>
                <text:list>
                  <text:list-item>
                    <text:p text:style-name="P7"><text:span text:style-name="T7">Each argument can be split differently</text:span></text:p>
                  </text:list-item>
                </text:list>
              </text:list-item>
            </text:list>
          </draw:text-box>
        </draw:frame>
        <draw:frame draw:style-name="gr57" draw:text-style-name="P29" draw:layer="layout" svg:width="3.174cm" svg:height="4.153cm" svg:x="4.106cm" svg:y="16.364cm">
          <draw:text-box>
            <text:p text:style-name="P22"><text:span text:style-name="T36">Rank 2</text:span></text:p>
            <text:p text:style-name="P22"><text:span text:style-name="T37">[ <text:s text:c="2"/>0 4096]</text:span></text:p>
            <text:p text:style-name="P22"><text:span text:style-name="T37">[ <text:s text:c="2"/>0 4096]</text:span></text:p>
            <text:p text:style-name="P23"><text:span text:style-name="T37">[ <text:s text:c="2"/>0 4096]</text:span></text:p>
            <text:p text:style-name="P23"><text:span text:style-name="T37">[ <text:s text:c="2"/>0 4096]</text:span></text:p>
            <text:p text:style-name="P23"><text:span text:style-name="T37">[ <text:s text:c="2"/>0 4096]</text:span></text:p>
            <text:p text:style-name="P23"><text:span text:style-name="T37">[ <text:s text:c="2"/>0 4096]</text:span></text:p>
            <text:p text:style-name="P28"><text:span text:style-name="T37">...</text:span></text:p>
            <text:p text:style-name="P22"><text:span text:style-name="T37">[ <text:s text:c="2"/>0 4096]</text:span></text:p>
          </draw:text-box>
        </draw:frame>
        <draw:frame draw:style-name="gr57" draw:text-style-name="P29" draw:layer="layout" svg:width="3.174cm" svg:height="4.153cm" svg:x="10.106cm" svg:y="16.365cm">
          <draw:text-box>
            <text:p text:style-name="P22"><text:span text:style-name="T36">Rank 2</text:span></text:p>
            <text:p text:style-name="P22"><text:span text:style-name="T37">[1024 2048]</text:span></text:p>
            <text:p text:style-name="P23"><text:span text:style-name="T37">[1024 2048]</text:span></text:p>
            <text:p text:style-name="P23"><text:span text:style-name="T37">[1024 2048]</text:span></text:p>
            <text:p text:style-name="P23"><text:span text:style-name="T37">[1024 2048]</text:span></text:p>
            <text:p text:style-name="P23"><text:span text:style-name="T37">[1024 2048]</text:span></text:p>
            <text:p text:style-name="P23"><text:span text:style-name="T37">[1024 2048]</text:span></text:p>
            <text:p text:style-name="P28"><text:span text:style-name="T37">...</text:span></text:p>
            <text:p text:style-name="P23"><text:span text:style-name="T37">[1024 2048]</text:span></text:p>
          </draw:text-box>
        </draw:frame>
        <draw:frame draw:style-name="gr57" draw:text-style-name="P29" draw:layer="layout" svg:width="3.174cm" svg:height="4.153cm" svg:x="16.106cm" svg:y="16.366cm">
          <draw:text-box>
            <text:p text:style-name="P22"><text:span text:style-name="T36">Rank 2</text:span></text:p>
            <text:p text:style-name="P22"><text:span text:style-name="T37">[1024 1040]</text:span></text:p>
            <text:p text:style-name="P23"><text:span text:style-name="T37">[1024 1040]</text:span></text:p>
            <text:p text:style-name="P30"><text:span text:style-name="T37">...</text:span></text:p>
            <text:p text:style-name="P23"><text:span text:style-name="T37">[1040 1056]</text:span></text:p>
            <text:p text:style-name="P23"><text:span text:style-name="T37">[1040 1056]</text:span></text:p>
            <text:p text:style-name="P30"><text:span text:style-name="T37">...</text:span></text:p>
            <text:p text:style-name="P23"><text:span text:style-name="T37">[2032 2048]</text:span></text:p>
            <text:p text:style-name="P23"><text:span text:style-name="T37">[2032 2048]</text:span></text:p>
          </draw:text-box>
        </draw:frame>
        <draw:frame draw:style-name="gr57" draw:text-style-name="P45" draw:layer="layout" svg:width="3.174cm" svg:height="4.153cm" svg:x="22.106cm" svg:y="16.366cm">
          <draw:text-box>
            <text:p text:style-name="P22"><text:span text:style-name="T36">Rank 2</text:span></text:p>
            <text:p text:style-name="P23"><text:span text:style-name="T37">[1024 1025]</text:span></text:p>
            <text:p text:style-name="P23"><text:span text:style-name="T37">[1025 1026]</text:span></text:p>
            <text:p text:style-name="P23"><text:span text:style-name="T37">[1026 1027]</text:span></text:p>
            <text:p text:style-name="P23"><text:span text:style-name="T37">[1027 1028]</text:span></text:p>
            <text:p text:style-name="P23"><text:span text:style-name="T37">[1028 1029]</text:span></text:p>
            <text:p text:style-name="P23"><text:span text:style-name="T37">[1029 1030]</text:span></text:p>
            <text:p text:style-name="P30"><text:span text:style-name="T37">...</text:span></text:p>
            <text:p text:style-name="P23"><text:span text:style-name="T37">[2047 2048]</text:span></text:p>
          </draw:text-box>
        </draw:frame>
        <draw:frame draw:style-name="gr58" draw:text-style-name="P42" draw:layer="layout" svg:width="4.153cm" svg:height="0.896cm" draw:transform="rotate (1.5707963267949) translate (3.21cm 20.517cm)">
          <draw:text-box>
            <text:p text:style-name="P28"><text:span text:style-name="T37">arg 1</text:span></text:p>
          </draw:text-box>
        </draw:frame>
        <draw:frame draw:style-name="gr58" draw:text-style-name="P43" draw:layer="layout" svg:width="4.153cm" svg:height="0.896cm" draw:transform="rotate (1.5707963267949) translate (9.229cm 20.518cm)">
          <draw:text-box>
            <text:p text:style-name="P28"><text:span text:style-name="T37">arg 2</text:span></text:p>
          </draw:text-box>
        </draw:frame>
        <draw:frame draw:style-name="gr58" draw:text-style-name="P43" draw:layer="layout" svg:width="4.153cm" svg:height="0.896cm" draw:transform="rotate (1.5707963267949) translate (15.21cm 20.519cm)">
          <draw:text-box>
            <text:p text:style-name="P28"><text:span text:style-name="T37">arg 3</text:span></text:p>
          </draw:text-box>
        </draw:frame>
        <draw:frame draw:style-name="gr58" draw:text-style-name="P43" draw:layer="layout" svg:width="4.153cm" svg:height="0.896cm" draw:transform="rotate (1.5707963267949) translate (21.21cm 20.52cm)">
          <draw:text-box>
            <text:p text:style-name="P28"><text:span text:style-name="T37">arg 4</text:span></text:p>
          </draw:text-box>
        </draw:frame>
        <draw:frame draw:style-name="gr59" draw:text-style-name="P34" draw:layer="layout" svg:width="7.628cm" svg:height="4.541cm" svg:x="19.532cm" svg:y="6.222cm">
          <draw:text-box>
            <text:p text:style-name="P32"><text:span text:style-name="T27">te</text:span><text:span text:style-name="T27">mp</text:span><text:span text:style-name="T27">la</text:span><text:span text:style-name="T27">te</text:span><text:span text:style-name="T27">&lt;c</text:span><text:span text:style-name="T27">la</text:span><text:span text:style-name="T27">ss </text:span><text:span text:style-name="T27">AR</text:span><text:span text:style-name="T27">CH</text:span><text:span text:style-name="T27">&gt; </text:span><text:span text:style-name="T27">st</text:span><text:span text:style-name="T27">ru</text:span><text:span text:style-name="T27">ct </text:span><text:span text:style-name="T27">Do</text:span><text:span text:style-name="T27">So</text:span><text:span text:style-name="T27">me</text:span><text:span text:style-name="T27">th</text:span><text:span text:style-name="T27">in</text:span><text:span text:style-name="T27">g</text:span></text:p>
            <text:p text:style-name="P33"><text:span text:style-name="T27">{</text:span></text:p>
            <text:p text:style-name="P33"><text:span text:style-name="T27"><text:s text:c="3"/></text:span><text:span text:style-name="T27"><text:s/></text:span><text:span text:style-name="T27">st</text:span><text:span text:style-name="T27">at</text:span><text:span text:style-name="T27">ic </text:span><text:span text:style-name="T27">in</text:span><text:span text:style-name="T27">t </text:span><text:span text:style-name="T27">ru</text:span><text:span text:style-name="T27">n </text:span><text:span text:style-name="T27">(</text:span></text:p>
            <text:p text:style-name="P33"><text:span text:style-name="T27"><text:s text:c="3"/></text:span><text:span text:style-name="T27"><text:s text:c="3"/></text:span><text:span text:style-name="T27"><text:s text:c="2"/></text:span><text:span text:style-name="T27">in</text:span><text:span text:style-name="T27">t </text:span><text:span text:style-name="T27">pu</text:span><text:span text:style-name="T27">id</text:span><text:span text:style-name="T27">, </text:span></text:p>
            <text:p text:style-name="P33"><text:span text:style-name="T27"><text:s text:c="3"/></text:span><text:span text:style-name="T27"><text:s text:c="3"/></text:span><text:span text:style-name="T27"><text:s text:c="2"/></text:span><text:span text:style-name="T27">pa</text:span><text:span text:style-name="T27">ir</text:span><text:span text:style-name="T27">&lt;i</text:span><text:span text:style-name="T27">nt</text:span><text:span text:style-name="T27">,i</text:span><text:span text:style-name="T27">nt</text:span><text:span text:style-name="T27">&gt; </text:span><text:span text:style-name="T27">ar</text:span><text:span text:style-name="T27">g1</text:span><text:span text:style-name="T27">,</text:span></text:p>
            <text:p text:style-name="P32"><text:span text:style-name="T27"><text:s text:c="3"/></text:span><text:span text:style-name="T27"><text:s text:c="3"/></text:span><text:span text:style-name="T27"><text:s text:c="2"/></text:span><text:span text:style-name="T27">pa</text:span><text:span text:style-name="T27">ir</text:span><text:span text:style-name="T27">&lt;i</text:span><text:span text:style-name="T27">nt</text:span><text:span text:style-name="T27">,i</text:span><text:span text:style-name="T27">nt</text:span><text:span text:style-name="T27">&gt; </text:span><text:span text:style-name="T27">ar</text:span><text:span text:style-name="T27">g2</text:span><text:span text:style-name="T27">,</text:span></text:p>
            <text:p text:style-name="P32"><text:span text:style-name="T27"><text:s text:c="3"/></text:span><text:span text:style-name="T27"><text:s text:c="3"/></text:span><text:span text:style-name="T27"><text:s text:c="2"/></text:span><text:span text:style-name="T27">pa</text:span><text:span text:style-name="T27">ir</text:span><text:span text:style-name="T27">&lt;i</text:span><text:span text:style-name="T27">nt</text:span><text:span text:style-name="T27">,i</text:span><text:span text:style-name="T27">nt</text:span><text:span text:style-name="T27">&gt; </text:span><text:span text:style-name="T27">ar</text:span><text:span text:style-name="T27">g3</text:span><text:span text:style-name="T27">,</text:span></text:p>
            <text:p text:style-name="P32"><text:span text:style-name="T27"><text:s text:c="3"/></text:span><text:span text:style-name="T27"><text:s text:c="3"/></text:span><text:span text:style-name="T27"><text:s text:c="2"/></text:span><text:span text:style-name="T27">pa</text:span><text:span text:style-name="T27">ir</text:span><text:span text:style-name="T27">&lt;i</text:span><text:span text:style-name="T27">nt</text:span><text:span text:style-name="T27">,i</text:span><text:span text:style-name="T27">nt</text:span><text:span text:style-name="T27">&gt; </text:span><text:span text:style-name="T27">ar</text:span><text:span text:style-name="T27">g4</text:span></text:p>
            <text:p text:style-name="P33"><text:span text:style-name="T27"><text:s text:c="3"/></text:span><text:span text:style-name="T27"><text:s/></text:span><text:span text:style-name="T27">) </text:span><text:span text:style-name="T27"><text:s/></text:span></text:p>
            <text:p text:style-name="P33"><text:span text:style-name="T27"><text:s text:c="3"/></text:span><text:span text:style-name="T27"><text:s/></text:span><text:span text:style-name="T27">{ </text:span></text:p>
            <text:p text:style-name="P33"><text:span text:style-name="T27"><text:s text:c="3"/></text:span><text:span text:style-name="T27"><text:s text:c="3"/></text:span><text:span text:style-name="T27"><text:s text:c="2"/></text:span><text:span text:style-name="T27">re</text:span><text:span text:style-name="T27">tu</text:span><text:span text:style-name="T27">rn </text:span><text:span text:style-name="T27">0; </text:span></text:p>
            <text:p text:style-name="P33"><text:span text:style-name="T27"><text:s text:c="3"/></text:span><text:span text:style-name="T27"><text:s/></text:span><text:span text:style-name="T27">}</text:span></text:p>
            <text:p text:style-name="P33"><text:span text:style-name="T27">};</text:span></text:p>
          </draw:text-box>
        </draw:frame>
        <draw:frame draw:style-name="gr60" draw:text-style-name="P44" draw:layer="layout" svg:width="1.293cm" svg:height="9.461cm" svg:x="0.143cm" svg:y="6.066cm">
          <draw:text-box>
            <text:p text:style-name="P23"><text:span text:style-name="T38"><text:s/></text:span><text:span text:style-name="T38">1</text:span></text:p>
            <text:p text:style-name="P23"><text:span text:style-name="T38"><text:s/></text:span><text:span text:style-name="T38">2</text:span></text:p>
            <text:p text:style-name="P23"><text:span text:style-name="T38"><text:s/></text:span><text:span text:style-name="T38">3</text:span></text:p>
            <text:p text:style-name="P23"><text:span text:style-name="T38"><text:s/></text:span><text:span text:style-name="T38">4</text:span></text:p>
            <text:p text:style-name="P23"><text:span text:style-name="T38"><text:s/></text:span><text:span text:style-name="T38">5</text:span></text:p>
            <text:p text:style-name="P23"><text:span text:style-name="T38"><text:s/></text:span><text:span text:style-name="T38">6</text:span></text:p>
            <text:p text:style-name="P23"><text:span text:style-name="T38"><text:s/></text:span><text:span text:style-name="T38">7</text:span></text:p>
            <text:p text:style-name="P23"><text:span text:style-name="T38"><text:s/></text:span><text:span text:style-name="T38">8</text:span></text:p>
            <text:p text:style-name="P23"><text:span text:style-name="T38"><text:s/></text:span><text:span text:style-name="T38">9</text:span></text:p>
            <text:p text:style-name="P23"><text:span text:style-name="T38">10</text:span></text:p>
            <text:p text:style-name="P23"><text:span text:style-name="T38">11</text:span></text:p>
            <text:p text:style-name="P23"><text:span text:style-name="T38">12</text:span></text:p>
            <text:p text:style-name="P23"><text:span text:style-name="T38">13</text:span></text:p>
            <text:p text:style-name="P23"><text:span text:style-name="T38">14</text:span></text:p>
            <text:p text:style-name="P23"><text:span text:style-name="T38">1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 : exampl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41" draw:layer="layout" svg:width="26.035cm" svg:height="9.461cm" svg:x="1.27cm" svg:y="6.063cm">
          <draw:text-box>
            <text:p text:style-name="P22"><text:span text:style-name="T31">{</text:span></text:p>
            <text:p><text:span text:style-name="T32"><text:s text:c="3"/></text:span><text:span text:style-name="T32"><text:s/></text:span><text:span text:style-name="T32">/</text:span><text:span text:style-name="T32">/ </text:span><text:span text:style-name="T32">so</text:span><text:span text:style-name="T32">me </text:span><text:span text:style-name="T32">in</text:span><text:span text:style-name="T32">te</text:span><text:span text:style-name="T32">ge</text:span><text:span text:style-name="T32">r </text:span><text:span text:style-name="T32">ra</text:span><text:span text:style-name="T32">ng</text:span><text:span text:style-name="T32">e</text:span></text:p>
            <text:p><text:span text:style-name="T31"><text:s text:c="3"/></text:span><text:span text:style-name="T31"><text:s/></text:span><text:span text:style-name="T31">pa</text:span><text:span text:style-name="T31">ir</text:span><text:span text:style-name="T31">&lt;i</text:span><text:span text:style-name="T31">nt</text:span><text:span text:style-name="T31">,i</text:span><text:span text:style-name="T31">nt</text:span><text:span text:style-name="T31">&gt; </text:span><text:span text:style-name="T31">ra</text:span><text:span text:style-name="T31">ng</text:span><text:span text:style-name="T31">e </text:span><text:span text:style-name="T31">(0</text:span><text:span text:style-name="T31">, </text:span><text:span text:style-name="T31">40</text:span><text:span text:style-name="T31">96</text:span><text:span text:style-name="T31">);</text:span></text:p>
            <text:p text:style-name="P22"><text:span text:style-name="T31"/></text:p>
            <text:p text:style-name="P23"><text:span text:style-name="T32"><text:s text:c="3"/></text:span><text:span text:style-name="T32"><text:s/></text:span><text:span text:style-name="T32">/</text:span><text:span text:style-name="T32">/ </text:span><text:span text:style-name="T32">ou</text:span><text:span text:style-name="T32">r </text:span><text:span text:style-name="T32">la</text:span><text:span text:style-name="T32">un</text:span><text:span text:style-name="T32">ch</text:span><text:span text:style-name="T32">er</text:span></text:p>
            <text:p text:style-name="P23"><text:span text:style-name="T31"><text:s text:c="3"/></text:span><text:span text:style-name="T31"><text:s/></text:span><text:span text:style-name="T31">La</text:span><text:span text:style-name="T31">un</text:span><text:span text:style-name="T31">ch</text:span><text:span text:style-name="T31">er</text:span><text:span text:style-name="T31">&lt;A</text:span><text:span text:style-name="T31">rc</text:span><text:span text:style-name="T31">hU</text:span><text:span text:style-name="T31">pm</text:span><text:span text:style-name="T31">em</text:span><text:span text:style-name="T31">&gt; </text:span><text:span text:style-name="T31">la</text:span><text:span text:style-name="T31">un</text:span><text:span text:style-name="T31">ch</text:span><text:span text:style-name="T31">er </text:span><text:span text:style-name="T31">(A</text:span><text:span text:style-name="T31">rc</text:span><text:span text:style-name="T31">hU</text:span><text:span text:style-name="T31">pm</text:span><text:span text:style-name="T31">em</text:span><text:span text:style-name="T31">::</text:span><text:span text:style-name="T31">Ra</text:span><text:span text:style-name="T31">nk</text:span><text:span text:style-name="T31">(4</text:span><text:span text:style-name="T31">))</text:span><text:span text:style-name="T31">;</text:span></text:p>
            <text:p text:style-name="P23"><text:span text:style-name="T31"/></text:p>
            <text:p text:style-name="P23"><text:span text:style-name="T32"><text:s text:c="3"/></text:span><text:span text:style-name="T32"><text:s/></text:span><text:span text:style-name="T32">/</text:span><text:span text:style-name="T32">/ </text:span><text:span text:style-name="T32">la</text:span><text:span text:style-name="T32">un</text:span><text:span text:style-name="T32">ch </text:span><text:span text:style-name="T32">th</text:span><text:span text:style-name="T32">e </text:span><text:span text:style-name="T32">ex</text:span><text:span text:style-name="T32">ec</text:span><text:span text:style-name="T32">ut</text:span><text:span text:style-name="T32">io</text:span><text:span text:style-name="T32">n </text:span><text:span text:style-name="T32">of </text:span><text:span text:style-name="T32">so</text:span><text:span text:style-name="T32">me </text:span><text:span text:style-name="T32">ta</text:span><text:span text:style-name="T32">sk</text:span></text:p>
            <text:p text:style-name="P22"><text:span text:style-name="T31"><text:s text:c="3"/></text:span><text:span text:style-name="T31"><text:s/></text:span><text:span text:style-name="T31">la</text:span><text:span text:style-name="T31">un</text:span><text:span text:style-name="T31">ch</text:span><text:span text:style-name="T31">er</text:span><text:span text:style-name="T31">.r</text:span><text:span text:style-name="T31">un</text:span><text:span text:style-name="T31">&lt;</text:span><text:span text:style-name="T33">D</text:span><text:span text:style-name="T33">oS</text:span><text:span text:style-name="T33">om</text:span><text:span text:style-name="T33">et</text:span><text:span text:style-name="T33">hi</text:span><text:span text:style-name="T33">ng</text:span><text:span text:style-name="T33">El</text:span><text:span text:style-name="T33">se</text:span><text:span text:style-name="T31">&gt; </text:span><text:span text:style-name="T31">(</text:span></text:p>
            <text:p text:style-name="P23"><text:span text:style-name="T34"><text:s text:c="3"/></text:span><text:span text:style-name="T34"><text:s text:c="3"/></text:span><text:span text:style-name="T34"><text:s/></text:span><text:span text:style-name="T35">ra</text:span><text:span text:style-name="T35">ng</text:span><text:span text:style-name="T35">e, 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2"/></text:span><text:span text:style-name="T32">// </text:span><text:span text:style-name="T32">ar</text:span><text:span text:style-name="T32">g </text:span><text:span text:style-name="T32">1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R</text:span><text:span text:style-name="T35">an</text:span><text:span text:style-name="T35">k&gt; </text:span><text:span text:style-name="T35"><text:s text:c="3"/></text:span><text:span text:style-name="T35">(r</text:span><text:span text:style-name="T35">an</text:span><text:span text:style-name="T35">ge</text:span><text:span text:style-name="T35">), 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2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D</text:span><text:span text:style-name="T35">PU</text:span><text:span text:style-name="T35">&gt; <text:s/></text:span><text:span text:style-name="T35"><text:s text:c="3"/></text:span><text:span text:style-name="T35">(r</text:span><text:span text:style-name="T35">an</text:span><text:span text:style-name="T35">ge</text:span><text:span text:style-name="T35">), 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3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T</text:span><text:span text:style-name="T35">as</text:span><text:span text:style-name="T35">kl</text:span><text:span text:style-name="T35">et</text:span><text:span text:style-name="T35">&gt; </text:span><text:span text:style-name="T35">(r</text:span><text:span text:style-name="T35">an</text:span><text:span text:style-name="T35">ge</text:span><text:span text:style-name="T35">) <text:s/>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4</text:span></text:p>
            <text:p text:style-name="P22"><text:span text:style-name="T34"><text:tab/></text:span><text:span text:style-name="T31">);</text:span></text:p>
            <text:p text:style-name="P22"><text:span text:style-name="T31">}</text:span></text:p>
          </draw:text-box>
        </draw:frame>
        <draw:frame draw:style-name="gr62" draw:text-style-name="P26" draw:layer="layout" svg:width="26.134cm" svg:height="3.272cm" svg:x="1.271cm" svg:y="3.078cm">
          <draw:text-box>
            <text:p text:style-name="P7"><text:span text:style-name="T19">P</text:span><text:span text:style-name="T19">o</text:span><text:span text:style-name="T19">s</text:span><text:span text:style-name="T19">s</text:span><text:span text:style-name="T19">i</text:span><text:span text:style-name="T19">b</text:span><text:span text:style-name="T19">il</text:span><text:span text:style-name="T19">it</text:span><text:span text:style-name="T19">y </text:span><text:span text:style-name="T19">t</text:span><text:span text:style-name="T19">o </text:span><text:span text:style-name="T19">c</text:span><text:span text:style-name="T19">o</text:span><text:span text:style-name="T19">m</text:span><text:span text:style-name="T19">b</text:span><text:span text:style-name="T19">i</text:span><text:span text:style-name="T19">n</text:span><text:span text:style-name="T19">e </text:span><text:span text:style-name="T19">d</text:span><text:span text:style-name="T19">if</text:span><text:span text:style-name="T19">f</text:span><text:span text:style-name="T19">e</text:span><text:span text:style-name="T19">r</text:span><text:span text:style-name="T19">e</text:span><text:span text:style-name="T19">n</text:span><text:span text:style-name="T19">t </text:span><text:span text:style-name="T19">s</text:span><text:span text:style-name="T19">p</text:span><text:span text:style-name="T19">li</text:span><text:span text:style-name="T19">t</text:span><text:span text:style-name="T19">s</text:span></text:p>
            <text:list text:style-name="L1">
              <text:list-item>
                <text:list>
                  <text:list-item>
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a</text:span><text:span text:style-name="T7">r</text:span><text:span text:style-name="T7">g</text:span><text:span text:style-name="T7">u</text:span><text:span text:style-name="T7">m</text:span><text:span text:style-name="T7">e</text:span><text:span text:style-name="T7">n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s</text:span><text:span text:style-name="T7">p</text:span><text:span text:style-name="T7">l</text:span><text:span text:style-name="T7">i</text:span><text:span text:style-name="T7">t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l</text:span><text:span text:style-name="T7">y</text:span></text:p>
                  </text:list-item>
                </text:list>
              </text:list-item>
            </text:list>
          </draw:text-box>
        </draw:frame>
        <draw:frame draw:style-name="gr57" draw:text-style-name="P29" draw:layer="layout" svg:width="3.174cm" svg:height="4.153cm" svg:x="4.106cm" svg:y="16.364cm">
          <draw:text-box>
            <text:p text:style-name="P22"><text:span text:style-name="T36">Ran</text:span><text:span text:style-name="T36">k 3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8"><text:span text:style-name="T37">...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</draw:text-box>
        </draw:frame>
        <draw:frame draw:style-name="gr57" draw:text-style-name="P29" draw:layer="layout" svg:width="3.174cm" svg:height="4.153cm" svg:x="10.106cm" svg:y="16.365cm">
          <draw:text-box>
            <text:p text:style-name="P22"><text:span text:style-name="T36">Ran</text:span><text:span text:style-name="T36">k 3</text:span></text:p>
            <text:p text:style-name="P22"><text:span text:style-name="T37">[20</text:span><text:span text:style-name="T37">48 </text:span><text:span text:style-name="T37">307</text:span><text:span text:style-name="T37">2]</text:span></text:p>
            <text:p text:style-name="P23"><text:span text:style-name="T37">[20</text:span><text:span text:style-name="T37">48 </text:span><text:span text:style-name="T37">307</text:span><text:span text:style-name="T37">2]</text:span></text:p>
            <text:p text:style-name="P23"><text:span text:style-name="T37">[20</text:span><text:span text:style-name="T37">48 </text:span><text:span text:style-name="T37">307</text:span><text:span text:style-name="T37">2]</text:span></text:p>
            <text:p text:style-name="P23"><text:span text:style-name="T37">[20</text:span><text:span text:style-name="T37">48 </text:span><text:span text:style-name="T37">307</text:span><text:span text:style-name="T37">2]</text:span></text:p>
            <text:p text:style-name="P23"><text:span text:style-name="T37">[20</text:span><text:span text:style-name="T37">48 </text:span><text:span text:style-name="T37">307</text:span><text:span text:style-name="T37">2]</text:span></text:p>
            <text:p text:style-name="P23"><text:span text:style-name="T37">[20</text:span><text:span text:style-name="T37">48 </text:span><text:span text:style-name="T37">307</text:span><text:span text:style-name="T37">2]</text:span></text:p>
            <text:p text:style-name="P28"><text:span text:style-name="T37">...</text:span></text:p>
            <text:p text:style-name="P23"><text:span text:style-name="T37">[20</text:span><text:span text:style-name="T37">48 </text:span><text:span text:style-name="T37">307</text:span><text:span text:style-name="T37">2]</text:span></text:p>
          </draw:text-box>
        </draw:frame>
        <draw:frame draw:style-name="gr57" draw:text-style-name="P29" draw:layer="layout" svg:width="3.174cm" svg:height="4.153cm" svg:x="16.106cm" svg:y="16.366cm">
          <draw:text-box>
            <text:p text:style-name="P22"><text:span text:style-name="T36">Ran</text:span><text:span text:style-name="T36">k 3</text:span></text:p>
            <text:p text:style-name="P22"><text:span text:style-name="T37">[20</text:span><text:span text:style-name="T37">48 </text:span><text:span text:style-name="T37">206</text:span><text:span text:style-name="T37">4]</text:span></text:p>
            <text:p text:style-name="P23"><text:span text:style-name="T37">[20</text:span><text:span text:style-name="T37">48 </text:span><text:span text:style-name="T37">206</text:span><text:span text:style-name="T37">4]</text:span></text:p>
            <text:p text:style-name="P30"><text:span text:style-name="T37">...</text:span></text:p>
            <text:p text:style-name="P23"><text:span text:style-name="T37">[20</text:span><text:span text:style-name="T37">64 </text:span><text:span text:style-name="T37">208</text:span><text:span text:style-name="T37">0]</text:span></text:p>
            <text:p text:style-name="P23"><text:span text:style-name="T37">[20</text:span><text:span text:style-name="T37">64 </text:span><text:span text:style-name="T37">208</text:span><text:span text:style-name="T37">0]</text:span></text:p>
            <text:p text:style-name="P30"><text:span text:style-name="T37">...</text:span></text:p>
            <text:p text:style-name="P23"><text:span text:style-name="T37">[30</text:span><text:span text:style-name="T37">56 </text:span><text:span text:style-name="T37">307</text:span><text:span text:style-name="T37">2]</text:span></text:p>
            <text:p text:style-name="P23"><text:span text:style-name="T37">[30</text:span><text:span text:style-name="T37">56 </text:span><text:span text:style-name="T37">307</text:span><text:span text:style-name="T37">2]</text:span></text:p>
          </draw:text-box>
        </draw:frame>
        <draw:frame draw:style-name="gr57" draw:text-style-name="P45" draw:layer="layout" svg:width="3.174cm" svg:height="4.153cm" svg:x="22.106cm" svg:y="16.366cm">
          <draw:text-box>
            <text:p text:style-name="P22"><text:span text:style-name="T36">Ran</text:span><text:span text:style-name="T36">k 3</text:span></text:p>
            <text:p text:style-name="P23"><text:span text:style-name="T37">[20</text:span><text:span text:style-name="T37">48 </text:span><text:span text:style-name="T37">204</text:span><text:span text:style-name="T37">9]</text:span></text:p>
            <text:p text:style-name="P23"><text:span text:style-name="T37">[20</text:span><text:span text:style-name="T37">49 </text:span><text:span text:style-name="T37">205</text:span><text:span text:style-name="T37">0]</text:span></text:p>
            <text:p text:style-name="P23"><text:span text:style-name="T37">[20</text:span><text:span text:style-name="T37">50 </text:span><text:span text:style-name="T37">205</text:span><text:span text:style-name="T37">1]</text:span></text:p>
            <text:p text:style-name="P23"><text:span text:style-name="T37">[20</text:span><text:span text:style-name="T37">51 </text:span><text:span text:style-name="T37">205</text:span><text:span text:style-name="T37">2]</text:span></text:p>
            <text:p text:style-name="P23"><text:span text:style-name="T37">[20</text:span><text:span text:style-name="T37">52 </text:span><text:span text:style-name="T37">205</text:span><text:span text:style-name="T37">3]</text:span></text:p>
            <text:p text:style-name="P23"><text:span text:style-name="T37">[20</text:span><text:span text:style-name="T37">53 </text:span><text:span text:style-name="T37">205</text:span><text:span text:style-name="T37">4]</text:span></text:p>
            <text:p text:style-name="P30"><text:span text:style-name="T37">...</text:span></text:p>
            <text:p text:style-name="P23"><text:span text:style-name="T37">[30</text:span><text:span text:style-name="T37">71 </text:span><text:span text:style-name="T37">307</text:span><text:span text:style-name="T37">2]</text:span></text:p>
          </draw:text-box>
        </draw:frame>
        <draw:frame draw:style-name="gr58" draw:text-style-name="P42" draw:layer="layout" svg:width="4.153cm" svg:height="0.896cm" draw:transform="rotate (1.5707963267949) translate (3.21cm 20.517cm)">
          <draw:text-box>
            <text:p text:style-name="P28"><text:span text:style-name="T37">arg </text:span><text:span text:style-name="T37">1</text:span></text:p>
          </draw:text-box>
        </draw:frame>
        <draw:frame draw:style-name="gr58" draw:text-style-name="P43" draw:layer="layout" svg:width="4.153cm" svg:height="0.896cm" draw:transform="rotate (1.5707963267949) translate (9.229cm 20.518cm)">
          <draw:text-box>
            <text:p text:style-name="P28"><text:span text:style-name="T37">arg </text:span><text:span text:style-name="T37">2</text:span></text:p>
          </draw:text-box>
        </draw:frame>
        <draw:frame draw:style-name="gr58" draw:text-style-name="P43" draw:layer="layout" svg:width="4.153cm" svg:height="0.896cm" draw:transform="rotate (1.5707963267949) translate (15.21cm 20.519cm)">
          <draw:text-box>
            <text:p text:style-name="P28"><text:span text:style-name="T37">arg </text:span><text:span text:style-name="T37">3</text:span></text:p>
          </draw:text-box>
        </draw:frame>
        <draw:frame draw:style-name="gr58" draw:text-style-name="P43" draw:layer="layout" svg:width="4.153cm" svg:height="0.896cm" draw:transform="rotate (1.5707963267949) translate (21.21cm 20.52cm)">
          <draw:text-box>
            <text:p text:style-name="P28"><text:span text:style-name="T37">arg </text:span><text:span text:style-name="T37">4</text:span></text:p>
          </draw:text-box>
        </draw:frame>
        <draw:frame draw:style-name="gr59" draw:text-style-name="P34" draw:layer="layout" svg:width="7.628cm" svg:height="4.541cm" svg:x="19.532cm" svg:y="6.222cm">
          <draw:text-box>
            <text:p text:style-name="P32"><text:span text:style-name="T27">tem</text:span><text:span text:style-name="T27">pla</text:span><text:span text:style-name="T27">te&lt;</text:span><text:span text:style-name="T27">cla</text:span><text:span text:style-name="T27">ss </text:span><text:span text:style-name="T27">ARC</text:span><text:span text:style-name="T27">H&gt; </text:span><text:span text:style-name="T27">str</text:span><text:span text:style-name="T27">uct </text:span><text:span text:style-name="T27">DoS</text:span><text:span text:style-name="T27">ome</text:span><text:span text:style-name="T27">thi</text:span><text:span text:style-name="T27">ng</text:span></text:p>
            <text:p text:style-name="P33"><text:span text:style-name="T27">{</text:span></text:p>
            <text:p text:style-name="P33"><text:span text:style-name="T27"><text:s text:c="4"/></text:span><text:span text:style-name="T27">sta</text:span><text:span text:style-name="T27">tic </text:span><text:span text:style-name="T27">int </text:span><text:span text:style-name="T27">run </text:span><text:span text:style-name="T27">(</text:span></text:p>
            <text:p text:style-name="P33"><text:span text:style-name="T27"><text:s text:c="4"/></text:span><text:span text:style-name="T27"><text:s text:c="4"/></text:span><text:span text:style-name="T27">int </text:span><text:span text:style-name="T27">pui</text:span><text:span text:style-name="T27">d, </text:span></text:p>
            <text:p text:style-name="P33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1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2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3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4</text:span></text:p>
            <text:p text:style-name="P33"><text:span text:style-name="T27"><text:s text:c="4"/></text:span><text:span text:style-name="T27">) <text:s/></text:span></text:p>
            <text:p text:style-name="P33"><text:span text:style-name="T27"><text:s text:c="4"/></text:span><text:span text:style-name="T27">{ </text:span></text:p>
            <text:p text:style-name="P33"><text:span text:style-name="T27"><text:s text:c="4"/></text:span><text:span text:style-name="T27"><text:s text:c="4"/></text:span><text:span text:style-name="T27">ret</text:span><text:span text:style-name="T27">urn </text:span><text:span text:style-name="T27">0; </text:span></text:p>
            <text:p text:style-name="P33"><text:span text:style-name="T27"><text:s text:c="4"/></text:span><text:span text:style-name="T27">}</text:span></text:p>
            <text:p text:style-name="P33"><text:span text:style-name="T27">};</text:span></text:p>
          </draw:text-box>
        </draw:frame>
        <draw:frame draw:style-name="gr60" draw:text-style-name="P44" draw:layer="layout" svg:width="1.293cm" svg:height="9.461cm" svg:x="0.143cm" svg:y="6.066cm">
          <draw:text-box>
            <text:p text:style-name="P23"><text:span text:style-name="T38"><text:s/></text:span><text:span text:style-name="T38">1</text:span></text:p>
            <text:p text:style-name="P23"><text:span text:style-name="T38"><text:s/></text:span><text:span text:style-name="T38">2</text:span></text:p>
            <text:p text:style-name="P23"><text:span text:style-name="T38"><text:s/></text:span><text:span text:style-name="T38">3</text:span></text:p>
            <text:p text:style-name="P23"><text:span text:style-name="T38"><text:s/></text:span><text:span text:style-name="T38">4</text:span></text:p>
            <text:p text:style-name="P23"><text:span text:style-name="T38"><text:s/></text:span><text:span text:style-name="T38">5</text:span></text:p>
            <text:p text:style-name="P23"><text:span text:style-name="T38"><text:s/></text:span><text:span text:style-name="T38">6</text:span></text:p>
            <text:p text:style-name="P23"><text:span text:style-name="T38"><text:s/></text:span><text:span text:style-name="T38">7</text:span></text:p>
            <text:p text:style-name="P23"><text:span text:style-name="T38"><text:s/></text:span><text:span text:style-name="T38">8</text:span></text:p>
            <text:p text:style-name="P23"><text:span text:style-name="T38"><text:s/></text:span><text:span text:style-name="T38">9</text:span></text:p>
            <text:p text:style-name="P23"><text:span text:style-name="T38">10</text:span></text:p>
            <text:p text:style-name="P23"><text:span text:style-name="T38">11</text:span></text:p>
            <text:p text:style-name="P23"><text:span text:style-name="T38">12</text:span></text:p>
            <text:p text:style-name="P23"><text:span text:style-name="T38">13</text:span></text:p>
            <text:p text:style-name="P23"><text:span text:style-name="T38">14</text:span></text:p>
            <text:p text:style-name="P23"><text:span text:style-name="T38">1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Splitting data : exampl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41" draw:layer="layout" svg:width="26.035cm" svg:height="9.461cm" svg:x="1.27cm" svg:y="6.063cm">
          <draw:text-box>
            <text:p text:style-name="P22"><text:span text:style-name="T31">{</text:span></text:p>
            <text:p><text:span text:style-name="T32"><text:s text:c="3"/></text:span><text:span text:style-name="T32"><text:s/></text:span><text:span text:style-name="T32">/</text:span><text:span text:style-name="T32">/ </text:span><text:span text:style-name="T32">so</text:span><text:span text:style-name="T32">me </text:span><text:span text:style-name="T32">in</text:span><text:span text:style-name="T32">te</text:span><text:span text:style-name="T32">ge</text:span><text:span text:style-name="T32">r </text:span><text:span text:style-name="T32">ra</text:span><text:span text:style-name="T32">ng</text:span><text:span text:style-name="T32">e</text:span></text:p>
            <text:p><text:span text:style-name="T31"><text:s text:c="3"/></text:span><text:span text:style-name="T31"><text:s/></text:span><text:span text:style-name="T31">pa</text:span><text:span text:style-name="T31">ir</text:span><text:span text:style-name="T31">&lt;i</text:span><text:span text:style-name="T31">nt</text:span><text:span text:style-name="T31">,i</text:span><text:span text:style-name="T31">nt</text:span><text:span text:style-name="T31">&gt; </text:span><text:span text:style-name="T31">ra</text:span><text:span text:style-name="T31">ng</text:span><text:span text:style-name="T31">e </text:span><text:span text:style-name="T31">(0</text:span><text:span text:style-name="T31">, </text:span><text:span text:style-name="T31">40</text:span><text:span text:style-name="T31">96</text:span><text:span text:style-name="T31">);</text:span></text:p>
            <text:p text:style-name="P22"><text:span text:style-name="T31"/></text:p>
            <text:p text:style-name="P23"><text:span text:style-name="T32"><text:s text:c="3"/></text:span><text:span text:style-name="T32"><text:s/></text:span><text:span text:style-name="T32">/</text:span><text:span text:style-name="T32">/ </text:span><text:span text:style-name="T32">ou</text:span><text:span text:style-name="T32">r </text:span><text:span text:style-name="T32">la</text:span><text:span text:style-name="T32">un</text:span><text:span text:style-name="T32">ch</text:span><text:span text:style-name="T32">er</text:span></text:p>
            <text:p text:style-name="P23"><text:span text:style-name="T31"><text:s text:c="3"/></text:span><text:span text:style-name="T31"><text:s/></text:span><text:span text:style-name="T31">La</text:span><text:span text:style-name="T31">un</text:span><text:span text:style-name="T31">ch</text:span><text:span text:style-name="T31">er</text:span><text:span text:style-name="T31">&lt;A</text:span><text:span text:style-name="T31">rc</text:span><text:span text:style-name="T31">hU</text:span><text:span text:style-name="T31">pm</text:span><text:span text:style-name="T31">em</text:span><text:span text:style-name="T31">&gt; </text:span><text:span text:style-name="T31">la</text:span><text:span text:style-name="T31">un</text:span><text:span text:style-name="T31">ch</text:span><text:span text:style-name="T31">er </text:span><text:span text:style-name="T31">(A</text:span><text:span text:style-name="T31">rc</text:span><text:span text:style-name="T31">hU</text:span><text:span text:style-name="T31">pm</text:span><text:span text:style-name="T31">em</text:span><text:span text:style-name="T31">::</text:span><text:span text:style-name="T31">Ra</text:span><text:span text:style-name="T31">nk</text:span><text:span text:style-name="T31">(4</text:span><text:span text:style-name="T31">))</text:span><text:span text:style-name="T31">;</text:span></text:p>
            <text:p text:style-name="P23"><text:span text:style-name="T31"/></text:p>
            <text:p text:style-name="P23"><text:span text:style-name="T32"><text:s text:c="3"/></text:span><text:span text:style-name="T32"><text:s/></text:span><text:span text:style-name="T32">/</text:span><text:span text:style-name="T32">/ </text:span><text:span text:style-name="T32">la</text:span><text:span text:style-name="T32">un</text:span><text:span text:style-name="T32">ch </text:span><text:span text:style-name="T32">th</text:span><text:span text:style-name="T32">e </text:span><text:span text:style-name="T32">ex</text:span><text:span text:style-name="T32">ec</text:span><text:span text:style-name="T32">ut</text:span><text:span text:style-name="T32">io</text:span><text:span text:style-name="T32">n </text:span><text:span text:style-name="T32">of </text:span><text:span text:style-name="T32">so</text:span><text:span text:style-name="T32">me </text:span><text:span text:style-name="T32">ta</text:span><text:span text:style-name="T32">sk</text:span></text:p>
            <text:p text:style-name="P22"><text:span text:style-name="T31"><text:s text:c="3"/></text:span><text:span text:style-name="T31"><text:s/></text:span><text:span text:style-name="T31">la</text:span><text:span text:style-name="T31">un</text:span><text:span text:style-name="T31">ch</text:span><text:span text:style-name="T31">er</text:span><text:span text:style-name="T31">.r</text:span><text:span text:style-name="T31">un</text:span><text:span text:style-name="T31">&lt;</text:span><text:span text:style-name="T33">D</text:span><text:span text:style-name="T33">oS</text:span><text:span text:style-name="T33">om</text:span><text:span text:style-name="T33">et</text:span><text:span text:style-name="T33">hi</text:span><text:span text:style-name="T33">ng</text:span><text:span text:style-name="T33">El</text:span><text:span text:style-name="T33">se</text:span><text:span text:style-name="T31">&gt; </text:span><text:span text:style-name="T31">(</text:span></text:p>
            <text:p text:style-name="P23"><text:span text:style-name="T34"><text:s text:c="3"/></text:span><text:span text:style-name="T34"><text:s text:c="3"/></text:span><text:span text:style-name="T34"><text:s/></text:span><text:span text:style-name="T35">ra</text:span><text:span text:style-name="T35">ng</text:span><text:span text:style-name="T35">e, 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3"/></text:span><text:span text:style-name="T35"><text:s text:c="2"/></text:span><text:span text:style-name="T32">// </text:span><text:span text:style-name="T32">ar</text:span><text:span text:style-name="T32">g </text:span><text:span text:style-name="T32">1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R</text:span><text:span text:style-name="T35">an</text:span><text:span text:style-name="T35">k&gt; </text:span><text:span text:style-name="T35"><text:s text:c="3"/></text:span><text:span text:style-name="T35">(r</text:span><text:span text:style-name="T35">an</text:span><text:span text:style-name="T35">ge</text:span><text:span text:style-name="T35">), 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2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D</text:span><text:span text:style-name="T35">PU</text:span><text:span text:style-name="T35">&gt; <text:s/></text:span><text:span text:style-name="T35"><text:s text:c="3"/></text:span><text:span text:style-name="T35">(r</text:span><text:span text:style-name="T35">an</text:span><text:span text:style-name="T35">ge</text:span><text:span text:style-name="T35">), 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3</text:span></text:p>
            <text:p text:style-name="P23"><text:span text:style-name="T35"><text:s text:c="3"/></text:span><text:span text:style-name="T35"><text:s text:c="3"/></text:span><text:span text:style-name="T35"><text:s/></text:span><text:span text:style-name="T35">sp</text:span><text:span text:style-name="T35">li</text:span><text:span text:style-name="T35">t&lt;</text:span><text:span text:style-name="T35">Ar</text:span><text:span text:style-name="T35">ch</text:span><text:span text:style-name="T35">Up</text:span><text:span text:style-name="T35">me</text:span><text:span text:style-name="T35">m:</text:span><text:span text:style-name="T35">:T</text:span><text:span text:style-name="T35">as</text:span><text:span text:style-name="T35">kl</text:span><text:span text:style-name="T35">et</text:span><text:span text:style-name="T35">&gt; </text:span><text:span text:style-name="T35">(r</text:span><text:span text:style-name="T35">an</text:span><text:span text:style-name="T35">ge</text:span><text:span text:style-name="T35">) <text:s/></text:span><text:span text:style-name="T35"><text:s text:c="3"/></text:span><text:span text:style-name="T35"><text:s/></text:span><text:span text:style-name="T32">/</text:span><text:span text:style-name="T32">/ </text:span><text:span text:style-name="T32">ar</text:span><text:span text:style-name="T32">g </text:span><text:span text:style-name="T32">4</text:span></text:p>
            <text:p text:style-name="P22"><text:span text:style-name="T34"><text:tab/></text:span><text:span text:style-name="T31">);</text:span></text:p>
            <text:p text:style-name="P22"><text:span text:style-name="T31">}</text:span></text:p>
          </draw:text-box>
        </draw:frame>
        <draw:frame draw:style-name="gr63" draw:text-style-name="P26" draw:layer="layout" svg:width="26.134cm" svg:height="3.272cm" svg:x="1.271cm" svg:y="3.078cm">
          <draw:text-box>
            <text:p text:style-name="P7"><text:span text:style-name="T19">P</text:span><text:span text:style-name="T19">o</text:span><text:span text:style-name="T19">s</text:span><text:span text:style-name="T19">s</text:span><text:span text:style-name="T19">i</text:span><text:span text:style-name="T19">b</text:span><text:span text:style-name="T19">il</text:span><text:span text:style-name="T19">it</text:span><text:span text:style-name="T19">y </text:span><text:span text:style-name="T19">t</text:span><text:span text:style-name="T19">o </text:span><text:span text:style-name="T19">c</text:span><text:span text:style-name="T19">o</text:span><text:span text:style-name="T19">m</text:span><text:span text:style-name="T19">b</text:span><text:span text:style-name="T19">i</text:span><text:span text:style-name="T19">n</text:span><text:span text:style-name="T19">e </text:span><text:span text:style-name="T19">d</text:span><text:span text:style-name="T19">if</text:span><text:span text:style-name="T19">f</text:span><text:span text:style-name="T19">e</text:span><text:span text:style-name="T19">r</text:span><text:span text:style-name="T19">e</text:span><text:span text:style-name="T19">n</text:span><text:span text:style-name="T19">t </text:span><text:span text:style-name="T19">s</text:span><text:span text:style-name="T19">p</text:span><text:span text:style-name="T19">li</text:span><text:span text:style-name="T19">t</text:span><text:span text:style-name="T19">s</text:span></text:p>
            <text:list text:style-name="L1">
              <text:list-item>
                <text:list>
                  <text:list-item>
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a</text:span><text:span text:style-name="T7">r</text:span><text:span text:style-name="T7">g</text:span><text:span text:style-name="T7">u</text:span><text:span text:style-name="T7">m</text:span><text:span text:style-name="T7">e</text:span><text:span text:style-name="T7">n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s</text:span><text:span text:style-name="T7">p</text:span><text:span text:style-name="T7">l</text:span><text:span text:style-name="T7">i</text:span><text:span text:style-name="T7">t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l</text:span><text:span text:style-name="T7">y</text:span></text:p>
                  </text:list-item>
                </text:list>
              </text:list-item>
            </text:list>
          </draw:text-box>
        </draw:frame>
        <draw:frame draw:style-name="gr57" draw:text-style-name="P29" draw:layer="layout" svg:width="3.174cm" svg:height="4.153cm" svg:x="4.106cm" svg:y="16.364cm">
          <draw:text-box>
            <text:p text:style-name="P22"><text:span text:style-name="T36">Ran</text:span><text:span text:style-name="T36">k 4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3"><text:span text:style-name="T37">[ <text:s text:c="2"/></text:span><text:span text:style-name="T37">0 </text:span><text:span text:style-name="T37">409</text:span><text:span text:style-name="T37">6]</text:span></text:p>
            <text:p text:style-name="P28"><text:span text:style-name="T37">...</text:span></text:p>
            <text:p text:style-name="P22"><text:span text:style-name="T37">[ <text:s text:c="2"/></text:span><text:span text:style-name="T37">0 </text:span><text:span text:style-name="T37">409</text:span><text:span text:style-name="T37">6]</text:span></text:p>
          </draw:text-box>
        </draw:frame>
        <draw:frame draw:style-name="gr57" draw:text-style-name="P29" draw:layer="layout" svg:width="3.174cm" svg:height="4.153cm" svg:x="10.106cm" svg:y="16.365cm">
          <draw:text-box>
            <text:p text:style-name="P22"><text:span text:style-name="T36">Ran</text:span><text:span text:style-name="T36">k 4</text:span></text:p>
            <text:p text:style-name="P22"><text:span text:style-name="T37">[30</text:span><text:span text:style-name="T37">72 </text:span><text:span text:style-name="T37">409</text:span><text:span text:style-name="T37">6]</text:span></text:p>
            <text:p text:style-name="P23"><text:span text:style-name="T37">[30</text:span><text:span text:style-name="T37">72 </text:span><text:span text:style-name="T37">409</text:span><text:span text:style-name="T37">6]</text:span></text:p>
            <text:p text:style-name="P23"><text:span text:style-name="T37">[30</text:span><text:span text:style-name="T37">72 </text:span><text:span text:style-name="T37">409</text:span><text:span text:style-name="T37">6]</text:span></text:p>
            <text:p text:style-name="P23"><text:span text:style-name="T37">[30</text:span><text:span text:style-name="T37">72 </text:span><text:span text:style-name="T37">409</text:span><text:span text:style-name="T37">6]</text:span></text:p>
            <text:p text:style-name="P23"><text:span text:style-name="T37">[30</text:span><text:span text:style-name="T37">72 </text:span><text:span text:style-name="T37">409</text:span><text:span text:style-name="T37">6]</text:span></text:p>
            <text:p text:style-name="P23"><text:span text:style-name="T37">[30</text:span><text:span text:style-name="T37">72 </text:span><text:span text:style-name="T37">409</text:span><text:span text:style-name="T37">6]</text:span></text:p>
            <text:p text:style-name="P28"><text:span text:style-name="T37">...</text:span></text:p>
            <text:p text:style-name="P23"><text:span text:style-name="T37">[30</text:span><text:span text:style-name="T37">72 </text:span><text:span text:style-name="T37">409</text:span><text:span text:style-name="T37">6]</text:span></text:p>
          </draw:text-box>
        </draw:frame>
        <draw:frame draw:style-name="gr57" draw:text-style-name="P29" draw:layer="layout" svg:width="3.174cm" svg:height="4.153cm" svg:x="16.106cm" svg:y="16.366cm">
          <draw:text-box>
            <text:p text:style-name="P22"><text:span text:style-name="T36">Ran</text:span><text:span text:style-name="T36">k 4</text:span></text:p>
            <text:p text:style-name="P22"><text:span text:style-name="T37">[30</text:span><text:span text:style-name="T37">72 </text:span><text:span text:style-name="T37">308</text:span><text:span text:style-name="T37">8]</text:span></text:p>
            <text:p text:style-name="P23"><text:span text:style-name="T37">[30</text:span><text:span text:style-name="T37">72 </text:span><text:span text:style-name="T37">308</text:span><text:span text:style-name="T37">8]</text:span></text:p>
            <text:p text:style-name="P30"><text:span text:style-name="T37">...</text:span></text:p>
            <text:p text:style-name="P23"><text:span text:style-name="T37">[30</text:span><text:span text:style-name="T37">88 </text:span><text:span text:style-name="T37">310</text:span><text:span text:style-name="T37">4]</text:span></text:p>
            <text:p text:style-name="P23"><text:span text:style-name="T37">[30</text:span><text:span text:style-name="T37">88 </text:span><text:span text:style-name="T37">310</text:span><text:span text:style-name="T37">4]</text:span></text:p>
            <text:p text:style-name="P30"><text:span text:style-name="T37">...</text:span></text:p>
            <text:p text:style-name="P23"><text:span text:style-name="T37">[40</text:span><text:span text:style-name="T37">80 </text:span><text:span text:style-name="T37">409</text:span><text:span text:style-name="T37">6]</text:span></text:p>
            <text:p text:style-name="P22"><text:span text:style-name="T37">[40</text:span><text:span text:style-name="T37">80 </text:span><text:span text:style-name="T37">409</text:span><text:span text:style-name="T37">6]</text:span></text:p>
          </draw:text-box>
        </draw:frame>
        <draw:frame draw:style-name="gr57" draw:text-style-name="P45" draw:layer="layout" svg:width="3.174cm" svg:height="4.153cm" svg:x="22.106cm" svg:y="16.366cm">
          <draw:text-box>
            <text:p text:style-name="P22"><text:span text:style-name="T36">Ran</text:span><text:span text:style-name="T36">k 4</text:span></text:p>
            <text:p text:style-name="P23"><text:span text:style-name="T37">[30</text:span><text:span text:style-name="T37">72 </text:span><text:span text:style-name="T37">307</text:span><text:span text:style-name="T37">3]</text:span></text:p>
            <text:p text:style-name="P23"><text:span text:style-name="T37">[30</text:span><text:span text:style-name="T37">73 </text:span><text:span text:style-name="T37">307</text:span><text:span text:style-name="T37">4]</text:span></text:p>
            <text:p text:style-name="P23"><text:span text:style-name="T37">[30</text:span><text:span text:style-name="T37">74 </text:span><text:span text:style-name="T37">307</text:span><text:span text:style-name="T37">5]</text:span></text:p>
            <text:p text:style-name="P23"><text:span text:style-name="T37">[30</text:span><text:span text:style-name="T37">75 </text:span><text:span text:style-name="T37">307</text:span><text:span text:style-name="T37">6]</text:span></text:p>
            <text:p text:style-name="P23"><text:span text:style-name="T37">[30</text:span><text:span text:style-name="T37">76 </text:span><text:span text:style-name="T37">307</text:span><text:span text:style-name="T37">7]</text:span></text:p>
            <text:p text:style-name="P23"><text:span text:style-name="T37">[30</text:span><text:span text:style-name="T37">77 </text:span><text:span text:style-name="T37">307</text:span><text:span text:style-name="T37">8]</text:span></text:p>
            <text:p text:style-name="P30"><text:span text:style-name="T37">...</text:span></text:p>
            <text:p text:style-name="P23"><text:span text:style-name="T37">[40</text:span><text:span text:style-name="T37">95 </text:span><text:span text:style-name="T37">409</text:span><text:span text:style-name="T37">6]</text:span></text:p>
          </draw:text-box>
        </draw:frame>
        <draw:frame draw:style-name="gr58" draw:text-style-name="P42" draw:layer="layout" svg:width="4.153cm" svg:height="0.896cm" draw:transform="rotate (1.5707963267949) translate (3.21cm 20.517cm)">
          <draw:text-box>
            <text:p text:style-name="P28"><text:span text:style-name="T37">arg </text:span><text:span text:style-name="T37">1</text:span></text:p>
          </draw:text-box>
        </draw:frame>
        <draw:frame draw:style-name="gr58" draw:text-style-name="P43" draw:layer="layout" svg:width="4.153cm" svg:height="0.896cm" draw:transform="rotate (1.5707963267949) translate (9.229cm 20.518cm)">
          <draw:text-box>
            <text:p text:style-name="P28"><text:span text:style-name="T37">arg </text:span><text:span text:style-name="T37">2</text:span></text:p>
          </draw:text-box>
        </draw:frame>
        <draw:frame draw:style-name="gr58" draw:text-style-name="P43" draw:layer="layout" svg:width="4.153cm" svg:height="0.896cm" draw:transform="rotate (1.5707963267949) translate (15.21cm 20.519cm)">
          <draw:text-box>
            <text:p text:style-name="P28"><text:span text:style-name="T37">arg </text:span><text:span text:style-name="T37">3</text:span></text:p>
          </draw:text-box>
        </draw:frame>
        <draw:frame draw:style-name="gr58" draw:text-style-name="P43" draw:layer="layout" svg:width="4.153cm" svg:height="0.896cm" draw:transform="rotate (1.5707963267949) translate (21.21cm 20.52cm)">
          <draw:text-box>
            <text:p text:style-name="P28"><text:span text:style-name="T37">arg </text:span><text:span text:style-name="T37">4</text:span></text:p>
          </draw:text-box>
        </draw:frame>
        <draw:frame draw:style-name="gr59" draw:text-style-name="P34" draw:layer="layout" svg:width="7.628cm" svg:height="4.541cm" svg:x="19.532cm" svg:y="6.222cm">
          <draw:text-box>
            <text:p text:style-name="P32"><text:span text:style-name="T27">tem</text:span><text:span text:style-name="T27">pla</text:span><text:span text:style-name="T27">te&lt;</text:span><text:span text:style-name="T27">cla</text:span><text:span text:style-name="T27">ss </text:span><text:span text:style-name="T27">ARC</text:span><text:span text:style-name="T27">H&gt; </text:span><text:span text:style-name="T27">str</text:span><text:span text:style-name="T27">uct </text:span><text:span text:style-name="T27">DoS</text:span><text:span text:style-name="T27">ome</text:span><text:span text:style-name="T27">thi</text:span><text:span text:style-name="T27">ng</text:span></text:p>
            <text:p text:style-name="P33"><text:span text:style-name="T27">{</text:span></text:p>
            <text:p text:style-name="P33"><text:span text:style-name="T27"><text:s text:c="4"/></text:span><text:span text:style-name="T27">sta</text:span><text:span text:style-name="T27">tic </text:span><text:span text:style-name="T27">int </text:span><text:span text:style-name="T27">run </text:span><text:span text:style-name="T27">(</text:span></text:p>
            <text:p text:style-name="P33"><text:span text:style-name="T27"><text:s text:c="4"/></text:span><text:span text:style-name="T27"><text:s text:c="4"/></text:span><text:span text:style-name="T27">int </text:span><text:span text:style-name="T27">pui</text:span><text:span text:style-name="T27">d, </text:span></text:p>
            <text:p text:style-name="P33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1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2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3,</text:span></text:p>
            <text:p text:style-name="P32"><text:span text:style-name="T27"><text:s text:c="4"/></text:span><text:span text:style-name="T27"><text:s text:c="4"/></text:span><text:span text:style-name="T27">pai</text:span><text:span text:style-name="T27">r&lt;i</text:span><text:span text:style-name="T27">nt,</text:span><text:span text:style-name="T27">int</text:span><text:span text:style-name="T27">&gt; </text:span><text:span text:style-name="T27">arg</text:span><text:span text:style-name="T27">4</text:span></text:p>
            <text:p text:style-name="P33"><text:span text:style-name="T27"><text:s text:c="4"/></text:span><text:span text:style-name="T27">) <text:s/></text:span></text:p>
            <text:p text:style-name="P33"><text:span text:style-name="T27"><text:s text:c="4"/></text:span><text:span text:style-name="T27">{ </text:span></text:p>
            <text:p text:style-name="P33"><text:span text:style-name="T27"><text:s text:c="4"/></text:span><text:span text:style-name="T27"><text:s text:c="4"/></text:span><text:span text:style-name="T27">ret</text:span><text:span text:style-name="T27">urn </text:span><text:span text:style-name="T27">0; </text:span></text:p>
            <text:p text:style-name="P33"><text:span text:style-name="T27"><text:s text:c="4"/></text:span><text:span text:style-name="T27">}</text:span></text:p>
            <text:p text:style-name="P33"><text:span text:style-name="T27">};</text:span></text:p>
          </draw:text-box>
        </draw:frame>
        <draw:frame draw:style-name="gr60" draw:text-style-name="P44" draw:layer="layout" svg:width="1.293cm" svg:height="9.461cm" svg:x="0.143cm" svg:y="6.066cm">
          <draw:text-box>
            <text:p text:style-name="P23"><text:span text:style-name="T38"><text:s/></text:span><text:span text:style-name="T38">1</text:span></text:p>
            <text:p text:style-name="P23"><text:span text:style-name="T38"><text:s/></text:span><text:span text:style-name="T38">2</text:span></text:p>
            <text:p text:style-name="P23"><text:span text:style-name="T38"><text:s/></text:span><text:span text:style-name="T38">3</text:span></text:p>
            <text:p text:style-name="P23"><text:span text:style-name="T38"><text:s/></text:span><text:span text:style-name="T38">4</text:span></text:p>
            <text:p text:style-name="P23"><text:span text:style-name="T38"><text:s/></text:span><text:span text:style-name="T38">5</text:span></text:p>
            <text:p text:style-name="P23"><text:span text:style-name="T38"><text:s/></text:span><text:span text:style-name="T38">6</text:span></text:p>
            <text:p text:style-name="P23"><text:span text:style-name="T38"><text:s/></text:span><text:span text:style-name="T38">7</text:span></text:p>
            <text:p text:style-name="P23"><text:span text:style-name="T38"><text:s/></text:span><text:span text:style-name="T38">8</text:span></text:p>
            <text:p text:style-name="P23"><text:span text:style-name="T38"><text:s/></text:span><text:span text:style-name="T38">9</text:span></text:p>
            <text:p text:style-name="P23"><text:span text:style-name="T38">10</text:span></text:p>
            <text:p text:style-name="P23"><text:span text:style-name="T38">11</text:span></text:p>
            <text:p text:style-name="P23"><text:span text:style-name="T38">12</text:span></text:p>
            <text:p text:style-name="P23"><text:span text:style-name="T38">13</text:span></text:p>
            <text:p text:style-name="P23"><text:span text:style-name="T38">14</text:span></text:p>
            <text:p text:style-name="P23"><text:span text:style-name="T38">1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The ‘split’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6" draw:layer="layout" svg:width="26.134cm" svg:height="15.504cm" svg:x="1.271cm" svg:y="3.078cm">
          <draw:text-box>
            <text:p text:style-name="P7"><text:span text:style-name="T19">W</text:span><text:span text:style-name="T19">e </text:span><text:span text:style-name="T19">h</text:span><text:span text:style-name="T19">a</text:span><text:span text:style-name="T19">v</text:span><text:span text:style-name="T19">e </text:span><text:span text:style-name="T19">s</text:span><text:span text:style-name="T19">u</text:span><text:span text:style-name="T19">p</text:span><text:span text:style-name="T19">p</text:span><text:span text:style-name="T19">o</text:span><text:span text:style-name="T19">s</text:span><text:span text:style-name="T19">e</text:span><text:span text:style-name="T19">d </text:span><text:span text:style-name="T19">s</text:span><text:span text:style-name="T19">o </text:span><text:span text:style-name="T19">f</text:span><text:span text:style-name="T19">a</text:span><text:span text:style-name="T19">r </text:span><text:span text:style-name="T19">t</text:span><text:span text:style-name="T19">h</text:span><text:span text:style-name="T19">e </text:span><text:span text:style-name="T19">e</text:span><text:span text:style-name="T19">x</text:span><text:span text:style-name="T19">i</text:span><text:span text:style-name="T19">s</text:span><text:span text:style-name="T19">t</text:span><text:span text:style-name="T19">e</text:span><text:span text:style-name="T19">n</text:span><text:span text:style-name="T19">c</text:span><text:span text:style-name="T19">e </text:span><text:span text:style-name="T19">o</text:span><text:span text:style-name="T19">f </text:span><text:span text:style-name="T19">‘</text:span><text:span text:style-name="T19">s</text:span><text:span text:style-name="T19">p</text:span><text:span text:style-name="T19">li</text:span><text:span text:style-name="T19">t’</text:span></text:p>
            <text:list text:style-name="L1">
              <text:list-item>
                <text:list>
                  <text:list-item>
                    <text:p text:style-name="P7"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k</text:span><text:span text:style-name="T7">n</text:span><text:span text:style-name="T7">o</text:span><text:span text:style-name="T7">w</text:span><text:span text:style-name="T7">s</text:span><text:span text:style-name="T7"> </text:span><text:span text:style-name="T7">h</text:span><text:span text:style-name="T7">o</text:span><text:span text:style-name="T7">w</text:span><text:span text:style-name="T7"> </text:span><text:span text:style-name="T7">t</text:span><text:span text:style-name="T7">o</text:span><text:span text:style-name="T7"> </text:span><text:span text:style-name="T7">s</text:span><text:span text:style-name="T7">p</text:span><text:span text:style-name="T7">l</text:span><text:span text:style-name="T7">i</text:span><text:span text:style-name="T7">t</text:span><text:span text:style-name="T7"> </text:span><text:span text:style-name="T7">a</text:span><text:span text:style-name="T7"> </text:span><text:span text:style-name="T7">r</text:span><text:span text:style-name="T7">a</text:span><text:span text:style-name="T7">n</text:span><text:span text:style-name="T7">g</text:span><text:span text:style-name="T7">e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text:span text:style-name="T7"> </text:span><text:span text:style-name="T7">i</text:span><text:span text:style-name="T7">n</text:span><text:span text:style-name="T7"> </text:span><text:span text:style-name="T7">s</text:span><text:span text:style-name="T7">e</text:span><text:span text:style-name="T7">v</text:span><text:span text:style-name="T7">e</text:span><text:span text:style-name="T7">r</text:span><text:span text:style-name="T7">a</text:span><text:span text:style-name="T7">l</text:span><text:span text:style-name="T7"> </text:span><text:span text:style-name="T7">p</text:span><text:span text:style-name="T7">a</text:span><text:span text:style-name="T7">r</text:span><text:span text:style-name="T7">t</text:span><text:span text:style-name="T7">s</text:span></text:p>
                    <text:p text:style-name="P7"><text:span text:style-name="T7"/></text:p>
                  </text:list-item>
                </text:list>
              </text:list-item>
            </text:list>
            <text:p text:style-name="P7"><text:span text:style-name="T19">G</text:span><text:span text:style-name="T19">e</text:span><text:span text:style-name="T19">n</text:span><text:span text:style-name="T19">e</text:span><text:span text:style-name="T19">ri</text:span><text:span text:style-name="T19">c </text:span><text:span text:style-name="T19">i</text:span><text:span text:style-name="T19">m</text:span><text:span text:style-name="T19">p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a</text:span><text:span text:style-name="T19">ti</text:span><text:span text:style-name="T19">o</text:span><text:span text:style-name="T19">n </text:span><text:span text:style-name="T19">o</text:span><text:span text:style-name="T19">f </text:span><text:span text:style-name="T19">‘</text:span><text:span text:style-name="T19">s</text:span><text:span text:style-name="T19">p</text:span><text:span text:style-name="T19">li</text:span><text:span text:style-name="T19">t’ </text:span></text:p>
            <text:list text:continue-numbering="true" text:style-name="L1">
              <text:list-item>
                <text:list>
                  <text:list-item>
                    <text:p text:style-name="P7"><text:span text:style-name="T7">F</text:span><text:span text:style-name="T7">o</text:span><text:span text:style-name="T7">r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text:span text:style-name="T7">t</text:span><text:span text:style-name="T7">y</text:span><text:span text:style-name="T7">p</text:span><text:span text:style-name="T7">e</text:span><text:span text:style-name="T7">s</text:span><text:span text:style-name="T7"> </text:span><text:span text:style-name="T7">w</text:span><text:span text:style-name="T7">h</text:span><text:span text:style-name="T7">e</text:span><text:span text:style-name="T7">n</text:span><text:span text:style-name="T7"> </text:span><text:span text:style-name="T7">i</text:span><text:span text:style-name="T7">t</text:span><text:span text:style-name="T7"> </text:span><text:span text:style-name="T7">m</text:span><text:span text:style-name="T7">a</text:span><text:span text:style-name="T7">k</text:span><text:span text:style-name="T7">e</text:span><text:span text:style-name="T7">s</text:span><text:span text:style-name="T7"> </text:span><text:span text:style-name="T7">s</text:span><text:span text:style-name="T7">e</text:span><text:span text:style-name="T7">n</text:span><text:span text:style-name="T7">s</text:span><text:span text:style-name="T7">e</text:span></text:p>
                  </text:list-item>
                  <text:list-item>
                    <text:p text:style-name="P7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7">:</text:span><text:span text:style-name="T7"> </text:span><text:span text:style-name="T7"><text:s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text:span text:style-name="T7"> </text:span><text:span text:style-name="T7">r</text:span><text:span text:style-name="T7">a</text:span><text:span text:style-name="T7">n</text:span><text:span text:style-name="T7">g</text:span><text:span text:style-name="T7">e</text:span><text:span text:style-name="T7">,</text:span><text:span text:style-name="T7"> </text:span><text:span text:style-name="T7">i</text:span><text:span text:style-name="T7">t</text:span><text:span text:style-name="T7">e</text:span><text:span text:style-name="T7">r</text:span><text:span text:style-name="T7">a</text:span><text:span text:style-name="T7">b</text:span><text:span text:style-name="T7">l</text:span><text:span text:style-name="T7">e</text:span><text:span text:style-name="T7"> </text:span><text:span text:style-name="T7">o</text:span><text:span text:style-name="T7">b</text:span><text:span text:style-name="T7">j</text:span><text:span text:style-name="T7">e</text:span><text:span text:style-name="T7">c</text:span><text:span text:style-name="T7">t</text:span><text:span text:style-name="T7">s</text:span><text:span text:style-name="T7">,</text:span><text:span text:style-name="T7"> </text:span><text:span text:style-name="T7">.</text:span><text:span text:style-name="T7">.</text:span><text:span text:style-name="T7">.</text:span></text:p>
                    <text:p text:style-name="P7"><text:span text:style-name="T7"/></text:p>
                  </text:list-item>
                </text:list>
              </text:list-item>
            </text:list>
            <text:p text:style-name="P7"><text:span text:style-name="T19">P</text:span><text:span text:style-name="T19">o</text:span><text:span text:style-name="T19">s</text:span><text:span text:style-name="T19">s</text:span><text:span text:style-name="T19">i</text:span><text:span text:style-name="T19">b</text:span><text:span text:style-name="T19">il</text:span><text:span text:style-name="T19">it</text:span><text:span text:style-name="T19">y </text:span><text:span text:style-name="T19">t</text:span><text:span text:style-name="T19">o </text:span><text:span text:style-name="T19">p</text:span><text:span text:style-name="T19">r</text:span><text:span text:style-name="T19">o</text:span><text:span text:style-name="T19">v</text:span><text:span text:style-name="T19">i</text:span><text:span text:style-name="T19">d</text:span><text:span text:style-name="T19">e </text:span><text:span text:style-name="T19">s</text:span><text:span text:style-name="T19">p</text:span><text:span text:style-name="T19">e</text:span><text:span text:style-name="T19">c</text:span><text:span text:style-name="T19">if</text:span><text:span text:style-name="T19">i</text:span><text:span text:style-name="T19">c </text:span><text:span text:style-name="T19">i</text:span><text:span text:style-name="T19">m</text:span><text:span text:style-name="T19">p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a</text:span><text:span text:style-name="T19">ti</text:span><text:span text:style-name="T19">o</text:span><text:span text:style-name="T19">n</text:span><text:span text:style-name="T19">s</text:span></text:p>
            <text:list text:continue-numbering="true" text:style-name="L1">
              <text:list-item>
                <text:list>
                  <text:list-item>
                    <text:p text:style-name="P7"><text:span text:style-name="T7">F</text:span><text:span text:style-name="T7">o</text:span><text:span text:style-name="T7">r</text:span><text:span text:style-name="T7"> </text:span><text:span text:style-name="T7">c</text:span><text:span text:style-name="T7">u</text:span><text:span text:style-name="T7">s</text:span><text:span text:style-name="T7">t</text:span><text:span text:style-name="T7">o</text:span><text:span text:style-name="T7">m</text:span><text:span text:style-name="T7"> </text:span><text:span text:style-name="T7">t</text:span><text:span text:style-name="T7">y</text:span><text:span text:style-name="T7">p</text:span><text:span text:style-name="T7">e</text:span><text:span text:style-name="T7">s</text:span></text:p>
                  </text:list-item>
                  <text:list-item>
                    <text:p text:style-name="P7"><text:span text:style-name="T7">N</text:span><text:span text:style-name="T7">e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n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Two kinds of <text:s/>data sp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6" draw:layer="layout" svg:width="26.669cm" svg:height="15.504cm" svg:x="1.071cm" svg:y="3.078cm">
          <draw:text-box>
            <text:p><text:span text:style-name="T19">S</text:span><text:span text:style-name="T19">p</text:span><text:span text:style-name="T19">li</text:span><text:span text:style-name="T19">t </text:span><text:span text:style-name="T19">t</text:span><text:span text:style-name="T19">h</text:span><text:span text:style-name="T19">a</text:span><text:span text:style-name="T19">t </text:span><text:span text:style-name="T19">c</text:span><text:span text:style-name="T19">a</text:span><text:span text:style-name="T19">n </text:span><text:span text:style-name="T19">b</text:span><text:span text:style-name="T19">e </text:span><text:span text:style-name="T19">c</text:span><text:span text:style-name="T19">o</text:span><text:span text:style-name="T19">m</text:span><text:span text:style-name="T19">p</text:span><text:span text:style-name="T19">u</text:span><text:span text:style-name="T19">t</text:span><text:span text:style-name="T19">e</text:span><text:span text:style-name="T19">d </text:span><text:span text:style-name="T19">b</text:span><text:span text:style-name="T19">y </text:span><text:span text:style-name="T19">a </text:span><text:span text:style-name="T19">t</text:span><text:span text:style-name="T19">a</text:span><text:span text:style-name="T19">s</text:span><text:span text:style-name="T19">k</text:span><text:span text:style-name="T19">l</text:span><text:span text:style-name="T19">e</text:span><text:span text:style-name="T19">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39">E</text:span><text:span text:style-name="T39">x</text:span><text:span text:style-name="T39">a</text:span><text:span text:style-name="T39">m</text:span><text:span text:style-name="T39">p</text:span><text:span text:style-name="T39">l</text:span><text:span text:style-name="T39">e</text:span><text:span text:style-name="T7">:</text:span><text:span text:style-name="T7"> </text:span><text:span text:style-name="T7">a</text:span><text:span text:style-name="T7">n</text:span><text:span text:style-name="T7"> 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text:span text:style-name="T7"> </text:span><text:span text:style-name="T7">r</text:span><text:span text:style-name="T7">a</text:span><text:span text:style-name="T7">n</text:span><text:span text:style-name="T7">g</text:span><text:span text:style-name="T7">e</text:span></text:p>
                      </text:list-item>
                      <text:list-item>
                        <text:p text:style-name="P7"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b</text:span><text:span text:style-name="T7">r</text:span><text:span text:style-name="T7">o</text:span><text:span text:style-name="T7">a</text:span><text:span text:style-name="T7">d</text:span><text:span text:style-name="T7">c</text:span><text:span text:style-name="T7">a</text:span><text:span text:style-name="T7">s</text:span><text:span text:style-name="T7">t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a</text:span><text:span text:style-name="T7">l</text:span><text:span text:style-name="T7">l</text:span><text:span text:style-name="T7"> </text:span><text:span text:style-name="T7">D</text:span><text:span text:style-name="T7">P</text:span><text:span text:style-name="T7">U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n</text:span><text:span text:style-name="T7"> </text:span><text:span text:style-name="T7">s</text:span><text:span text:style-name="T7">p</text:span><text:span text:style-name="T7">l</text:span><text:span text:style-name="T7">i</text:span><text:span text:style-name="T7">t</text:span><text:span text:style-name="T7"> </text:span><text:span text:style-name="T7">b</text:span><text:span text:style-name="T7">y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t</text:span><text:span text:style-name="T7">a</text:span><text:span text:style-name="T7">s</text:span><text:span text:style-name="T7">k</text:span><text:span text:style-name="T7">l</text:span><text:span text:style-name="T7">e</text:span><text:span text:style-name="T7">t</text:span><text:span text:style-name="T7"><text:line-break/>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p text:style-name="P46"><text:span text:style-name="T19">S</text:span><text:span text:style-name="T19">p</text:span><text:span text:style-name="T19">li</text:span><text:span text:style-name="T19">t </text:span><text:span text:style-name="T19">t</text:span><text:span text:style-name="T19">h</text:span><text:span text:style-name="T19">a</text:span><text:span text:style-name="T19">t </text:span><text:span text:style-name="T19">c</text:span><text:span text:style-name="T19">a</text:span><text:span text:style-name="T19">n </text:span><text:span text:style-name="T40">n</text:span><text:span text:style-name="T40">o</text:span><text:span text:style-name="T40">t</text:span><text:span text:style-name="T19"> </text:span><text:span text:style-name="T19">b</text:span><text:span text:style-name="T19">e </text:span><text:span text:style-name="T19">c</text:span><text:span text:style-name="T19">o</text:span><text:span text:style-name="T19">m</text:span><text:span text:style-name="T19">p</text:span><text:span text:style-name="T19">u</text:span><text:span text:style-name="T19">t</text:span><text:span text:style-name="T19">e</text:span><text:span text:style-name="T19">d </text:span><text:span text:style-name="T19">b</text:span><text:span text:style-name="T19">y </text:span><text:span text:style-name="T19">a </text:span><text:span text:style-name="T19">t</text:span><text:span text:style-name="T19">a</text:span><text:span text:style-name="T19">s</text:span><text:span text:style-name="T19">k</text:span><text:span text:style-name="T19">l</text:span><text:span text:style-name="T19">e</text:span><text:span text:style-name="T19">t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7"><text:span text:style-name="T39">E</text:span><text:span text:style-name="T39">x</text:span><text:span text:style-name="T39">a</text:span><text:span text:style-name="T39">m</text:span><text:span text:style-name="T39">p</text:span><text:span text:style-name="T39">l</text:span><text:span text:style-name="T39">e</text:span><text:span text:style-name="T7">:</text:span><text:span text:style-name="T7"> </text:span><text:span text:style-name="T7">a</text:span><text:span text:style-name="T7"> </text:span><text:span text:style-name="T7">v</text:span><text:span text:style-name="T7">e</text:span><text:span text:style-name="T7">c</text:span><text:span text:style-name="T7">t</text:span><text:span text:style-name="T7">o</text:span><text:span text:style-name="T7">r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text:span text:style-name="T7">s</text:span></text:p>
                      </text:list-item>
                      <text:list-item>
                        <text:p text:style-name="P7"><text:span text:style-name="T7">E</text:span><text:span text:style-name="T7">a</text:span><text:span text:style-name="T7">c</text:span><text:span text:style-name="T7">h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 </text:span><text:span text:style-name="T7">p</text:span><text:span text:style-name="T7">a</text:span><text:span text:style-name="T7">r</text:span><text:span text:style-name="T7">t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 </text:span><text:span text:style-name="T7">d</text:span><text:span text:style-name="T7">a</text:span><text:span text:style-name="T7">t</text:span><text:span text:style-name="T7">a</text:span><text:span text:style-name="T7"> </text:span><text:span text:style-name="T7">i</text:span><text:span text:style-name="T7">s</text:span><text:span text:style-name="T7"> </text:span><text:span text:style-name="T7">b</text:span><text:span text:style-name="T7">r</text:span><text:span text:style-name="T7">o</text:span><text:span text:style-name="T7">a</text:span><text:span text:style-name="T7">d</text:span><text:span text:style-name="T7">c</text:span><text:span text:style-name="T7">a</text:span><text:span text:style-name="T7">s</text:span><text:span text:style-name="T7">t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D</text:span><text:span text:style-name="T7">P</text:span><text:span text:style-name="T7">U</text:span></text:p>
                      </text:list-item>
                    </text:list>
                    <text:p text:style-name="P7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Other snipp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49" draw:layer="layout" svg:width="22.225cm" svg:height="8.022cm" svg:x="3.97cm" svg:y="12.563cm">
          <draw:text-box>
            <text:p text:style-name="P47"><text:span text:style-name="T26">int </text:span><text:span text:style-name="T26">mai</text:span><text:span text:style-name="T26">n </text:span><text:span text:style-name="T26">(in</text:span><text:span text:style-name="T26">t </text:span><text:span text:style-name="T26">arg</text:span><text:span text:style-name="T26">c, </text:span><text:span text:style-name="T26">cha</text:span><text:span text:style-name="T26">r** </text:span><text:span text:style-name="T26">arg</text:span><text:span text:style-name="T26">v)</text:span></text:p>
            <text:p text:style-name="P47"><text:span text:style-name="T26">{</text:span></text:p>
            <text:p text:style-name="P48"><text:span text:style-name="T41"><text:s text:c="4"/></text:span><text:span text:style-name="T41">// </text:span><text:span text:style-name="T41">We </text:span><text:span text:style-name="T41">pre</text:span><text:span text:style-name="T41">par</text:span><text:span text:style-name="T41">e </text:span><text:span text:style-name="T41">som</text:span><text:span text:style-name="T41">e </text:span><text:span text:style-name="T41">dat</text:span><text:span text:style-name="T41">a</text:span></text:p>
            <text:p text:style-name="P47"><text:span text:style-name="T26"><text:s text:c="4"/></text:span><text:span text:style-name="T26">vec</text:span><text:span text:style-name="T26">tor</text:span><text:span text:style-name="T26">&lt;ui</text:span><text:span text:style-name="T26">nt8</text:span><text:span text:style-name="T26">_t&gt; </text:span><text:span text:style-name="T26">dat</text:span><text:span text:style-name="T26">a </text:span><text:span text:style-name="T26">(10</text:span><text:span text:style-name="T26">24*</text:span><text:span text:style-name="T26">102</text:span><text:span text:style-name="T26">4*1</text:span><text:span text:style-name="T26">024</text:span><text:span text:style-name="T26">);</text:span></text:p>
            <text:p text:style-name="P47"><text:span text:style-name="T26"/></text:p>
            <text:p text:style-name="P47"><text:span text:style-name="T41"><text:s text:c="4"/></text:span><text:span text:style-name="T41">// </text:span><text:span text:style-name="T41">our </text:span><text:span text:style-name="T41">lau</text:span><text:span text:style-name="T41">nch</text:span><text:span text:style-name="T41">er</text:span></text:p>
            <text:p text:style-name="P47"><text:span text:style-name="T26"><text:s text:c="4"/></text:span><text:span text:style-name="T26">Lau</text:span><text:span text:style-name="T26">nch</text:span><text:span text:style-name="T26">er&lt;</text:span><text:span text:style-name="T26">Arc</text:span><text:span text:style-name="T26">hUp</text:span><text:span text:style-name="T26">mem</text:span><text:span text:style-name="T26">&gt; </text:span><text:span text:style-name="T26">lau</text:span><text:span text:style-name="T26">nch</text:span><text:span text:style-name="T26">er </text:span><text:span text:style-name="T26">(Ar</text:span><text:span text:style-name="T26">chU</text:span><text:span text:style-name="T26">pme</text:span><text:span text:style-name="T26">m::</text:span><text:span text:style-name="T26">Ran</text:span><text:span text:style-name="T26">k(1</text:span><text:span text:style-name="T26">));</text:span></text:p>
            <text:p text:style-name="P47"><text:span text:style-name="T26"/></text:p>
            <text:p text:style-name="P47"><text:span text:style-name="T41"><text:s text:c="4"/></text:span><text:span text:style-name="T41">// </text:span><text:span text:style-name="T41">lau</text:span><text:span text:style-name="T41">nch </text:span><text:span text:style-name="T41">the </text:span><text:span text:style-name="T41">exe</text:span><text:span text:style-name="T41">cut</text:span><text:span text:style-name="T41">ion </text:span><text:span text:style-name="T41">of </text:span><text:span text:style-name="T41">our </text:span><text:span text:style-name="T41">alg</text:span><text:span text:style-name="T41">ori</text:span><text:span text:style-name="T41">thm</text:span></text:p>
            <text:p text:style-name="P47"><text:span text:style-name="T26"><text:s text:c="4"/></text:span><text:span text:style-name="T26">uin</text:span><text:span text:style-name="T26">t32</text:span><text:span text:style-name="T26">_t </text:span><text:span text:style-name="T26">res</text:span><text:span text:style-name="T26">ult </text:span><text:span text:style-name="T26">= </text:span><text:span text:style-name="T26">lau</text:span><text:span text:style-name="T26">nch</text:span><text:span text:style-name="T26">er.</text:span><text:span text:style-name="T26">run </text:span><text:span text:style-name="T26">&lt;Ch</text:span><text:span text:style-name="T26">eck</text:span><text:span text:style-name="T26">sum</text:span><text:span text:style-name="T26">&gt; (</text:span></text:p>
            <text:p text:style-name="P47"><text:span text:style-name="T26"><text:s text:c="4"/></text:span><text:span text:style-name="T26"><text:s text:c="3"/></text:span><text:span text:style-name="T26">spl</text:span><text:span text:style-name="T26">it&lt;</text:span><text:span text:style-name="T26">Arc</text:span><text:span text:style-name="T26">hUp</text:span><text:span text:style-name="T26">mem</text:span><text:span text:style-name="T26">::T</text:span><text:span text:style-name="T26">ask</text:span><text:span text:style-name="T26">let</text:span><text:span text:style-name="T26">&gt; </text:span><text:span text:style-name="T26">(da</text:span><text:span text:style-name="T26">ta)</text:span></text:p>
            <text:p text:style-name="P47"><text:span text:style-name="T26"><text:s text:c="4"/></text:span><text:span text:style-name="T26">);</text:span></text:p>
            <text:p text:style-name="P47"><text:span text:style-name="T26">}</text:span></text:p>
          </draw:text-box>
        </draw:frame>
        <draw:frame draw:style-name="gr67" draw:text-style-name="P50" draw:layer="layout" svg:width="22.225cm" svg:height="8.999cm" svg:x="3.971cm" svg:y="3.063cm">
          <draw:text-box>
            <text:p text:style-name="P47"><text:span text:style-name="T26">tem</text:span><text:span text:style-name="T26">pla</text:span><text:span text:style-name="T26">te&lt;</text:span><text:span text:style-name="T26">cla</text:span><text:span text:style-name="T26">ss </text:span><text:span text:style-name="T26">ARC</text:span><text:span text:style-name="T26">H&gt;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3"/></text:span><text:span text:style-name="T26"><text:s text:c="4"/></text:span></text:p>
            <text:p text:style-name="P47"><text:span text:style-name="T26">str</text:span><text:span text:style-name="T26">uct </text:span><text:span text:style-name="T26">Che</text:span><text:span text:style-name="T26">cks</text:span><text:span text:style-name="T26">um</text:span></text:p>
            <text:p text:style-name="P47"><text:span text:style-name="T26">{</text:span></text:p>
            <text:p text:style-name="P47"><text:span text:style-name="T26"><text:s text:c="4"/></text:span><text:span text:style-name="T26">USI</text:span><text:span text:style-name="T26">NG(</text:span><text:span text:style-name="T26">ARC</text:span><text:span text:style-name="T26">H);</text:span></text:p>
            <text:p text:style-name="P47"><text:span text:style-name="T26"/></text:p>
            <text:p text:style-name="P47"><text:span text:style-name="T26"><text:s text:c="4"/></text:span><text:span text:style-name="T26">sta</text:span><text:span text:style-name="T26">tic </text:span><text:span text:style-name="T26">uin</text:span><text:span text:style-name="T26">t32</text:span><text:span text:style-name="T26">_t </text:span><text:span text:style-name="T26">run </text:span><text:span text:style-name="T26">(in</text:span><text:span text:style-name="T26">t </text:span><text:span text:style-name="T26">pui</text:span><text:span text:style-name="T26">d, </text:span><text:span text:style-name="T26">con</text:span><text:span text:style-name="T26">st </text:span><text:span text:style-name="T26">vec</text:span><text:span text:style-name="T26">tor</text:span><text:span text:style-name="T26">&lt;ui</text:span><text:span text:style-name="T26">nt8</text:span><text:span text:style-name="T26">_t&gt;</text:span><text:span text:style-name="T26">&amp; </text:span><text:span text:style-name="T26">dat</text:span><text:span text:style-name="T26">a)</text:span></text:p>
            <text:p text:style-name="P47"><text:span text:style-name="T26"><text:s text:c="4"/></text:span><text:span text:style-name="T26">{</text:span></text:p>
            <text:p text:style-name="P47"><text:span text:style-name="T26"><text:s text:c="4"/></text:span><text:span text:style-name="T26"><text:s text:c="4"/></text:span><text:span text:style-name="T26">uin</text:span><text:span text:style-name="T26">t32</text:span><text:span text:style-name="T26">_t </text:span><text:span text:style-name="T26">res</text:span><text:span text:style-name="T26">ult </text:span><text:span text:style-name="T26">= </text:span><text:span text:style-name="T26">0;</text:span></text:p>
            <text:p text:style-name="P47"><text:span text:style-name="T26"/></text:p>
            <text:p text:style-name="P47"><text:span text:style-name="T26"><text:s text:c="4"/></text:span><text:span text:style-name="T26"><text:s text:c="4"/></text:span><text:span text:style-name="T26">for </text:span><text:span text:style-name="T26">(ui</text:span><text:span text:style-name="T26">nt8</text:span><text:span text:style-name="T26">_t_</text:span><text:span text:style-name="T26">t x </text:span><text:span text:style-name="T26">: </text:span><text:span text:style-name="T26">dat</text:span><text:span text:style-name="T26">a) <text:s/></text:span><text:span text:style-name="T26"><text:s/>{ <text:s/></text:span><text:span text:style-name="T26">res</text:span><text:span text:style-name="T26">ult </text:span><text:span text:style-name="T26">+= </text:span><text:span text:style-name="T26">x; </text:span><text:span text:style-name="T26">}</text:span></text:p>
            <text:p text:style-name="P47"><text:span text:style-name="T26"/></text:p>
            <text:p text:style-name="P47"><text:span text:style-name="T26"><text:s text:c="4"/></text:span><text:span text:style-name="T26"><text:s text:c="4"/></text:span><text:span text:style-name="T26">ret</text:span><text:span text:style-name="T26">urn </text:span><text:span text:style-name="T26">res</text:span><text:span text:style-name="T26">ult</text:span><text:span text:style-name="T26">;</text:span></text:p>
            <text:p text:style-name="P47"><text:span text:style-name="T26"><text:s text:c="4"/></text:span><text:span text:style-name="T26">}</text:span></text:p>
            <text:p text:style-name="P47"><text:span text:style-name="T26"/></text:p>
            <text:p text:style-name="P47"><text:span text:style-name="T26"><text:s text:c="4"/></text:span><text:span text:style-name="T26">sta</text:span><text:span text:style-name="T26">tic </text:span><text:span text:style-name="T26">uin</text:span><text:span text:style-name="T26">t32</text:span><text:span text:style-name="T26">_t </text:span><text:span text:style-name="T26">red</text:span><text:span text:style-name="T26">uce </text:span><text:span text:style-name="T26">(ui</text:span><text:span text:style-name="T26">nt3</text:span><text:span text:style-name="T26">2_t </text:span><text:span text:style-name="T26">a, </text:span><text:span text:style-name="T26">uin</text:span><text:span text:style-name="T26">t32</text:span><text:span text:style-name="T26">_t </text:span><text:span text:style-name="T26">b) <text:s/></text:span><text:span text:style-name="T26">{ r</text:span><text:span text:style-name="T26">etu</text:span><text:span text:style-name="T26">rn </text:span><text:span text:style-name="T26">a+b</text:span><text:span text:style-name="T26">; }</text:span></text:p>
            <text:p text:style-name="P47"><text:span text:style-name="T26">};</text:span></text:p>
          </draw:text-box>
        </draw:frame>
        <draw:frame draw:style-name="gr68" draw:text-style-name="P52" draw:layer="layout" svg:width="1.433cm" svg:height="8.999cm" svg:x="2.54cm" svg:y="3.064cm">
          <draw:text-box>
            <text:p text:style-name="P51"><text:span text:style-name="T42">[ 1</text:span><text:span text:style-name="T42">]</text:span></text:p>
            <text:p text:style-name="P51"><text:span text:style-name="T42">[ 2</text:span><text:span text:style-name="T42">]</text:span></text:p>
            <text:p text:style-name="P51"><text:span text:style-name="T42">[ 3</text:span><text:span text:style-name="T42">]</text:span></text:p>
            <text:p text:style-name="P51"><text:span text:style-name="T42">[ 4</text:span><text:span text:style-name="T42">]</text:span></text:p>
            <text:p text:style-name="P51"><text:span text:style-name="T42">[ 5</text:span><text:span text:style-name="T42">]</text:span></text:p>
            <text:p text:style-name="P51"><text:span text:style-name="T42">[ 6</text:span><text:span text:style-name="T42">]</text:span></text:p>
            <text:p text:style-name="P51"><text:span text:style-name="T42">[ 7</text:span><text:span text:style-name="T42">]</text:span></text:p>
            <text:p text:style-name="P51"><text:span text:style-name="T42">[ 8</text:span><text:span text:style-name="T42">]</text:span></text:p>
            <text:p text:style-name="P51"><text:span text:style-name="T42">[ 9</text:span><text:span text:style-name="T42">]</text:span></text:p>
            <text:p text:style-name="P51"><text:span text:style-name="T42">[10</text:span><text:span text:style-name="T42">]</text:span></text:p>
            <text:p text:style-name="P51"><text:span text:style-name="T42">[11</text:span><text:span text:style-name="T42">]</text:span></text:p>
            <text:p text:style-name="P51"><text:span text:style-name="T42">[12</text:span><text:span text:style-name="T42">]</text:span></text:p>
            <text:p text:style-name="P51"><text:span text:style-name="T42">[13</text:span><text:span text:style-name="T42">]</text:span></text:p>
            <text:p text:style-name="P51"><text:span text:style-name="T42">[14</text:span><text:span text:style-name="T42">]</text:span></text:p>
            <text:p text:style-name="P51"><text:span text:style-name="T42">[15</text:span><text:span text:style-name="T42">]</text:span></text:p>
            <text:p text:style-name="P51"><text:span text:style-name="T42">[16</text:span><text:span text:style-name="T42">]</text:span></text:p>
          </draw:text-box>
        </draw:frame>
        <draw:frame draw:style-name="gr69" draw:text-style-name="P52" draw:layer="layout" svg:width="1.434cm" svg:height="8.022cm" svg:x="2.54cm" svg:y="12.563cm">
          <draw:text-box>
            <text:p text:style-name="P51"><text:span text:style-name="T42">[ 1</text:span><text:span text:style-name="T42">]</text:span></text:p>
            <text:p text:style-name="P51"><text:span text:style-name="T42">[ 2</text:span><text:span text:style-name="T42">]</text:span></text:p>
            <text:p text:style-name="P51"><text:span text:style-name="T42">[ 3</text:span><text:span text:style-name="T42">]</text:span></text:p>
            <text:p text:style-name="P51"><text:span text:style-name="T42">[ 4</text:span><text:span text:style-name="T42">]</text:span></text:p>
            <text:p text:style-name="P51"><text:span text:style-name="T42">[ 5</text:span><text:span text:style-name="T42">]</text:span></text:p>
            <text:p text:style-name="P51"><text:span text:style-name="T42">[ 6</text:span><text:span text:style-name="T42">]</text:span></text:p>
            <text:p text:style-name="P51"><text:span text:style-name="T42">[ 7</text:span><text:span text:style-name="T42">]</text:span></text:p>
            <text:p text:style-name="P51"><text:span text:style-name="T42">[ 8</text:span><text:span text:style-name="T42">]</text:span></text:p>
            <text:p text:style-name="P51"><text:span text:style-name="T42">[ 9</text:span><text:span text:style-name="T42">]</text:span></text:p>
            <text:p text:style-name="P51"><text:span text:style-name="T42">[10</text:span><text:span text:style-name="T42">]</text:span></text:p>
            <text:p text:style-name="P51"><text:span text:style-name="T42">[11</text:span><text:span text:style-name="T42">]</text:span></text:p>
            <text:p text:style-name="P51"><text:span text:style-name="T42">[12</text:span><text:span text:style-name="T42">]</text:span></text:p>
            <text:p text:style-name="P51"><text:span text:style-name="T42">[13</text:span><text:span text:style-name="T42">]</text:span></text:p>
            <text:p text:style-name="P51"><text:span text:style-name="T42"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Other snipp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49" draw:layer="layout" svg:width="22.225cm" svg:height="8.022cm" svg:x="3.97cm" svg:y="12.563cm">
          <draw:text-box>
            <text:p text:style-name="P33"><text:span text:style-name="T26">int </text:span><text:span text:style-name="T26">mai</text:span><text:span text:style-name="T26">n </text:span><text:span text:style-name="T26">(in</text:span><text:span text:style-name="T26">t </text:span><text:span text:style-name="T26">arg</text:span><text:span text:style-name="T26">c, </text:span><text:span text:style-name="T26">cha</text:span><text:span text:style-name="T26">r** </text:span><text:span text:style-name="T26">arg</text:span><text:span text:style-name="T26">v)</text:span></text:p>
            <text:p text:style-name="P33"><text:span text:style-name="T26">{</text:span></text:p>
            <text:p text:style-name="P53"><text:span text:style-name="T41"><text:s text:c="4"/></text:span><text:span text:style-name="T41">// </text:span><text:span text:style-name="T41">We </text:span><text:span text:style-name="T41">ope</text:span><text:span text:style-name="T41">n </text:span><text:span text:style-name="T41">som</text:span><text:span text:style-name="T41">e </text:span><text:span text:style-name="T41">ref</text:span><text:span text:style-name="T41">ere</text:span><text:span text:style-name="T41">nce </text:span><text:span text:style-name="T41">dat</text:span><text:span text:style-name="T41">aba</text:span><text:span text:style-name="T41">se</text:span></text:p>
            <text:p text:style-name="P33"><text:span text:style-name="T26"><text:s text:c="4"/></text:span><text:span text:style-name="T43">dat</text:span><text:span text:style-name="T43">aba</text:span><text:span text:style-name="T43">se_</text:span><text:span text:style-name="T43">t</text:span><text:span text:style-name="T26"> </text:span><text:span text:style-name="T26">dbR</text:span><text:span text:style-name="T26">ef </text:span><text:span text:style-name="T26">(“r</text:span><text:span text:style-name="T26">efs</text:span><text:span text:style-name="T26">eq.</text:span><text:span text:style-name="T26">fa”</text:span><text:span text:style-name="T26">);</text:span></text:p>
            <text:p text:style-name="P33"><text:span text:style-name="T26"/></text:p>
            <text:p text:style-name="P32"><text:span text:style-name="T41"><text:s text:c="4"/></text:span><text:span text:style-name="T41">// </text:span><text:span text:style-name="T41">We </text:span><text:span text:style-name="T41">ope</text:span><text:span text:style-name="T41">n </text:span><text:span text:style-name="T41">som</text:span><text:span text:style-name="T41">e </text:span><text:span text:style-name="T41">que</text:span><text:span text:style-name="T41">rie</text:span><text:span text:style-name="T41">s </text:span><text:span text:style-name="T41">dat</text:span><text:span text:style-name="T41">aba</text:span><text:span text:style-name="T41">se</text:span></text:p>
            <text:p text:style-name="P32"><text:span text:style-name="T26"><text:s text:c="4"/></text:span><text:span text:style-name="T43">dat</text:span><text:span text:style-name="T43">aba</text:span><text:span text:style-name="T43">se_</text:span><text:span text:style-name="T43">t</text:span><text:span text:style-name="T26"> </text:span><text:span text:style-name="T26">dbQ</text:span><text:span text:style-name="T26">ry </text:span><text:span text:style-name="T26">(“q</text:span><text:span text:style-name="T26">uer</text:span><text:span text:style-name="T26">ies</text:span><text:span text:style-name="T26">.fa</text:span><text:span text:style-name="T26">”);</text:span></text:p>
            <text:p text:style-name="P32"><text:span text:style-name="T26"/></text:p>
            <text:p text:style-name="P32"><text:span text:style-name="T41"><text:s text:c="4"/></text:span><text:span text:style-name="T41">// </text:span><text:span text:style-name="T41">our </text:span><text:span text:style-name="T41">lau</text:span><text:span text:style-name="T41">nch</text:span><text:span text:style-name="T41">er</text:span></text:p>
            <text:p text:style-name="P32"><text:span text:style-name="T26"><text:s text:c="4"/></text:span><text:span text:style-name="T26">Lau</text:span><text:span text:style-name="T26">nch</text:span><text:span text:style-name="T26">er&lt;</text:span><text:span text:style-name="T26">Arc</text:span><text:span text:style-name="T26">hUp</text:span><text:span text:style-name="T26">mem</text:span><text:span text:style-name="T26">&gt; </text:span><text:span text:style-name="T26">lau</text:span><text:span text:style-name="T26">nch</text:span><text:span text:style-name="T26">er </text:span><text:span text:style-name="T26">(Ar</text:span><text:span text:style-name="T26">chU</text:span><text:span text:style-name="T26">pme</text:span><text:span text:style-name="T26">m::</text:span><text:span text:style-name="T26">Ran</text:span><text:span text:style-name="T26">k(2</text:span><text:span text:style-name="T26">0))</text:span><text:span text:style-name="T26">;</text:span></text:p>
            <text:p text:style-name="P32"><text:span text:style-name="T26"/></text:p>
            <text:p text:style-name="P32"><text:span text:style-name="T41"><text:s text:c="4"/></text:span><text:span text:style-name="T41">// </text:span><text:span text:style-name="T41">lau</text:span><text:span text:style-name="T41">nch </text:span><text:span text:style-name="T41">the </text:span><text:span text:style-name="T41">exe</text:span><text:span text:style-name="T41">cut</text:span><text:span text:style-name="T41">ion </text:span><text:span text:style-name="T41">of </text:span><text:span text:style-name="T41">our </text:span><text:span text:style-name="T41">alg</text:span><text:span text:style-name="T41">ori</text:span><text:span text:style-name="T41">thm</text:span></text:p>
            <text:p text:style-name="P33"><text:span text:style-name="T26"><text:s text:c="4"/></text:span><text:span text:style-name="T26">aut</text:span><text:span text:style-name="T26">o </text:span><text:span text:style-name="T26">res</text:span><text:span text:style-name="T26">ult</text:span><text:span text:style-name="T26">s = </text:span><text:span text:style-name="T26">lau</text:span><text:span text:style-name="T26">nch</text:span><text:span text:style-name="T26">er.</text:span><text:span text:style-name="T26">run </text:span><text:span text:style-name="T26">&lt;</text:span><text:span text:style-name="T43">My</text:span><text:span text:style-name="T43">Alg</text:span><text:span text:style-name="T43">ori</text:span><text:span text:style-name="T43">thm</text:span><text:span text:style-name="T26">&gt; (</text:span></text:p>
            <text:p text:style-name="P33"><text:span text:style-name="T26"><text:s text:c="4"/></text:span><text:span text:style-name="T26"><text:s text:c="3"/></text:span><text:span text:style-name="T26">spl</text:span><text:span text:style-name="T26">it&lt;</text:span><text:span text:style-name="T26">Arc</text:span><text:span text:style-name="T26">hUp</text:span><text:span text:style-name="T26">mem</text:span><text:span text:style-name="T26">::T</text:span><text:span text:style-name="T26">ask</text:span><text:span text:style-name="T26">let</text:span><text:span text:style-name="T26">&gt; </text:span><text:span text:style-name="T26">(db</text:span><text:span text:style-name="T26">Ref</text:span><text:span text:style-name="T26">),</text:span></text:p>
            <text:p text:style-name="P33"><text:span text:style-name="T26"><text:s text:c="4"/></text:span><text:span text:style-name="T26"><text:s text:c="3"/></text:span><text:span text:style-name="T26">dbQ</text:span><text:span text:style-name="T26">ry</text:span></text:p>
            <text:p text:style-name="P33"><text:span text:style-name="T26"><text:s text:c="4"/></text:span><text:span text:style-name="T26">);</text:span></text:p>
            <text:p text:style-name="P33"><text:span text:style-name="T26">}</text:span></text:p>
          </draw:text-box>
        </draw:frame>
        <draw:frame draw:style-name="gr70" draw:text-style-name="P50" draw:layer="layout" svg:width="22.225cm" svg:height="8.858cm" svg:x="3.971cm" svg:y="3.063cm">
          <draw:text-box>
            <text:p text:style-name="P32"><text:span text:style-name="T26">tem</text:span><text:span text:style-name="T26">pla</text:span><text:span text:style-name="T26">te&lt;</text:span><text:span text:style-name="T26">cla</text:span><text:span text:style-name="T26">ss </text:span><text:span text:style-name="T26">ARC</text:span><text:span text:style-name="T26">H&gt;</text:span><text:span text:style-name="T26"><text:tab/></text:span><text:span text:style-name="T26"><text:tab/></text:span><text:span text:style-name="T26"><text:tab/></text:span><text:span text:style-name="T26"><text:tab/></text:span><text:span text:style-name="T26"> <text:s text:c="3"/></text:span><text:span text:style-name="T26"><text:s text:c="4"/></text:span></text:p>
            <text:p text:style-name="P32"><text:span text:style-name="T26">str</text:span><text:span text:style-name="T26">uct </text:span><text:span text:style-name="T26">MyA</text:span><text:span text:style-name="T26">lgo</text:span><text:span text:style-name="T26">rit</text:span><text:span text:style-name="T26">hm</text:span></text:p>
            <text:p text:style-name="P33"><text:span text:style-name="T26">{</text:span></text:p>
            <text:p text:style-name="P33"><text:span text:style-name="T26"><text:s text:c="4"/></text:span><text:span text:style-name="T26">USI</text:span><text:span text:style-name="T26">NG(</text:span><text:span text:style-name="T26">ARC</text:span><text:span text:style-name="T26">H);</text:span></text:p>
            <text:p text:style-name="P33"><text:span text:style-name="T26"/></text:p>
            <text:p text:style-name="P33"><text:span text:style-name="T26"><text:s text:c="4"/></text:span><text:span text:style-name="T26">sta</text:span><text:span text:style-name="T26">tic </text:span><text:span text:style-name="T26">int </text:span><text:span text:style-name="T26">run </text:span><text:span text:style-name="T26">(in</text:span><text:span text:style-name="T26">t </text:span><text:span text:style-name="T26">pui</text:span><text:span text:style-name="T26">d, </text:span><text:span text:style-name="T43">dat</text:span><text:span text:style-name="T43">aba</text:span><text:span text:style-name="T43">se_</text:span><text:span text:style-name="T43">t</text:span><text:span text:style-name="T26"> </text:span><text:span text:style-name="T26">dbR</text:span><text:span text:style-name="T26">ef, </text:span><text:span text:style-name="T43">dat</text:span><text:span text:style-name="T43">aba</text:span><text:span text:style-name="T43">se_</text:span><text:span text:style-name="T43">t</text:span><text:span text:style-name="T26"> </text:span><text:span text:style-name="T26">dbQ</text:span><text:span text:style-name="T26">ry)</text:span></text:p>
            <text:p text:style-name="P33"><text:span text:style-name="T26"><text:s text:c="4"/></text:span><text:span text:style-name="T26">{</text:span></text:p>
            <text:p text:style-name="P32"><text:span text:style-name="T26"><text:s text:c="4"/></text:span><text:span text:style-name="T26"><text:s text:c="4"/></text:span><text:span text:style-name="T26">int </text:span><text:span text:style-name="T26">res</text:span><text:span text:style-name="T26">ult </text:span><text:span text:style-name="T26">= </text:span><text:span text:style-name="T26">0;</text:span></text:p>
            <text:p text:style-name="P32"><text:span text:style-name="T26"/></text:p>
            <text:p text:style-name="P33"><text:span text:style-name="T26"><text:s text:c="4"/></text:span><text:span text:style-name="T26"><text:s text:c="4"/></text:span><text:span text:style-name="T26">for </text:span><text:span text:style-name="T26">(se</text:span><text:span text:style-name="T26">que</text:span><text:span text:style-name="T26">nce</text:span><text:span text:style-name="T26">_t </text:span><text:span text:style-name="T26">qry </text:span><text:span text:style-name="T26">: </text:span><text:span text:style-name="T26">dbQ</text:span><text:span text:style-name="T26">ry)</text:span></text:p>
            <text:p text:style-name="P33"><text:span text:style-name="T26"><text:s text:c="4"/></text:span><text:span text:style-name="T26"><text:s text:c="4"/></text:span><text:span text:style-name="T26">{</text:span></text:p>
            <text:p text:style-name="P33"><text:span text:style-name="T26"><text:s text:c="4"/></text:span><text:span text:style-name="T26"><text:s text:c="4"/></text:span><text:span text:style-name="T26"><text:s text:c="4"/></text:span><text:span text:style-name="T26">for </text:span><text:span text:style-name="T26">(se</text:span><text:span text:style-name="T26">que</text:span><text:span text:style-name="T26">nce</text:span><text:span text:style-name="T26">_t </text:span><text:span text:style-name="T26">ref </text:span><text:span text:style-name="T26">: </text:span><text:span text:style-name="T26">dbR</text:span><text:span text:style-name="T26">ef)</text:span></text:p>
            <text:p text:style-name="P33"><text:span text:style-name="T26"><text:s text:c="4"/></text:span><text:span text:style-name="T26"><text:s text:c="4"/></text:span><text:span text:style-name="T26"><text:s text:c="4"/></text:span><text:span text:style-name="T26">{</text:span></text:p>
            <text:p text:style-name="P33"><text:span text:style-name="T26"><text:s text:c="4"/></text:span><text:span text:style-name="T26"><text:s text:c="4"/></text:span><text:span text:style-name="T26"><text:s text:c="4"/></text:span><text:span text:style-name="T26"><text:s text:c="4"/></text:span><text:span text:style-name="T26">res</text:span><text:span text:style-name="T26">ult </text:span><text:span text:style-name="T26">+= </text:span><text:span text:style-name="T26">com</text:span><text:span text:style-name="T26">par</text:span><text:span text:style-name="T26">e </text:span><text:span text:style-name="T26">(re</text:span><text:span text:style-name="T26">f,q</text:span><text:span text:style-name="T26">ry)</text:span><text:span text:style-name="T26">;</text:span></text:p>
            <text:p text:style-name="P33"><text:span text:style-name="T26"><text:s text:c="4"/></text:span><text:span text:style-name="T26"><text:s text:c="4"/></text:span><text:span text:style-name="T26"><text:s text:c="4"/></text:span><text:span text:style-name="T26">}</text:span></text:p>
            <text:p text:style-name="P33"><text:span text:style-name="T26"><text:s text:c="4"/></text:span><text:span text:style-name="T26"><text:s text:c="4"/></text:span><text:span text:style-name="T26">}</text:span></text:p>
            <text:p text:style-name="P33"><text:span text:style-name="T26"><text:s text:c="4"/></text:span><text:span text:style-name="T26"><text:s text:c="4"/></text:span><text:span text:style-name="T26">ret</text:span><text:span text:style-name="T26">urn </text:span><text:span text:style-name="T26">res</text:span><text:span text:style-name="T26">ult</text:span><text:span text:style-name="T26">;</text:span></text:p>
            <text:p text:style-name="P33"><text:span text:style-name="T26"><text:s text:c="4"/></text:span><text:span text:style-name="T26">}</text:span></text:p>
            <text:p text:style-name="P33"><text:span text:style-name="T26">};</text:span></text:p>
          </draw:text-box>
        </draw:frame>
        <draw:frame draw:style-name="gr71" draw:text-style-name="P52" draw:layer="layout" svg:width="1.433cm" svg:height="8.858cm" svg:x="2.54cm" svg:y="3.064cm">
          <draw:text-box>
            <text:p text:style-name="P22"><text:span text:style-name="T42">[ 1</text:span><text:span text:style-name="T42">]</text:span></text:p>
            <text:p text:style-name="P23"><text:span text:style-name="T42">[ 2</text:span><text:span text:style-name="T42">]</text:span></text:p>
            <text:p text:style-name="P23"><text:span text:style-name="T42">[ 3</text:span><text:span text:style-name="T42">]</text:span></text:p>
            <text:p text:style-name="P23"><text:span text:style-name="T42">[ 4</text:span><text:span text:style-name="T42">]</text:span></text:p>
            <text:p text:style-name="P23"><text:span text:style-name="T42">[ 5</text:span><text:span text:style-name="T42">]</text:span></text:p>
            <text:p text:style-name="P23"><text:span text:style-name="T42">[ 6</text:span><text:span text:style-name="T42">]</text:span></text:p>
            <text:p text:style-name="P23"><text:span text:style-name="T42">[ 7</text:span><text:span text:style-name="T42">]</text:span></text:p>
            <text:p text:style-name="P23"><text:span text:style-name="T42">[ 8</text:span><text:span text:style-name="T42">]</text:span></text:p>
            <text:p text:style-name="P23"><text:span text:style-name="T42">[ 9</text:span><text:span text:style-name="T42">]</text:span></text:p>
            <text:p text:style-name="P23"><text:span text:style-name="T42">[10</text:span><text:span text:style-name="T42">]</text:span></text:p>
            <text:p text:style-name="P23"><text:span text:style-name="T42">[11</text:span><text:span text:style-name="T42">]</text:span></text:p>
            <text:p text:style-name="P23"><text:span text:style-name="T42">[12</text:span><text:span text:style-name="T42">]</text:span></text:p>
            <text:p text:style-name="P23"><text:span text:style-name="T42">[13</text:span><text:span text:style-name="T42">]</text:span></text:p>
            <text:p text:style-name="P23"><text:span text:style-name="T42">[14</text:span><text:span text:style-name="T42">]</text:span></text:p>
            <text:p text:style-name="P23"><text:span text:style-name="T42">[15</text:span><text:span text:style-name="T42">]</text:span></text:p>
            <text:p text:style-name="P23"><text:span text:style-name="T42">[16</text:span><text:span text:style-name="T42">]</text:span></text:p>
            <text:p text:style-name="P23"><text:span text:style-name="T42">[17</text:span><text:span text:style-name="T42">]</text:span></text:p>
            <text:p text:style-name="P23"><text:span text:style-name="T42">[18</text:span><text:span text:style-name="T42">]</text:span></text:p>
            <text:p text:style-name="P23"><text:span text:style-name="T42">[19</text:span><text:span text:style-name="T42">]</text:span></text:p>
          </draw:text-box>
        </draw:frame>
        <draw:frame draw:style-name="gr69" draw:text-style-name="P52" draw:layer="layout" svg:width="1.434cm" svg:height="8.022cm" svg:x="2.54cm" svg:y="12.563cm">
          <draw:text-box>
            <text:p text:style-name="P22"><text:span text:style-name="T42">[ 1</text:span><text:span text:style-name="T42">]</text:span></text:p>
            <text:p text:style-name="P23"><text:span text:style-name="T42">[ 2</text:span><text:span text:style-name="T42">]</text:span></text:p>
            <text:p text:style-name="P23"><text:span text:style-name="T42">[ 3</text:span><text:span text:style-name="T42">]</text:span></text:p>
            <text:p text:style-name="P23"><text:span text:style-name="T42">[ 4</text:span><text:span text:style-name="T42">]</text:span></text:p>
            <text:p text:style-name="P23"><text:span text:style-name="T42">[ 5</text:span><text:span text:style-name="T42">]</text:span></text:p>
            <text:p text:style-name="P23"><text:span text:style-name="T42">[ 6</text:span><text:span text:style-name="T42">]</text:span></text:p>
            <text:p text:style-name="P23"><text:span text:style-name="T42">[ 7</text:span><text:span text:style-name="T42">]</text:span></text:p>
            <text:p text:style-name="P23"><text:span text:style-name="T42">[ 8</text:span><text:span text:style-name="T42">]</text:span></text:p>
            <text:p text:style-name="P23"><text:span text:style-name="T42">[ 9</text:span><text:span text:style-name="T42">]</text:span></text:p>
            <text:p text:style-name="P23"><text:span text:style-name="T42">[10</text:span><text:span text:style-name="T42">]</text:span></text:p>
            <text:p text:style-name="P23"><text:span text:style-name="T42">[11</text:span><text:span text:style-name="T42">]</text:span></text:p>
            <text:p text:style-name="P23"><text:span text:style-name="T42">[12</text:span><text:span text:style-name="T42">]</text:span></text:p>
            <text:p text:style-name="P23"><text:span text:style-name="T42">[13</text:span><text:span text:style-name="T42">]</text:span></text:p>
            <text:p text:style-name="P23"><text:span text:style-name="T42">[14</text:span><text:span text:style-name="T42">]</text:span></text:p>
            <text:p text:style-name="P23"><text:span text:style-name="T42">[15</text:span><text:span text:style-name="T42">]</text:span></text:p>
            <text:p text:style-name="P23"><text:span text:style-name="T42">[16</text:span><text:span text:style-name="T42">]</text:span></text:p>
            <text:p text:style-name="P23"><text:span text:style-name="T42">[17</text:span><text:span text:style-name="T42">]</text:span></text:p>
          </draw:text-box>
        </draw:frame>
        <draw:frame draw:style-name="gr72" draw:text-style-name="P54" draw:layer="layout" svg:width="10.97cm" svg:height="0.662cm" svg:x="13.995cm" svg:y="8.127cm">
          <draw:text-box>
            <text:p text:style-name="P12"><text:span text:style-name="T28">eac</text:span><text:span text:style-name="T28">h </text:span><text:span text:style-name="T28">tas</text:span><text:span text:style-name="T28">kle</text:span><text:span text:style-name="T28">t </text:span><text:span text:style-name="T28">wil</text:span><text:span text:style-name="T28">l </text:span><text:span text:style-name="T28">see </text:span><text:span text:style-name="T28">a </text:span><text:span text:style-name="T28">spe</text:span><text:span text:style-name="T28">cif</text:span><text:span text:style-name="T28">ic </text:span><text:span text:style-name="T28">par</text:span><text:span text:style-name="T28">t </text:span><text:span text:style-name="T28">of </text:span><text:span text:style-name="T28">‘db</text:span><text:span text:style-name="T28">Ref</text:span><text:span text:style-name="T28">’</text:span></text:p>
          </draw:text-box>
        </draw:frame>
        <draw:line draw:style-name="gr73" draw:text-style-name="P20" draw:layer="layout" svg:x1="20.685cm" svg:y1="18.833cm" svg:x2="13.97cm" svg:y2="18.833cm">
          <text:p/>
        </draw:line>
        <draw:frame draw:style-name="gr72" draw:text-style-name="P54" draw:layer="layout" svg:width="9.89cm" svg:height="0.662cm" svg:x="15.875cm" svg:y="7.251cm">
          <draw:text-box>
            <text:p text:style-name="P12"><text:span text:style-name="T28">eac</text:span><text:span text:style-name="T28">h </text:span><text:span text:style-name="T28">tas</text:span><text:span text:style-name="T28">kle</text:span><text:span text:style-name="T28">t </text:span><text:span text:style-name="T28">wil</text:span><text:span text:style-name="T28">l </text:span><text:span text:style-name="T28">see </text:span><text:span text:style-name="T28">the </text:span><text:span text:style-name="T28">who</text:span><text:span text:style-name="T28">le </text:span><text:span text:style-name="T28">‘db</text:span><text:span text:style-name="T28">Qry</text:span><text:span text:style-name="T28">’</text:span></text:p>
          </draw:text-box>
        </draw:frame>
        <draw:line draw:style-name="gr74" draw:text-style-name="P20" draw:layer="layout" svg:x1="25.295cm" svg:y1="19.333cm" svg:x2="25.283cm" svg:y2="8.006cm">
          <text:p/>
        </draw:line>
        <draw:line draw:style-name="gr73" draw:text-style-name="P20" draw:layer="layout" svg:x1="25.283cm" svg:y1="19.333cm" svg:x2="7.461cm" svg:y2="19.333cm">
          <text:p/>
        </draw:line>
        <draw:line draw:style-name="gr74" draw:text-style-name="P20" draw:layer="layout" svg:x1="20.685cm" svg:y1="18.833cm" svg:x2="20.685cm" svg:y2="8.827cm">
          <text:p/>
        </draw:lin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6" draw:layer="layout" svg:width="28cm" svg:height="1.905cm" svg:x="0cm" svg:y="0cm">
          <text:p text:style-name="P5"><text:span text:style-name="T5">In a nutshell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26" draw:layer="layout" svg:width="26.669cm" svg:height="15.517cm" svg:x="1.071cm" svg:y="3.078cm">
          <draw:text-box>
            <text:p><text:span text:style-name="T19">L</text:span><text:span text:style-name="T19">a</text:span><text:span text:style-name="T19">u</text:span><text:span text:style-name="T19">n</text:span><text:span text:style-name="T19">c</text:span><text:span text:style-name="T19">h</text:span><text:span text:style-name="T19">e</text:span><text:span text:style-name="T19">r </text:span><text:span text:style-name="T19">c</text:span><text:span text:style-name="T19">o</text:span><text:span text:style-name="T19">n</text:span><text:span text:style-name="T19">fi</text:span><text:span text:style-name="T19">g</text:span><text:span text:style-name="T19">u</text:span><text:span text:style-name="T19">r</text:span><text:span text:style-name="T19">a</text:span><text:span text:style-name="T19">ti</text:span><text:span text:style-name="T19">o</text:span><text:span text:style-name="T19">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7"><text:span text:style-name="T7">D</text:span><text:span text:style-name="T7">e</text:span><text:span text:style-name="T7">f</text:span><text:span text:style-name="T7">i</text:span><text:span text:style-name="T7">n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g</text:span><text:span text:style-name="T7">r</text:span><text:span text:style-name="T7">a</text:span><text:span text:style-name="T7">n</text:span><text:span text:style-name="T7">u</text:span><text:span text:style-name="T7">l</text:span><text:span text:style-name="T7">a</text:span><text:span text:style-name="T7">r</text:span><text:span text:style-name="T7">i</text:span><text:span text:style-name="T7">t</text:span><text:span text:style-name="T7">y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a</text:span><text:span text:style-name="T7">u</text:span><text:span text:style-name="T7">n</text:span><text:span text:style-name="T7">c</text:span><text:span text:style-name="T7">h</text:span><text:span text:style-name="T7">e</text:span><text:span text:style-name="T7">r</text:span><text:span text:style-name="T7"> </text:span><text:span text:style-name="T7">(</text:span><text:span text:style-name="T7">r</text:span><text:span text:style-name="T7">a</text:span><text:span text:style-name="T7">n</text:span><text:span text:style-name="T7">k</text:span><text:span text:style-name="T7"> </text:span><text:span text:style-name="T7">o</text:span><text:span text:style-name="T7">r</text:span><text:span text:style-name="T7"> </text:span><text:span text:style-name="T7">D</text:span><text:span text:style-name="T7">P</text:span><text:span text:style-name="T7">U</text:span><text:span text:style-name="T7">)</text:span></text:p>
                      </text:list-item>
                      <text:list-item>
                        <text:p text:style-name="P7"><text:span text:style-name="T39">E</text:span><text:span text:style-name="T39">x</text:span><text:span text:style-name="T7">:</text:span><text:span text:style-name="T7"> </text:span><text:span text:style-name="T7"><text:tab/>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7"><text:span text:style-name="T44">L</text:span><text:span text:style-name="T44">a</text:span><text:span text:style-name="T44">u</text:span><text:span text:style-name="T44">n</text:span><text:span text:style-name="T44">c</text:span><text:span text:style-name="T44">h</text:span><text:span text:style-name="T44">e</text:span><text:span text:style-name="T44">r</text:span><text:span text:style-name="T44">&lt;</text:span><text:span text:style-name="T44">A</text:span><text:span text:style-name="T44">r</text:span><text:span text:style-name="T44">c</text:span><text:span text:style-name="T44">h</text:span><text:span text:style-name="T44">U</text:span><text:span text:style-name="T44">p</text:span><text:span text:style-name="T44">m</text:span><text:span text:style-name="T44">e</text:span><text:span text:style-name="T44">m</text:span><text:span text:style-name="T44">&gt;</text:span><text:span text:style-name="T44"> </text:span><text:span text:style-name="T44">l</text:span><text:span text:style-name="T44">a</text:span><text:span text:style-name="T44">u</text:span><text:span text:style-name="T44">n</text:span><text:span text:style-name="T44">c</text:span><text:span text:style-name="T44">h</text:span><text:span text:style-name="T44">e</text:span><text:span text:style-name="T44">r</text:span><text:span text:style-name="T44"> </text:span><text:span text:style-name="T44">(</text:span><text:span text:style-name="T44">A</text:span><text:span text:style-name="T44">r</text:span><text:span text:style-name="T44">c</text:span><text:span text:style-name="T44">h</text:span><text:span text:style-name="T44">U</text:span><text:span text:style-name="T44">p</text:span><text:span text:style-name="T44">m</text:span><text:span text:style-name="T44">e</text:span><text:span text:style-name="T44">m</text:span><text:span text:style-name="T44">:</text:span><text:span text:style-name="T44">:</text:span><text:span text:style-name="T44">R</text:span><text:span text:style-name="T44">a</text:span><text:span text:style-name="T44">n</text:span><text:span text:style-name="T44">k</text:span><text:span text:style-name="T44">(</text:span><text:span text:style-name="T44">4</text:span><text:span text:style-name="T44">)</text:span><text:span text:style-name="T44">)</text:span><text:span text:style-name="T44">;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7"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p text:style-name="P46"><text:span text:style-name="T19">‘</text:span><text:span text:style-name="T19">r</text:span><text:span text:style-name="T19">u</text:span><text:span text:style-name="T19">n</text:span><text:span text:style-name="T19">’ </text:span><text:span text:style-name="T19">a</text:span><text:span text:style-name="T19">r</text:span><text:span text:style-name="T19">g</text:span><text:span text:style-name="T19">u</text:span><text:span text:style-name="T19">m</text:span><text:span text:style-name="T19">e</text:span><text:span text:style-name="T19">n</text:span><text:span text:style-name="T19">t</text:span><text:span text:style-name="T19">s </text:span><text:span text:style-name="T19">c</text:span><text:span text:style-name="T19">o</text:span><text:span text:style-name="T19">n</text:span><text:span text:style-name="T19">fi</text:span><text:span text:style-name="T19">g</text:span><text:span text:style-name="T19">u</text:span><text:span text:style-name="T19">r</text:span><text:span text:style-name="T19">a</text:span><text:span text:style-name="T19">ti</text:span><text:span text:style-name="T19">o</text:span><text:span text:style-name="T19">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7"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r</text:span><text:span text:style-name="T7">g</text:span><text:span text:style-name="T7">u</text:span><text:span text:style-name="T7">m</text:span><text:span text:style-name="T7">e</text:span><text:span text:style-name="T7">n</text:span><text:span text:style-name="T7">t</text:span><text:span text:style-name="T7">s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n</text:span><text:span text:style-name="T7">e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b</text:span><text:span text:style-name="T7">e</text:span><text:span text:style-name="T7"> </text:span><text:span text:style-name="T7">s</text:span><text:span text:style-name="T7">p</text:span><text:span text:style-name="T7">l</text:span><text:span text:style-name="T7">i</text:span><text:span text:style-name="T7">t</text:span></text:p>
                      </text:list-item>
                      <text:list-item>
                        <text:p text:style-name="P7"><text:span text:style-name="T39">E</text:span><text:span text:style-name="T39">x</text:span><text:span text:style-name="T7">:</text:span><text:span text:style-name="T7"> </text:span></text:p>
                        <text:list>
                          <text:list-header>
                            <text:p text:style-name="P7"><text:span text:style-name="T44">l</text:span><text:span text:style-name="T44">a</text:span><text:span text:style-name="T44">u</text:span><text:span text:style-name="T44">n</text:span><text:span text:style-name="T44">c</text:span><text:span text:style-name="T44">h</text:span><text:span text:style-name="T44">e</text:span><text:span text:style-name="T44">r</text:span><text:span text:style-name="T44">.</text:span><text:span text:style-name="T44">r</text:span><text:span text:style-name="T44">u</text:span><text:span text:style-name="T44">n</text:span><text:span text:style-name="T44">&lt;</text:span><text:span text:style-name="T44">D</text:span><text:span text:style-name="T44">o</text:span><text:span text:style-name="T44">S</text:span><text:span text:style-name="T44">o</text:span><text:span text:style-name="T44">m</text:span><text:span text:style-name="T44">e</text:span><text:span text:style-name="T44">t</text:span><text:span text:style-name="T44">h</text:span><text:span text:style-name="T44">i</text:span><text:span text:style-name="T44">n</text:span><text:span text:style-name="T44">g</text:span><text:span text:style-name="T44">&gt;</text:span><text:span text:style-name="T44"> </text:span><text:span text:style-name="T44">(</text:span><text:span text:style-name="T44">s</text:span><text:span text:style-name="T44">p</text:span><text:span text:style-name="T44">l</text:span><text:span text:style-name="T44">i</text:span><text:span text:style-name="T44">t</text:span><text:span text:style-name="T44">&lt;</text:span><text:span text:style-name="T44">A</text:span><text:span text:style-name="T44">r</text:span><text:span text:style-name="T44">c</text:span><text:span text:style-name="T44">h</text:span><text:span text:style-name="T44">U</text:span><text:span text:style-name="T44">p</text:span><text:span text:style-name="T44">m</text:span><text:span text:style-name="T44">e</text:span><text:span text:style-name="T44">m</text:span><text:span text:style-name="T44">:</text:span><text:span text:style-name="T44">:</text:span><text:span text:style-name="T44">T</text:span><text:span text:style-name="T44">a</text:span><text:span text:style-name="T44">s</text:span><text:span text:style-name="T44">k</text:span><text:span text:style-name="T44">l</text:span><text:span text:style-name="T44">e</text:span><text:span text:style-name="T44">t</text:span><text:span text:style-name="T44">&gt;</text:span><text:span text:style-name="T44">(</text:span><text:span text:style-name="T44">r</text:span><text:span text:style-name="T44">a</text:span><text:span text:style-name="T44">n</text:span><text:span text:style-name="T44">g</text:span><text:span text:style-name="T44">e</text:span><text:span text:style-name="T44">)</text:span><text:span text:style-name="T44">)</text:span><text:span text:style-name="T44">;</text:span></text:p>
                          </text:list-header>
                        </text:list>
                        <text:p text:style-name="P7"><text:span text:style-name="T7"/></text:p>
                      </text:list-item>
                    </text:list>
                    <text:p text:style-name="P7"><text:span text:style-name="T7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3000 6000" svg:d="M1500 0l1500 3000-1500 3000-1500-300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18:32.975611365</meta:creation-date>
    <dc:date>2023-08-22T14:20:55.609056141</dc:date>
    <meta:editing-duration>P8DT21H11M59S</meta:editing-duration>
    <meta:editing-cycles>496</meta:editing-cycles>
    <meta:generator>LibreOffice/7.4.7.2$Linux_X86_64 LibreOffice_project/40$Build-2</meta:generator>
    <meta:document-statistic meta:object-count="257"/>
  </office:meta>
</office:document-meta>
</file>